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7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8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9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0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7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8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19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0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7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8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29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0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7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8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39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0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7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8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49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0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1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2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3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4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5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T2_56" style:family="text">
      <style:text-properties fo:font-style="italic" style:font-style-asian="italic" style:font-style-complex="italic" fo:font-size="16pt" style:font-size-asian="16pt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6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P7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8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P9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0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P11" style:family="paragraph" style:parent-style-name="Standard">
      <style:paragraph-properties fo:break-before="auto" fo:text-indent="0.499cm" fo:line-height="100%" fo:margin-left="0cm" fo:margin-right="0cm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2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12_1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Standard"/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P18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9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0.499cm" fo:line-height="100%" fo:margin-left="0cm" fo:margin-right="0cm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1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T21_245" style:family="text"/>
    <style:style style:name="T21_246" style:family="text"/>
    <style:style style:name="T21_247" style:family="text"/>
    <style:style style:name="T21_248" style:family="text"/>
    <style:style style:name="T21_249" style:family="text"/>
    <style:style style:name="T21_250" style:family="text"/>
    <style:style style:name="T21_251" style:family="text"/>
    <style:style style:name="T21_252" style:family="text"/>
    <style:style style:name="T21_253" style:family="text"/>
    <style:style style:name="P22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3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T23_245" style:family="text"/>
    <style:style style:name="T23_246" style:family="text"/>
    <style:style style:name="T23_247" style:family="text"/>
    <style:style style:name="T23_248" style:family="text"/>
    <style:style style:name="T23_249" style:family="text"/>
    <style:style style:name="T23_250" style:family="text"/>
    <style:style style:name="T23_251" style:family="text"/>
    <style:style style:name="T23_252" style:family="text"/>
    <style:style style:name="T23_253" style:family="text"/>
    <style:style style:name="T23_254" style:family="text"/>
    <style:style style:name="T23_255" style:family="text"/>
    <style:style style:name="T23_256" style:family="text"/>
    <style:style style:name="T23_257" style:family="text"/>
    <style:style style:name="T23_258" style:family="text"/>
    <style:style style:name="T23_259" style:family="text"/>
    <style:style style:name="T23_260" style:family="text"/>
    <style:style style:name="T23_261" style:family="text"/>
    <style:style style:name="T23_262" style:family="text"/>
    <style:style style:name="T23_263" style:family="text"/>
    <style:style style:name="T23_264" style:family="text"/>
    <style:style style:name="T23_265" style:family="text"/>
    <style:style style:name="T23_266" style:family="text"/>
    <style:style style:name="T23_267" style:family="text"/>
    <style:style style:name="T23_268" style:family="text"/>
    <style:style style:name="T23_269" style:family="text"/>
    <style:style style:name="T23_270" style:family="text"/>
    <style:style style:name="T23_271" style:family="text"/>
    <style:style style:name="T23_272" style:family="text"/>
    <style:style style:name="T23_273" style:family="text"/>
    <style:style style:name="T23_274" style:family="text"/>
    <style:style style:name="T23_275" style:family="text"/>
    <style:style style:name="T23_276" style:family="text"/>
    <style:style style:name="T23_277" style:family="text"/>
    <style:style style:name="T23_278" style:family="text"/>
    <style:style style:name="T23_279" style:family="text"/>
    <style:style style:name="T23_280" style:family="text"/>
    <style:style style:name="T23_281" style:family="text"/>
    <style:style style:name="T23_282" style:family="text"/>
    <style:style style:name="T23_283" style:family="text"/>
    <style:style style:name="T23_284" style:family="text"/>
    <style:style style:name="T23_285" style:family="text"/>
    <style:style style:name="T23_286" style:family="text"/>
    <style:style style:name="T23_287" style:family="text"/>
    <style:style style:name="T23_288" style:family="text"/>
    <style:style style:name="T23_289" style:family="text"/>
    <style:style style:name="T23_290" style:family="text"/>
    <style:style style:name="T23_291" style:family="text"/>
    <style:style style:name="T23_292" style:family="text"/>
    <style:style style:name="T23_293" style:family="text"/>
    <style:style style:name="T23_294" style:family="text"/>
    <style:style style:name="T23_295" style:family="text"/>
    <style:style style:name="T23_296" style:family="text"/>
    <style:style style:name="T23_297" style:family="text"/>
    <style:style style:name="T23_298" style:family="text"/>
    <style:style style:name="T23_299" style:family="text"/>
    <style:style style:name="T23_300" style:family="text"/>
    <style:style style:name="T23_301" style:family="text"/>
    <style:style style:name="T23_302" style:family="text"/>
    <style:style style:name="T23_303" style:family="text"/>
    <style:style style:name="T23_304" style:family="text"/>
    <style:style style:name="T23_305" style:family="text"/>
    <style:style style:name="T23_306" style:family="text"/>
    <style:style style:name="T23_307" style:family="text"/>
    <style:style style:name="T23_308" style:family="text"/>
    <style:style style:name="T23_309" style:family="text"/>
    <style:style style:name="T23_310" style:family="text"/>
    <style:style style:name="T23_311" style:family="text"/>
    <style:style style:name="T23_312" style:family="text"/>
    <style:style style:name="T23_313" style:family="text"/>
    <style:style style:name="T23_314" style:family="text"/>
    <style:style style:name="T23_315" style:family="text"/>
    <style:style style:name="T23_316" style:family="text"/>
    <style:style style:name="T23_317" style:family="text"/>
    <style:style style:name="T23_318" style:family="text"/>
    <style:style style:name="T23_319" style:family="text"/>
    <style:style style:name="T23_320" style:family="text"/>
    <style:style style:name="T23_321" style:family="text"/>
    <style:style style:name="T23_322" style:family="text"/>
    <style:style style:name="T23_323" style:family="text"/>
    <style:style style:name="T23_324" style:family="text"/>
    <style:style style:name="T23_325" style:family="text"/>
    <style:style style:name="T23_326" style:family="text"/>
    <style:style style:name="T23_327" style:family="text"/>
    <style:style style:name="T23_328" style:family="text"/>
    <style:style style:name="T23_329" style:family="text"/>
    <style:style style:name="T23_330" style:family="text"/>
    <style:style style:name="T23_331" style:family="text"/>
    <style:style style:name="T23_332" style:family="text"/>
    <style:style style:name="T23_333" style:family="text"/>
    <style:style style:name="T23_334" style:family="text"/>
    <style:style style:name="T23_335" style:family="text"/>
    <style:style style:name="T23_336" style:family="text"/>
    <style:style style:name="T23_337" style:family="text"/>
    <style:style style:name="T23_338" style:family="text"/>
    <style:style style:name="T23_339" style:family="text"/>
    <style:style style:name="T23_340" style:family="text"/>
    <style:style style:name="T23_341" style:family="text"/>
    <style:style style:name="T23_342" style:family="text"/>
    <style:style style:name="T23_343" style:family="text"/>
    <style:style style:name="T23_344" style:family="text"/>
    <style:style style:name="T23_345" style:family="text"/>
    <style:style style:name="T23_346" style:family="text"/>
    <style:style style:name="T23_347" style:family="text"/>
    <style:style style:name="T23_348" style:family="text"/>
    <style:style style:name="T23_349" style:family="text"/>
    <style:style style:name="T23_350" style:family="text"/>
    <style:style style:name="T23_351" style:family="text"/>
    <style:style style:name="T23_352" style:family="text"/>
    <style:style style:name="T23_353" style:family="text"/>
    <style:style style:name="T23_354" style:family="text"/>
    <style:style style:name="T23_355" style:family="text"/>
    <style:style style:name="T23_356" style:family="text"/>
    <style:style style:name="T23_357" style:family="text"/>
    <style:style style:name="T23_358" style:family="text"/>
    <style:style style:name="T23_359" style:family="text"/>
    <style:style style:name="T23_360" style:family="text"/>
    <style:style style:name="T23_361" style:family="text"/>
    <style:style style:name="T23_362" style:family="text"/>
    <style:style style:name="T23_363" style:family="text"/>
    <style:style style:name="T23_364" style:family="text"/>
    <style:style style:name="T23_365" style:family="text"/>
    <style:style style:name="T23_366" style:family="text"/>
    <style:style style:name="T23_367" style:family="text"/>
    <style:style style:name="T23_368" style:family="text"/>
    <style:style style:name="T23_369" style:family="text"/>
    <style:style style:name="T23_370" style:family="text"/>
    <style:style style:name="T23_371" style:family="text"/>
    <style:style style:name="T23_372" style:family="text"/>
    <style:style style:name="T23_373" style:family="text"/>
    <style:style style:name="T23_374" style:family="text"/>
    <style:style style:name="T23_375" style:family="text"/>
    <style:style style:name="T23_376" style:family="text"/>
    <style:style style:name="T23_377" style:family="text"/>
    <style:style style:name="T23_378" style:family="text"/>
    <style:style style:name="T23_379" style:family="text"/>
    <style:style style:name="T23_380" style:family="text"/>
    <style:style style:name="T23_381" style:family="text"/>
    <style:style style:name="T23_382" style:family="text"/>
    <style:style style:name="T23_383" style:family="text"/>
    <style:style style:name="T23_384" style:family="text"/>
    <style:style style:name="T23_385" style:family="text"/>
    <style:style style:name="T23_386" style:family="text"/>
    <style:style style:name="P24" style:family="paragraph" style:parent-style-name="Standard">
      <style:paragraph-properties fo:break-before="auto" fo:text-indent="0.499cm" fo:line-height="100%" fo:margin-left="0cm" fo:margin-right="0cm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5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P29" style:family="paragraph" style:parent-style-name="Standard">
      <style:paragraph-properties fo:break-before="auto" fo:text-indent="0.499cm" fo:line-height="100%" fo:margin-left="0cm" fo:margin-right="0cm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0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P32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P36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7" style:family="paragraph" style:parent-style-name="Standard">
      <style:paragraph-properties fo:break-before="auto" fo:text-indent="0.499cm" fo:line-height="100%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T37_181" style:family="text"/>
    <style:style style:name="T37_182" style:family="text"/>
    <style:style style:name="T37_183" style:family="text"/>
    <style:style style:name="T37_184" style:family="text"/>
    <style:style style:name="T37_185" style:family="text"/>
    <style:style style:name="T37_186" style:family="text"/>
    <style:style style:name="T37_187" style:family="text"/>
    <style:style style:name="T37_188" style:family="text"/>
    <style:style style:name="T37_189" style:family="text"/>
    <style:style style:name="T37_190" style:family="text"/>
    <style:style style:name="T37_191" style:family="text"/>
    <style:style style:name="T37_192" style:family="text"/>
    <style:style style:name="T37_193" style:family="text"/>
    <style:style style:name="T37_194" style:family="text"/>
    <style:style style:name="T37_195" style:family="text"/>
    <style:style style:name="T37_196" style:family="text"/>
    <style:style style:name="T37_197" style:family="text"/>
    <style:style style:name="T37_198" style:family="text"/>
    <style:style style:name="T37_199" style:family="text"/>
    <style:style style:name="T37_200" style:family="text"/>
    <style:style style:name="T37_201" style:family="text"/>
    <style:style style:name="T37_202" style:family="text"/>
    <style:style style:name="T37_203" style:family="text"/>
    <style:style style:name="T37_204" style:family="text"/>
    <style:style style:name="T37_205" style:family="text"/>
    <style:style style:name="T37_206" style:family="text"/>
    <style:style style:name="T37_207" style:family="text"/>
    <style:style style:name="T37_208" style:family="text"/>
    <style:style style:name="T37_209" style:family="text"/>
    <style:style style:name="T37_210" style:family="text"/>
    <style:style style:name="T37_211" style:family="text"/>
    <style:style style:name="T37_212" style:family="text"/>
    <style:style style:name="T37_213" style:family="text"/>
    <style:style style:name="T37_214" style:family="text"/>
    <style:style style:name="T37_215" style:family="text"/>
    <style:style style:name="T37_216" style:family="text"/>
    <style:style style:name="T37_217" style:family="text"/>
    <style:style style:name="T37_218" style:family="text"/>
    <style:style style:name="P38" style:family="paragraph" style:parent-style-name="Standard">
      <style:paragraph-properties fo:break-before="auto" fo:text-indent="0.499cm" fo:line-height="100%" fo:margin-left="0cm" fo:margin-right="0cm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size="18pt" style:font-size-asian="18pt" style:font-size-complex="1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size="18pt" style:font-size-asian="18pt" style:font-size-complex="18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>
      <style:text-properties fo:color="#1155cc" style:text-underline-style="solid" style:text-underline-color="font-color"/>
    </style:style>
    <style:style style:name="T45_8" style:family="text"/>
    <style:style style:name="T45_9" style:family="text">
      <style:text-properties fo:color="#1155cc" style:text-underline-style="solid" style:text-underline-color="font-color"/>
    </style:style>
    <style:style style:name="T45_10" style:family="text"/>
    <style:style style:name="T45_11" style:family="text">
      <style:text-properties fo:color="#1155cc" style:text-underline-style="solid" style:text-underline-color="font-color"/>
    </style:style>
    <style:style style:name="T45_12" style:family="text"/>
    <style:style style:name="T45_13" style:family="text">
      <style:text-properties fo:color="#1155cc" style:text-underline-style="solid" style:text-underline-color="font-color"/>
    </style:style>
    <style:style style:name="T45_14" style:family="text"/>
    <style:style style:name="T45_15" style:family="text">
      <style:text-properties fo:color="#1155cc" style:text-underline-style="solid" style:text-underline-color="font-color"/>
    </style:style>
    <style:style style:name="T45_16" style:family="text"/>
    <style:style style:name="T45_17" style:family="text">
      <style:text-properties fo:color="#1155cc" style:text-underline-style="solid" style:text-underline-color="font-color"/>
    </style:style>
    <style:style style:name="T45_18" style:family="text"/>
    <style:style style:name="T45_19" style:family="text">
      <style:text-properties fo:color="#1155cc" style:text-underline-style="solid" style:text-underline-color="font-color"/>
    </style:style>
    <style:style style:name="T45_20" style:family="text"/>
    <style:style style:name="T45_21" style:family="text">
      <style:text-properties fo:color="#1155cc" style:text-underline-style="solid" style:text-underline-color="font-color"/>
    </style:style>
    <style:style style:name="T45_22" style:family="text"/>
    <style:style style:name="T45_23" style:family="text">
      <style:text-properties fo:color="#1155cc" style:text-underline-style="solid" style:text-underline-color="font-color"/>
    </style:style>
    <style:style style:name="T45_24" style:family="text"/>
    <style:style style:name="T45_25" style:family="text">
      <style:text-properties fo:color="#1155cc" style:text-underline-style="solid" style:text-underline-color="font-color"/>
    </style:style>
    <style:style style:name="T45_26" style:family="text"/>
    <style:style style:name="T45_27" style:family="text">
      <style:text-properties fo:color="#1155cc" style:text-underline-style="solid" style:text-underline-color="font-color"/>
    </style:style>
    <style:style style:name="T45_28" style:family="text"/>
    <style:style style:name="T45_29" style:family="text">
      <style:text-properties fo:color="#1155cc" style:text-underline-style="solid" style:text-underline-color="font-color"/>
    </style:style>
    <style:style style:name="T45_30" style:family="text"/>
    <style:style style:name="T45_31" style:family="text">
      <style:text-properties fo:color="#1155cc" style:text-underline-style="solid" style:text-underline-color="font-color"/>
    </style:style>
    <style:style style:name="T45_32" style:family="text"/>
    <style:style style:name="T45_33" style:family="text">
      <style:text-properties fo:color="#1155cc" style:text-underline-style="solid" style:text-underline-color="font-color"/>
    </style:style>
    <style:style style:name="T45_34" style:family="text"/>
    <style:style style:name="T45_35" style:family="text">
      <style:text-properties fo:color="#1155cc" style:text-underline-style="solid" style:text-underline-color="font-color"/>
    </style:style>
    <style:style style:name="T45_36" style:family="text"/>
    <style:style style:name="T45_37" style:family="text">
      <style:text-properties fo:color="#1155cc" style:text-underline-style="solid" style:text-underline-color="font-color"/>
    </style:style>
    <style:style style:name="T45_38" style:family="text"/>
    <style:style style:name="T45_39" style:family="text">
      <style:text-properties fo:color="#1155cc" style:text-underline-style="solid" style:text-underline-color="font-color"/>
    </style:style>
    <style:style style:name="T45_40" style:family="text"/>
    <style:style style:name="T45_41" style:family="text">
      <style:text-properties fo:color="#1155cc" style:text-underline-style="solid" style:text-underline-color="font-color"/>
    </style:style>
    <style:style style:name="T45_42" style:family="text"/>
    <style:style style:name="T45_43" style:family="text">
      <style:text-properties fo:color="#1155cc" style:text-underline-style="solid" style:text-underline-color="font-color"/>
    </style:style>
    <style:style style:name="T45_44" style:family="text"/>
    <style:style style:name="T45_45" style:family="text">
      <style:text-properties fo:color="#1155cc" style:text-underline-style="solid" style:text-underline-color="font-color"/>
    </style:style>
    <style:style style:name="T45_46" style:family="text"/>
    <style:style style:name="T45_47" style:family="text">
      <style:text-properties fo:color="#1155cc" style:text-underline-style="solid" style:text-underline-color="font-color"/>
    </style:style>
    <style:style style:name="T45_48" style:family="text"/>
    <style:style style:name="T45_49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>
      <style:text-properties fo:color="#1155cc" style:text-underline-style="solid" style:text-underline-color="font-color"/>
    </style:style>
    <style:style style:name="T47_10" style:family="text"/>
    <style:style style:name="T47_11" style:family="text">
      <style:text-properties fo:color="#1155cc" style:text-underline-style="solid" style:text-underline-color="font-color"/>
    </style:style>
    <style:style style:name="T47_12" style:family="text"/>
    <style:style style:name="T47_13" style:family="text">
      <style:text-properties fo:color="#1155cc" style:text-underline-style="solid" style:text-underline-color="font-color"/>
    </style:style>
    <style:style style:name="T47_14" style:family="text"/>
    <style:style style:name="T47_15" style:family="text">
      <style:text-properties fo:color="#1155cc" style:text-underline-style="solid" style:text-underline-color="font-color"/>
    </style:style>
    <style:style style:name="T47_16" style:family="text"/>
    <style:style style:name="T47_17" style:family="text">
      <style:text-properties fo:color="#1155cc" style:text-underline-style="solid" style:text-underline-color="font-color"/>
    </style:style>
    <style:style style:name="T47_18" style:family="text"/>
    <style:style style:name="T47_19" style:family="text">
      <style:text-properties fo:color="#1155cc" style:text-underline-style="solid" style:text-underline-color="font-color"/>
    </style:style>
    <style:style style:name="T47_20" style:family="text"/>
    <style:style style:name="T47_21" style:family="text">
      <style:text-properties fo:color="#1155cc" style:text-underline-style="solid" style:text-underline-color="font-color"/>
    </style:style>
    <style:style style:name="T47_22" style:family="text"/>
    <style:style style:name="T47_23" style:family="text">
      <style:text-properties fo:color="#1155cc" style:text-underline-style="solid" style:text-underline-color="font-color"/>
    </style:style>
    <style:style style:name="T47_24" style:family="text"/>
    <style:style style:name="T47_25" style:family="text">
      <style:text-properties fo:color="#1155cc" style:text-underline-style="solid" style:text-underline-color="font-color"/>
    </style:style>
    <style:style style:name="T47_26" style:family="text"/>
    <style:style style:name="T47_27" style:family="text">
      <style:text-properties fo:color="#1155cc" style:text-underline-style="solid" style:text-underline-color="font-color"/>
    </style:style>
    <style:style style:name="T47_28" style:family="text"/>
    <style:style style:name="T47_29" style:family="text">
      <style:text-properties fo:color="#1155cc" style:text-underline-style="solid" style:text-underline-color="font-color"/>
    </style:style>
    <style:style style:name="T47_30" style:family="text"/>
    <style:style style:name="T47_31" style:family="text">
      <style:text-properties fo:color="#1155cc" style:text-underline-style="solid" style:text-underline-color="font-color"/>
    </style:style>
    <style:style style:name="T47_32" style:family="text"/>
    <style:style style:name="T47_33" style:family="text">
      <style:text-properties fo:color="#1155cc" style:text-underline-style="solid" style:text-underline-color="font-color"/>
    </style:style>
    <style:style style:name="T47_34" style:family="text"/>
    <style:style style:name="T47_35" style:family="text">
      <style:text-properties fo:color="#1155cc" style:text-underline-style="solid" style:text-underline-color="font-color"/>
    </style:style>
    <style:style style:name="T47_36" style:family="text"/>
    <style:style style:name="T47_37" style:family="text">
      <style:text-properties fo:color="#1155cc" style:text-underline-style="solid" style:text-underline-color="font-color"/>
    </style:style>
    <style:style style:name="T47_38" style:family="text"/>
    <style:style style:name="T47_39" style:family="text">
      <style:text-properties fo:color="#1155cc" style:text-underline-style="solid" style:text-underline-color="font-color"/>
    </style:style>
    <style:style style:name="T47_40" style:family="text"/>
    <style:style style:name="T47_41" style:family="text">
      <style:text-properties fo:color="#1155cc" style:text-underline-style="solid" style:text-underline-color="font-color"/>
    </style:style>
    <style:style style:name="T47_42" style:family="text"/>
    <style:style style:name="T47_43" style:family="text">
      <style:text-properties fo:color="#1155cc" style:text-underline-style="solid" style:text-underline-color="font-color"/>
    </style:style>
    <style:style style:name="T47_44" style:family="text"/>
    <style:style style:name="T47_45" style:family="text">
      <style:text-properties fo:color="#1155cc" style:text-underline-style="solid" style:text-underline-color="font-color"/>
    </style:style>
    <style:style style:name="T47_46" style:family="text"/>
    <style:style style:name="T47_47" style:family="text">
      <style:text-properties fo:color="#1155cc" style:text-underline-style="solid" style:text-underline-color="font-color"/>
    </style:style>
    <style:style style:name="T47_48" style:family="text"/>
    <style:style style:name="T47_49" style:family="text">
      <style:text-properties fo:color="#1155cc" style:text-underline-style="solid" style:text-underline-color="font-color"/>
    </style:style>
    <style:style style:name="T47_50" style:family="text"/>
    <style:style style:name="T47_51" style:family="text">
      <style:text-properties fo:color="#1155cc" style:text-underline-style="solid" style:text-underline-color="font-color"/>
    </style:style>
    <style:style style:name="T47_52" style:family="text"/>
    <style:style style:name="T47_53" style:family="text">
      <style:text-properties fo:color="#1155cc" style:text-underline-style="solid" style:text-underline-color="font-color"/>
    </style:style>
    <style:style style:name="T47_54" style:family="text"/>
    <style:style style:name="T47_55" style:family="text">
      <style:text-properties fo:color="#1155cc" style:text-underline-style="solid" style:text-underline-color="font-color"/>
    </style:style>
    <style:style style:name="T47_56" style:family="text"/>
    <style:style style:name="T47_57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P50" style:family="paragraph" style:parent-style-name="Standard">
      <style:paragraph-properties fo:break-before="auto" fo:text-indent="1.199cm" fo:line-height="100%" style:writing-mode="lr-tb"/>
    </style:style>
    <style:style style:name="T50_1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2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3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4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5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6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7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8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9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10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11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T50_12" style:family="text">
      <style:text-properties fo:font-style="italic" style:font-style-asian="italic" style:font-style-complex="italic" fo:font-size="15pt" style:font-size-asian="15pt" style:font-size-complex="15pt" fo:font-weight="bold" style:font-weight-asian="bold" style:font-weight-complex="bold"/>
    </style:style>
    <style:style style:name="P51" style:family="paragraph" style:parent-style-name="Standard">
      <style:paragraph-properties fo:break-before="auto" fo:text-indent="1.199cm" fo:line-height="100%" style:writing-mode="lr-tb"/>
    </style:style>
    <style:style style:name="T51_1" style:family="text"/>
    <style:style style:name="P52" style:family="paragraph" style:parent-style-name="Standard">
      <style:paragraph-properties fo:break-before="auto" fo:text-indent="2.505cm" fo:line-height="100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text-indent="2.505cm" fo:line-height="100%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T53_21" style:family="text"/>
    <style:style style:name="T53_22" style:family="text">
      <style:text-properties fo:color="#1155cc" style:text-underline-style="solid" style:text-underline-color="font-color"/>
    </style:style>
    <style:style style:name="T53_23" style:family="text"/>
    <style:style style:name="T53_24" style:family="text">
      <style:text-properties fo:color="#1155cc" style:text-underline-style="solid" style:text-underline-color="font-color"/>
    </style:style>
    <style:style style:name="T53_25" style:family="text"/>
    <style:style style:name="T53_26" style:family="text">
      <style:text-properties fo:color="#1155cc" style:text-underline-style="solid" style:text-underline-color="font-color"/>
    </style:style>
    <style:style style:name="T53_27" style:family="text"/>
    <style:style style:name="T53_28" style:family="text">
      <style:text-properties fo:color="#1155cc" style:text-underline-style="solid" style:text-underline-color="font-color"/>
    </style:style>
    <style:style style:name="T53_29" style:family="text"/>
    <style:style style:name="T53_30" style:family="text">
      <style:text-properties fo:color="#1155cc" style:text-underline-style="solid" style:text-underline-color="font-color"/>
    </style:style>
    <style:style style:name="T53_31" style:family="text"/>
    <style:style style:name="T53_32" style:family="text">
      <style:text-properties fo:color="#1155cc" style:text-underline-style="solid" style:text-underline-color="font-color"/>
    </style:style>
    <style:style style:name="T53_33" style:family="text"/>
    <style:style style:name="T53_34" style:family="text">
      <style:text-properties fo:color="#1155cc" style:text-underline-style="solid" style:text-underline-color="font-color"/>
    </style:style>
    <style:style style:name="T53_35" style:family="text"/>
    <style:style style:name="T53_36" style:family="text">
      <style:text-properties fo:color="#1155cc" style:text-underline-style="solid" style:text-underline-color="font-color"/>
    </style:style>
    <style:style style:name="T53_37" style:family="text"/>
    <style:style style:name="T53_38" style:family="text">
      <style:text-properties fo:color="#1155cc" style:text-underline-style="solid" style:text-underline-color="font-color"/>
    </style:style>
    <style:style style:name="T53_39" style:family="text"/>
    <style:style style:name="T53_40" style:family="text">
      <style:text-properties fo:color="#1155cc" style:text-underline-style="solid" style:text-underline-color="font-color"/>
    </style:style>
    <style:style style:name="T53_41" style:family="text"/>
    <style:style style:name="T53_42" style:family="text">
      <style:text-properties fo:color="#1155cc" style:text-underline-style="solid" style:text-underline-color="font-color"/>
    </style:style>
    <style:style style:name="T53_43" style:family="text"/>
    <style:style style:name="T53_44" style:family="text">
      <style:text-properties fo:color="#1155cc" style:text-underline-style="solid" style:text-underline-color="font-color"/>
    </style:style>
    <style:style style:name="T53_45" style:family="text"/>
    <style:style style:name="T53_46" style:family="text">
      <style:text-properties fo:color="#1155cc" style:text-underline-style="solid" style:text-underline-color="font-color"/>
    </style:style>
    <style:style style:name="T53_47" style:family="text"/>
    <style:style style:name="T53_48" style:family="text">
      <style:text-properties fo:color="#1155cc" style:text-underline-style="solid" style:text-underline-color="font-color"/>
    </style:style>
    <style:style style:name="T53_49" style:family="text"/>
    <style:style style:name="T53_50" style:family="text">
      <style:text-properties fo:color="#1155cc" style:text-underline-style="solid" style:text-underline-color="font-color"/>
    </style:style>
    <style:style style:name="T53_51" style:family="text"/>
    <style:style style:name="T53_52" style:family="text">
      <style:text-properties fo:color="#1155cc" style:text-underline-style="solid" style:text-underline-color="font-color"/>
    </style:style>
    <style:style style:name="T53_53" style:family="text"/>
    <style:style style:name="T53_54" style:family="text">
      <style:text-properties fo:color="#1155cc" style:text-underline-style="solid" style:text-underline-color="font-color"/>
    </style:style>
    <style:style style:name="T53_55" style:family="text"/>
    <style:style style:name="T53_56" style:family="text">
      <style:text-properties fo:color="#1155cc" style:text-underline-style="solid" style:text-underline-color="font-color"/>
    </style:style>
    <style:style style:name="T53_57" style:family="text"/>
    <style:style style:name="T53_58" style:family="text">
      <style:text-properties fo:color="#1155cc" style:text-underline-style="solid" style:text-underline-color="font-color"/>
    </style:style>
    <style:style style:name="T53_59" style:family="text"/>
    <style:style style:name="T53_60" style:family="text">
      <style:text-properties fo:color="#1155cc" style:text-underline-style="solid" style:text-underline-color="font-color"/>
    </style:style>
    <style:style style:name="T53_61" style:family="text"/>
    <style:style style:name="T53_62" style:family="text">
      <style:text-properties fo:color="#1155cc" style:text-underline-style="solid" style:text-underline-color="font-color"/>
    </style:style>
    <style:style style:name="T53_63" style:family="text"/>
    <style:style style:name="T53_64" style:family="text">
      <style:text-properties fo:color="#1155cc" style:text-underline-style="solid" style:text-underline-color="font-color"/>
    </style:style>
    <style:style style:name="T53_65" style:family="text"/>
    <style:style style:name="T53_66" style:family="text">
      <style:text-properties fo:color="#1155cc" style:text-underline-style="solid" style:text-underline-color="font-color"/>
    </style:style>
    <style:style style:name="T53_67" style:family="text"/>
    <style:style style:name="T53_68" style:family="text">
      <style:text-properties fo:color="#1155cc" style:text-underline-style="solid" style:text-underline-color="font-color"/>
    </style:style>
    <style:style style:name="T53_69" style:family="text"/>
    <style:style style:name="T53_70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2.505cm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>
      <style:text-properties fo:color="#1155cc" style:text-underline-style="solid" style:text-underline-color="font-color"/>
    </style:style>
    <style:style style:name="T54_8" style:family="text"/>
    <style:style style:name="T54_9" style:family="text">
      <style:text-properties fo:color="#1155cc" style:text-underline-style="solid" style:text-underline-color="font-color"/>
    </style:style>
    <style:style style:name="T54_10" style:family="text"/>
    <style:style style:name="T54_11" style:family="text">
      <style:text-properties fo:color="#1155cc" style:text-underline-style="solid" style:text-underline-color="font-color"/>
    </style:style>
    <style:style style:name="T54_12" style:family="text"/>
    <style:style style:name="T54_13" style:family="text">
      <style:text-properties fo:color="#1155cc" style:text-underline-style="solid" style:text-underline-color="font-color"/>
    </style:style>
    <style:style style:name="T54_14" style:family="text"/>
    <style:style style:name="T54_15" style:family="text">
      <style:text-properties fo:color="#1155cc" style:text-underline-style="solid" style:text-underline-color="font-color"/>
    </style:style>
    <style:style style:name="T54_16" style:family="text"/>
    <style:style style:name="T54_17" style:family="text">
      <style:text-properties fo:color="#1155cc" style:text-underline-style="solid" style:text-underline-color="font-color"/>
    </style:style>
    <style:style style:name="T54_18" style:family="text"/>
    <style:style style:name="T54_19" style:family="text">
      <style:text-properties fo:color="#1155cc" style:text-underline-style="solid" style:text-underline-color="font-color"/>
    </style:style>
    <style:style style:name="T54_20" style:family="text"/>
    <style:style style:name="T54_21" style:family="text">
      <style:text-properties fo:color="#1155cc" style:text-underline-style="solid" style:text-underline-color="font-color"/>
    </style:style>
    <style:style style:name="T54_22" style:family="text"/>
    <style:style style:name="T54_23" style:family="text">
      <style:text-properties fo:color="#1155cc" style:text-underline-style="solid" style:text-underline-color="font-color"/>
    </style:style>
    <style:style style:name="T54_24" style:family="text"/>
    <style:style style:name="T54_25" style:family="text">
      <style:text-properties fo:color="#1155cc" style:text-underline-style="solid" style:text-underline-color="font-color"/>
    </style:style>
    <style:style style:name="T54_26" style:family="text"/>
    <style:style style:name="T54_27" style:family="text">
      <style:text-properties fo:color="#1155cc" style:text-underline-style="solid" style:text-underline-color="font-color"/>
    </style:style>
    <style:style style:name="T54_28" style:family="text"/>
    <style:style style:name="T54_29" style:family="text">
      <style:text-properties fo:color="#1155cc" style:text-underline-style="solid" style:text-underline-color="font-color"/>
    </style:style>
    <style:style style:name="T54_30" style:family="text"/>
    <style:style style:name="T54_31" style:family="text">
      <style:text-properties fo:color="#1155cc" style:text-underline-style="solid" style:text-underline-color="font-color"/>
    </style:style>
    <style:style style:name="T54_32" style:family="text"/>
    <style:style style:name="T54_33" style:family="text">
      <style:text-properties fo:color="#1155cc" style:text-underline-style="solid" style:text-underline-color="font-color"/>
    </style:style>
    <style:style style:name="T54_34" style:family="text"/>
    <style:style style:name="T54_35" style:family="text">
      <style:text-properties fo:color="#1155cc" style:text-underline-style="solid" style:text-underline-color="font-color"/>
    </style:style>
    <style:style style:name="T54_36" style:family="text"/>
    <style:style style:name="T54_37" style:family="text">
      <style:text-properties fo:color="#1155cc" style:text-underline-style="solid" style:text-underline-color="font-color"/>
    </style:style>
    <style:style style:name="T54_38" style:family="text"/>
    <style:style style:name="T54_39" style:family="text">
      <style:text-properties fo:color="#1155cc" style:text-underline-style="solid" style:text-underline-color="font-color"/>
    </style:style>
    <style:style style:name="T54_40" style:family="text"/>
    <style:style style:name="T54_41" style:family="text">
      <style:text-properties fo:color="#1155cc" style:text-underline-style="solid" style:text-underline-color="font-color"/>
    </style:style>
    <style:style style:name="T54_42" style:family="text"/>
    <style:style style:name="T54_43" style:family="text">
      <style:text-properties fo:color="#1155cc" style:text-underline-style="solid" style:text-underline-color="font-color"/>
    </style:style>
    <style:style style:name="T54_44" style:family="text"/>
    <style:style style:name="T54_45" style:family="text">
      <style:text-properties fo:color="#1155cc" style:text-underline-style="solid" style:text-underline-color="font-color"/>
    </style:style>
    <style:style style:name="T54_46" style:family="text"/>
    <style:style style:name="T54_47" style:family="text">
      <style:text-properties fo:color="#1155cc" style:text-underline-style="solid" style:text-underline-color="font-color"/>
    </style:style>
    <style:style style:name="T54_48" style:family="text"/>
    <style:style style:name="T54_49" style:family="text">
      <style:text-properties fo:color="#1155cc" style:text-underline-style="solid" style:text-underline-color="font-color"/>
    </style:style>
    <style:style style:name="T54_50" style:family="text"/>
    <style:style style:name="T54_51" style:family="text">
      <style:text-properties fo:color="#1155cc" style:text-underline-style="solid" style:text-underline-color="font-color"/>
    </style:style>
    <style:style style:name="T54_52" style:family="text"/>
    <style:style style:name="T54_53" style:family="text">
      <style:text-properties fo:color="#1155cc" style:text-underline-style="solid" style:text-underline-color="font-color"/>
    </style:style>
    <style:style style:name="T54_54" style:family="text"/>
    <style:style style:name="T54_55" style:family="text">
      <style:text-properties fo:color="#1155cc" style:text-underline-style="solid" style:text-underline-color="font-color"/>
    </style:style>
    <style:style style:name="T54_56" style:family="text"/>
    <style:style style:name="T54_57" style:family="text">
      <style:text-properties fo:color="#1155cc" style:text-underline-style="solid" style:text-underline-color="font-color"/>
    </style:style>
    <style:style style:name="T54_58" style:family="text"/>
    <style:style style:name="T54_59" style:family="text">
      <style:text-properties fo:color="#1155cc" style:text-underline-style="solid" style:text-underline-color="font-color"/>
    </style:style>
    <style:style style:name="T54_60" style:family="text"/>
    <style:style style:name="T54_61" style:family="text">
      <style:text-properties fo:color="#1155cc" style:text-underline-style="solid" style:text-underline-color="font-color"/>
    </style:style>
    <style:style style:name="T54_62" style:family="text"/>
    <style:style style:name="T54_63" style:family="text">
      <style:text-properties fo:color="#1155cc" style:text-underline-style="solid" style:text-underline-color="font-color"/>
    </style:style>
    <style:style style:name="T54_64" style:family="text"/>
    <style:style style:name="T54_65" style:family="text">
      <style:text-properties fo:color="#1155cc" style:text-underline-style="solid" style:text-underline-color="font-color"/>
    </style:style>
    <style:style style:name="T54_66" style:family="text"/>
    <style:style style:name="T54_67" style:family="text">
      <style:text-properties fo:color="#1155cc" style:text-underline-style="solid" style:text-underline-color="font-color"/>
    </style:style>
    <style:style style:name="T54_68" style:family="text"/>
    <style:style style:name="T54_69" style:family="text">
      <style:text-properties fo:color="#1155cc" style:text-underline-style="solid" style:text-underline-color="font-color"/>
    </style:style>
    <style:style style:name="T54_70" style:family="text"/>
    <style:style style:name="T54_71" style:family="text">
      <style:text-properties fo:color="#1155cc" style:text-underline-style="solid" style:text-underline-color="font-color"/>
    </style:style>
    <style:style style:name="T54_72" style:family="text"/>
    <style:style style:name="T54_73" style:family="text">
      <style:text-properties fo:color="#1155cc" style:text-underline-style="solid" style:text-underline-color="font-color"/>
    </style:style>
    <style:style style:name="T54_74" style:family="text"/>
    <style:style style:name="T54_75" style:family="text">
      <style:text-properties fo:color="#1155cc" style:text-underline-style="solid" style:text-underline-color="font-color"/>
    </style:style>
    <style:style style:name="T54_76" style:family="text"/>
    <style:style style:name="T54_77" style:family="text">
      <style:text-properties fo:color="#1155cc" style:text-underline-style="solid" style:text-underline-color="font-color"/>
    </style:style>
    <style:style style:name="T54_78" style:family="text"/>
    <style:style style:name="T54_79" style:family="text">
      <style:text-properties fo:color="#1155cc" style:text-underline-style="solid" style:text-underline-color="font-color"/>
    </style:style>
    <style:style style:name="T54_80" style:family="text"/>
    <style:style style:name="T54_81" style:family="text">
      <style:text-properties fo:color="#1155cc" style:text-underline-style="solid" style:text-underline-color="font-color"/>
    </style:style>
    <style:style style:name="T54_82" style:family="text"/>
    <style:style style:name="T54_83" style:family="text">
      <style:text-properties fo:color="#1155cc" style:text-underline-style="solid" style:text-underline-color="font-color"/>
    </style:style>
    <style:style style:name="T54_84" style:family="text"/>
    <style:style style:name="T54_85" style:family="text">
      <style:text-properties fo:color="#1155cc" style:text-underline-style="solid" style:text-underline-color="font-color"/>
    </style:style>
    <style:style style:name="T54_86" style:family="text"/>
    <style:style style:name="T54_87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2.505cm" fo:line-height="100%" style:writing-mode="lr-tb"/>
    </style:style>
    <style:style style:name="T55_1" style:family="text"/>
    <style:style style:name="P56" style:family="paragraph" style:parent-style-name="Standard">
      <style:paragraph-properties fo:break-before="auto" fo:text-indent="2.505cm" fo:line-height="100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text-indent="2.505cm" fo:line-height="100%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T57_17" style:family="text"/>
    <style:style style:name="T57_18" style:family="text">
      <style:text-properties fo:color="#1155cc" style:text-underline-style="solid" style:text-underline-color="font-color"/>
    </style:style>
    <style:style style:name="T57_19" style:family="text"/>
    <style:style style:name="T57_20" style:family="text">
      <style:text-properties fo:color="#1155cc" style:text-underline-style="solid" style:text-underline-color="font-color"/>
    </style:style>
    <style:style style:name="T57_21" style:family="text"/>
    <style:style style:name="T57_22" style:family="text">
      <style:text-properties fo:color="#1155cc" style:text-underline-style="solid" style:text-underline-color="font-color"/>
    </style:style>
    <style:style style:name="T57_23" style:family="text"/>
    <style:style style:name="T57_24" style:family="text">
      <style:text-properties fo:color="#1155cc" style:text-underline-style="solid" style:text-underline-color="font-color"/>
    </style:style>
    <style:style style:name="T57_25" style:family="text"/>
    <style:style style:name="T57_26" style:family="text">
      <style:text-properties fo:color="#1155cc" style:text-underline-style="solid" style:text-underline-color="font-color"/>
    </style:style>
    <style:style style:name="T57_27" style:family="text"/>
    <style:style style:name="T57_28" style:family="text">
      <style:text-properties fo:color="#1155cc" style:text-underline-style="solid" style:text-underline-color="font-color"/>
    </style:style>
    <style:style style:name="T57_29" style:family="text"/>
    <style:style style:name="T57_30" style:family="text">
      <style:text-properties fo:color="#1155cc" style:text-underline-style="solid" style:text-underline-color="font-color"/>
    </style:style>
    <style:style style:name="T57_31" style:family="text"/>
    <style:style style:name="T57_32" style:family="text">
      <style:text-properties fo:color="#1155cc" style:text-underline-style="solid" style:text-underline-color="font-color"/>
    </style:style>
    <style:style style:name="T57_33" style:family="text"/>
    <style:style style:name="T57_34" style:family="text">
      <style:text-properties fo:color="#1155cc" style:text-underline-style="solid" style:text-underline-color="font-color"/>
    </style:style>
    <style:style style:name="T57_35" style:family="text"/>
    <style:style style:name="T57_36" style:family="text">
      <style:text-properties fo:color="#1155cc" style:text-underline-style="solid" style:text-underline-color="font-color"/>
    </style:style>
    <style:style style:name="T57_37" style:family="text"/>
    <style:style style:name="T57_38" style:family="text">
      <style:text-properties fo:color="#1155cc" style:text-underline-style="solid" style:text-underline-color="font-color"/>
    </style:style>
    <style:style style:name="T57_39" style:family="text"/>
    <style:style style:name="T57_40" style:family="text">
      <style:text-properties fo:color="#1155cc" style:text-underline-style="solid" style:text-underline-color="font-color"/>
    </style:style>
    <style:style style:name="T57_41" style:family="text"/>
    <style:style style:name="T57_42" style:family="text">
      <style:text-properties fo:color="#1155cc" style:text-underline-style="solid" style:text-underline-color="font-color"/>
    </style:style>
    <style:style style:name="T57_43" style:family="text"/>
    <style:style style:name="T57_44" style:family="text">
      <style:text-properties fo:color="#1155cc" style:text-underline-style="solid" style:text-underline-color="font-color"/>
    </style:style>
    <style:style style:name="T57_45" style:family="text"/>
    <style:style style:name="T57_46" style:family="text">
      <style:text-properties fo:color="#1155cc" style:text-underline-style="solid" style:text-underline-color="font-color"/>
    </style:style>
    <style:style style:name="T57_47" style:family="text"/>
    <style:style style:name="T57_48" style:family="text">
      <style:text-properties fo:color="#1155cc" style:text-underline-style="solid" style:text-underline-color="font-color"/>
    </style:style>
    <style:style style:name="T57_49" style:family="text"/>
    <style:style style:name="T57_50" style:family="text">
      <style:text-properties fo:color="#1155cc" style:text-underline-style="solid" style:text-underline-color="font-color"/>
    </style:style>
    <style:style style:name="T57_51" style:family="text"/>
    <style:style style:name="T57_52" style:family="text">
      <style:text-properties fo:color="#1155cc" style:text-underline-style="solid" style:text-underline-color="font-color"/>
    </style:style>
    <style:style style:name="T57_53" style:family="text"/>
    <style:style style:name="T57_54" style:family="text">
      <style:text-properties fo:color="#1155cc" style:text-underline-style="solid" style:text-underline-color="font-color"/>
    </style:style>
    <style:style style:name="T57_55" style:family="text"/>
    <style:style style:name="T57_56" style:family="text">
      <style:text-properties fo:color="#1155cc" style:text-underline-style="solid" style:text-underline-color="font-color"/>
    </style:style>
    <style:style style:name="T57_57" style:family="text"/>
    <style:style style:name="T57_58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2.505cm" fo:line-height="100%" style:writing-mode="lr-tb"/>
    </style:style>
    <style:style style:name="T58_1" style:family="text"/>
    <style:style style:name="P59" style:family="paragraph" style:parent-style-name="Standard">
      <style:paragraph-properties fo:break-before="auto" fo:text-indent="2.505cm" fo:line-height="100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text-indent="2.505cm" fo:line-height="100%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T60_15" style:family="text"/>
    <style:style style:name="T60_16" style:family="text">
      <style:text-properties fo:color="#1155cc" style:text-underline-style="solid" style:text-underline-color="font-color"/>
    </style:style>
    <style:style style:name="T60_17" style:family="text"/>
    <style:style style:name="T60_18" style:family="text">
      <style:text-properties fo:color="#1155cc" style:text-underline-style="solid" style:text-underline-color="font-color"/>
    </style:style>
    <style:style style:name="T60_19" style:family="text"/>
    <style:style style:name="T60_20" style:family="text">
      <style:text-properties fo:color="#1155cc" style:text-underline-style="solid" style:text-underline-color="font-color"/>
    </style:style>
    <style:style style:name="T60_21" style:family="text"/>
    <style:style style:name="T60_22" style:family="text">
      <style:text-properties fo:color="#1155cc" style:text-underline-style="solid" style:text-underline-color="font-color"/>
    </style:style>
    <style:style style:name="T60_23" style:family="text"/>
    <style:style style:name="T60_24" style:family="text">
      <style:text-properties fo:color="#1155cc" style:text-underline-style="solid" style:text-underline-color="font-color"/>
    </style:style>
    <style:style style:name="T60_25" style:family="text"/>
    <style:style style:name="T60_26" style:family="text">
      <style:text-properties fo:color="#1155cc" style:text-underline-style="solid" style:text-underline-color="font-color"/>
    </style:style>
    <style:style style:name="T60_27" style:family="text"/>
    <style:style style:name="T60_28" style:family="text">
      <style:text-properties fo:color="#1155cc" style:text-underline-style="solid" style:text-underline-color="font-color"/>
    </style:style>
    <style:style style:name="T60_29" style:family="text"/>
    <style:style style:name="T60_30" style:family="text">
      <style:text-properties fo:color="#1155cc" style:text-underline-style="solid" style:text-underline-color="font-color"/>
    </style:style>
    <style:style style:name="T60_31" style:family="text"/>
    <style:style style:name="T60_32" style:family="text">
      <style:text-properties fo:color="#1155cc" style:text-underline-style="solid" style:text-underline-color="font-color"/>
    </style:style>
    <style:style style:name="T60_33" style:family="text"/>
    <style:style style:name="T60_34" style:family="text">
      <style:text-properties fo:color="#1155cc" style:text-underline-style="solid" style:text-underline-color="font-color"/>
    </style:style>
    <style:style style:name="T60_35" style:family="text"/>
    <style:style style:name="T60_36" style:family="text">
      <style:text-properties fo:color="#1155cc" style:text-underline-style="solid" style:text-underline-color="font-color"/>
    </style:style>
    <style:style style:name="T60_37" style:family="text"/>
    <style:style style:name="T60_38" style:family="text">
      <style:text-properties fo:color="#1155cc" style:text-underline-style="solid" style:text-underline-color="font-color"/>
    </style:style>
    <style:style style:name="T60_39" style:family="text"/>
    <style:style style:name="T60_40" style:family="text">
      <style:text-properties fo:color="#1155cc" style:text-underline-style="solid" style:text-underline-color="font-color"/>
    </style:style>
    <style:style style:name="T60_41" style:family="text"/>
    <style:style style:name="T60_42" style:family="text">
      <style:text-properties fo:color="#1155cc" style:text-underline-style="solid" style:text-underline-color="font-color"/>
    </style:style>
    <style:style style:name="T60_43" style:family="text"/>
    <style:style style:name="T60_44" style:family="text">
      <style:text-properties fo:color="#1155cc" style:text-underline-style="solid" style:text-underline-color="font-color"/>
    </style:style>
    <style:style style:name="T60_45" style:family="text"/>
    <style:style style:name="T60_46" style:family="text">
      <style:text-properties fo:color="#1155cc" style:text-underline-style="solid" style:text-underline-color="font-color"/>
    </style:style>
    <style:style style:name="T60_47" style:family="text"/>
    <style:style style:name="T60_48" style:family="text">
      <style:text-properties fo:color="#1155cc" style:text-underline-style="solid" style:text-underline-color="font-color"/>
    </style:style>
    <style:style style:name="T60_49" style:family="text"/>
    <style:style style:name="T60_50" style:family="text">
      <style:text-properties fo:color="#1155cc" style:text-underline-style="solid" style:text-underline-color="font-color"/>
    </style:style>
    <style:style style:name="T60_51" style:family="text"/>
    <style:style style:name="T60_52" style:family="text">
      <style:text-properties fo:color="#1155cc" style:text-underline-style="solid" style:text-underline-color="font-color"/>
    </style:style>
    <style:style style:name="T60_53" style:family="text"/>
    <style:style style:name="T60_54" style:family="text">
      <style:text-properties fo:color="#1155cc" style:text-underline-style="solid" style:text-underline-color="font-color"/>
    </style:style>
    <style:style style:name="T60_55" style:family="text"/>
    <style:style style:name="T60_56" style:family="text">
      <style:text-properties fo:color="#1155cc" style:text-underline-style="solid" style:text-underline-color="font-color"/>
    </style:style>
    <style:style style:name="T60_57" style:family="text"/>
    <style:style style:name="T60_58" style:family="text">
      <style:text-properties fo:color="#1155cc" style:text-underline-style="solid" style:text-underline-color="font-color"/>
    </style:style>
    <style:style style:name="T60_59" style:family="text"/>
    <style:style style:name="T60_60" style:family="text">
      <style:text-properties fo:color="#1155cc" style:text-underline-style="solid" style:text-underline-color="font-color"/>
    </style:style>
    <style:style style:name="T60_61" style:family="text"/>
    <style:style style:name="T60_62" style:family="text">
      <style:text-properties fo:color="#1155cc" style:text-underline-style="solid" style:text-underline-color="font-color"/>
    </style:style>
    <style:style style:name="T60_63" style:family="text"/>
    <style:style style:name="T60_64" style:family="text">
      <style:text-properties fo:color="#1155cc" style:text-underline-style="solid" style:text-underline-color="font-color"/>
    </style:style>
    <style:style style:name="T60_65" style:family="text"/>
    <style:style style:name="T60_66" style:family="text">
      <style:text-properties fo:color="#1155cc" style:text-underline-style="solid" style:text-underline-color="font-color"/>
    </style:style>
    <style:style style:name="T60_67" style:family="text"/>
    <style:style style:name="T60_68" style:family="text">
      <style:text-properties fo:color="#1155cc" style:text-underline-style="solid" style:text-underline-color="font-color"/>
    </style:style>
    <style:style style:name="T60_69" style:family="text"/>
    <style:style style:name="T60_70" style:family="text">
      <style:text-properties fo:color="#1155cc" style:text-underline-style="solid" style:text-underline-color="font-color"/>
    </style:style>
    <style:style style:name="T60_71" style:family="text"/>
    <style:style style:name="T60_72" style:family="text">
      <style:text-properties fo:color="#1155cc" style:text-underline-style="solid" style:text-underline-color="font-color"/>
    </style:style>
    <style:style style:name="T60_73" style:family="text"/>
    <style:style style:name="T60_74" style:family="text">
      <style:text-properties fo:color="#1155cc" style:text-underline-style="solid" style:text-underline-color="font-color"/>
    </style:style>
    <style:style style:name="T60_75" style:family="text"/>
    <style:style style:name="T60_76" style:family="text">
      <style:text-properties fo:color="#1155cc" style:text-underline-style="solid" style:text-underline-color="font-color"/>
    </style:style>
    <style:style style:name="T60_77" style:family="text"/>
    <style:style style:name="T60_78" style:family="text">
      <style:text-properties fo:color="#1155cc" style:text-underline-style="solid" style:text-underline-color="font-color"/>
    </style:style>
    <style:style style:name="T60_79" style:family="text"/>
    <style:style style:name="T60_80" style:family="text">
      <style:text-properties fo:color="#1155cc" style:text-underline-style="solid" style:text-underline-color="font-color"/>
    </style:style>
    <style:style style:name="T60_81" style:family="text"/>
    <style:style style:name="T60_82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2.505cm" fo:line-height="100%" style:writing-mode="lr-tb"/>
    </style:style>
    <style:style style:name="T61_1" style:family="text"/>
    <style:style style:name="P62" style:family="paragraph" style:parent-style-name="Standard">
      <style:paragraph-properties fo:break-before="auto" fo:text-indent="2.505cm" fo:line-height="100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>
      <style:text-properties fo:color="#1155cc" style:text-underline-style="solid" style:text-underline-color="font-color"/>
    </style:style>
    <style:style style:name="T62_8" style:family="text"/>
    <style:style style:name="T62_9" style:family="text">
      <style:text-properties fo:color="#1155cc" style:text-underline-style="solid" style:text-underline-color="font-color"/>
    </style:style>
    <style:style style:name="T62_10" style:family="text"/>
    <style:style style:name="T62_11" style:family="text">
      <style:text-properties fo:color="#1155cc" style:text-underline-style="solid" style:text-underline-color="font-color"/>
    </style:style>
    <style:style style:name="T62_12" style:family="text"/>
    <style:style style:name="T62_13" style:family="text">
      <style:text-properties fo:color="#1155cc" style:text-underline-style="solid" style:text-underline-color="font-color"/>
    </style:style>
    <style:style style:name="T62_14" style:family="text"/>
    <style:style style:name="T62_15" style:family="text">
      <style:text-properties fo:color="#1155cc" style:text-underline-style="solid" style:text-underline-color="font-color"/>
    </style:style>
    <style:style style:name="T62_16" style:family="text"/>
    <style:style style:name="T62_17" style:family="text">
      <style:text-properties fo:color="#1155cc" style:text-underline-style="solid" style:text-underline-color="font-color"/>
    </style:style>
    <style:style style:name="T62_18" style:family="text"/>
    <style:style style:name="T62_19" style:family="text">
      <style:text-properties fo:color="#1155cc" style:text-underline-style="solid" style:text-underline-color="font-color"/>
    </style:style>
    <style:style style:name="T62_20" style:family="text"/>
    <style:style style:name="T62_21" style:family="text">
      <style:text-properties fo:color="#1155cc" style:text-underline-style="solid" style:text-underline-color="font-color"/>
    </style:style>
    <style:style style:name="T62_22" style:family="text"/>
    <style:style style:name="T62_23" style:family="text">
      <style:text-properties fo:color="#1155cc" style:text-underline-style="solid" style:text-underline-color="font-color"/>
    </style:style>
    <style:style style:name="T62_24" style:family="text"/>
    <style:style style:name="T62_25" style:family="text">
      <style:text-properties fo:color="#1155cc" style:text-underline-style="solid" style:text-underline-color="font-color"/>
    </style:style>
    <style:style style:name="T62_26" style:family="text"/>
    <style:style style:name="T62_27" style:family="text">
      <style:text-properties fo:color="#1155cc" style:text-underline-style="solid" style:text-underline-color="font-color"/>
    </style:style>
    <style:style style:name="T62_28" style:family="text"/>
    <style:style style:name="T62_29" style:family="text">
      <style:text-properties fo:color="#1155cc" style:text-underline-style="solid" style:text-underline-color="font-color"/>
    </style:style>
    <style:style style:name="T62_30" style:family="text"/>
    <style:style style:name="T62_31" style:family="text">
      <style:text-properties fo:color="#1155cc" style:text-underline-style="solid" style:text-underline-color="font-color"/>
    </style:style>
    <style:style style:name="T62_32" style:family="text"/>
    <style:style style:name="T62_33" style:family="text">
      <style:text-properties fo:color="#1155cc" style:text-underline-style="solid" style:text-underline-color="font-color"/>
    </style:style>
    <style:style style:name="T62_34" style:family="text"/>
    <style:style style:name="T62_35" style:family="text">
      <style:text-properties fo:color="#1155cc" style:text-underline-style="solid" style:text-underline-color="font-color"/>
    </style:style>
    <style:style style:name="T62_36" style:family="text"/>
    <style:style style:name="T62_37" style:family="text">
      <style:text-properties fo:color="#1155cc" style:text-underline-style="solid" style:text-underline-color="font-color"/>
    </style:style>
    <style:style style:name="T62_38" style:family="text"/>
    <style:style style:name="T62_39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2.505cm" fo:line-height="100%" style:writing-mode="lr-tb"/>
    </style:style>
    <style:style style:name="T63_1" style:family="text"/>
    <style:style style:name="P64" style:family="paragraph" style:parent-style-name="Standard">
      <style:paragraph-properties fo:break-before="auto" fo:text-indent="2.505cm" fo:line-height="100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T64_32" style:family="text">
      <style:text-properties fo:color="#1155cc" style:text-underline-style="solid" style:text-underline-color="font-color"/>
    </style:style>
    <style:style style:name="T64_33" style:family="text"/>
    <style:style style:name="T64_34" style:family="text">
      <style:text-properties fo:color="#1155cc" style:text-underline-style="solid" style:text-underline-color="font-color"/>
    </style:style>
    <style:style style:name="T64_35" style:family="text"/>
    <style:style style:name="T64_36" style:family="text">
      <style:text-properties fo:color="#1155cc" style:text-underline-style="solid" style:text-underline-color="font-color"/>
    </style:style>
    <style:style style:name="T64_37" style:family="text"/>
    <style:style style:name="T64_38" style:family="text">
      <style:text-properties fo:color="#1155cc" style:text-underline-style="solid" style:text-underline-color="font-color"/>
    </style:style>
    <style:style style:name="T64_39" style:family="text"/>
    <style:style style:name="T64_40" style:family="text">
      <style:text-properties fo:color="#1155cc" style:text-underline-style="solid" style:text-underline-color="font-color"/>
    </style:style>
    <style:style style:name="T64_41" style:family="text"/>
    <style:style style:name="T64_42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2.505cm" fo:line-height="100%" style:writing-mode="lr-tb"/>
    </style:style>
    <style:style style:name="T65_1" style:family="text"/>
    <style:style style:name="P66" style:family="paragraph" style:parent-style-name="Standard">
      <style:paragraph-properties fo:break-before="auto" fo:line-height="100%" style:writing-mode="lr-tb"/>
    </style:style>
    <style:style style:name="P67" style:family="paragraph" style:parent-style-name="Heading_20_1">
      <style:paragraph-properties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fo:font-size="14pt" style:font-size-asian="14pt" style:font-size-complex="14pt" fo:font-weight="bold" style:font-weight-asian="bold" style:font-weight-complex="bold"/>
    </style:style>
    <style:style style:name="T73_2" style:family="text">
      <style:text-properties fo:font-size="14pt" style:font-size-asian="14pt" style:font-size-complex="14pt" fo:font-weight="bold" style:font-weight-asian="bold" style:font-weight-complex="bold"/>
    </style:style>
    <style:style style:name="T73_3" style:family="text">
      <style:text-properties fo:font-size="14pt" style:font-size-asian="14pt" style:font-size-complex="14pt" fo:font-weight="bold" style:font-weight-asian="bold" style:font-weight-complex="bold"/>
    </style:style>
    <style:style style:name="T73_4" style:family="text">
      <style:text-properties fo:font-size="14pt" style:font-size-asian="14pt" style:font-size-complex="14pt" fo:font-weight="bold" style:font-weight-asian="bold" style:font-weight-complex="bold"/>
    </style:style>
    <style:style style:name="T73_5" style:family="text">
      <style:text-properties fo:font-size="14pt" style:font-size-asian="14pt" style:font-size-complex="14pt" fo:font-weight="bold" style:font-weight-asian="bold" style:font-weight-complex="bold"/>
    </style:style>
    <style:style style:name="T73_6" style:family="text">
      <style:text-properties fo:font-size="14pt" style:font-size-asian="14pt" style:font-size-complex="14pt" fo:font-weight="bold" style:font-weight-asian="bold" style:font-weight-complex="bold"/>
    </style:style>
    <style:style style:name="T73_7" style:family="text">
      <style:text-properties fo:font-size="14pt" style:font-size-asian="14pt" style:font-size-complex="14pt" fo:font-weight="bold" style:font-weight-asian="bold" style:font-weight-complex="bold"/>
    </style:style>
    <style:style style:name="T73_8" style:family="text">
      <style:text-properties fo:font-size="14pt" style:font-size-asian="14pt" style:font-size-complex="14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P88" style:family="paragraph" style:parent-style-name="Standard">
      <style:paragraph-properties fo:break-before="auto" fo:line-height="100%" style:writing-mode="lr-tb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fo:font-style="italic" style:font-style-asian="italic" style:font-style-complex="italic"/>
    </style:style>
    <style:style style:name="T89_2" style:family="text">
      <style:text-properties fo:font-style="italic" style:font-style-asian="italic" style:font-style-complex="italic"/>
    </style:style>
    <style:style style:name="T89_3" style:family="text">
      <style:text-properties fo:font-style="italic" style:font-style-asian="italic" style:font-style-complex="italic"/>
    </style:style>
    <style:style style:name="T89_4" style:family="text">
      <style:text-properties fo:font-style="italic" style:font-style-asian="italic" style:font-style-complex="italic"/>
    </style:style>
    <style:style style:name="T89_5" style:family="text">
      <style:text-properties fo:font-style="italic" style:font-style-asian="italic" style:font-style-complex="italic"/>
    </style:style>
    <style:style style:name="T89_6" style:family="text">
      <style:text-properties fo:font-style="italic" style:font-style-asian="italic" style:font-style-complex="italic"/>
    </style:style>
    <style:style style:name="T89_7" style:family="text">
      <style:text-properties fo:font-style="italic" style:font-style-asian="italic" style:font-style-complex="italic"/>
    </style:style>
    <style:style style:name="T89_8" style:family="text">
      <style:text-properties fo:font-style="italic" style:font-style-asian="italic" style:font-style-complex="italic"/>
    </style:style>
    <style:style style:name="T89_9" style:family="text">
      <style:text-properties fo:font-style="italic" style:font-style-asian="italic" style:font-style-complex="italic"/>
    </style:style>
    <style:style style:name="T89_10" style:family="text">
      <style:text-properties fo:font-style="italic" style:font-style-asian="italic" style:font-style-complex="italic"/>
    </style:style>
    <style:style style:name="T89_11" style:family="text">
      <style:text-properties fo:font-style="italic" style:font-style-asian="italic" style:font-style-complex="italic"/>
    </style:style>
    <style:style style:name="T89_12" style:family="text">
      <style:text-properties fo:font-style="italic" style:font-style-asian="italic" style:font-style-complex="italic"/>
    </style:style>
    <style:style style:name="T89_13" style:family="text">
      <style:text-properties fo:font-style="italic" style:font-style-asian="italic" style:font-style-complex="italic"/>
    </style:style>
    <style:style style:name="T89_14" style:family="text">
      <style:text-properties fo:font-style="italic" style:font-style-asian="italic" style:font-style-complex="italic"/>
    </style:style>
    <style:style style:name="T89_15" style:family="text">
      <style:text-properties fo:font-style="italic" style:font-style-asian="italic" style:font-style-complex="italic"/>
    </style:style>
    <style:style style:name="T89_16" style:family="text">
      <style:text-properties fo:font-style="italic" style:font-style-asian="italic" style:font-style-complex="italic"/>
    </style:style>
    <style:style style:name="T89_17" style:family="text">
      <style:text-properties fo:font-style="italic" style:font-style-asian="italic" style:font-style-complex="italic"/>
    </style:style>
    <style:style style:name="T89_18" style:family="text">
      <style:text-properties fo:font-style="italic" style:font-style-asian="italic" style:font-style-complex="italic"/>
    </style:style>
    <style:style style:name="P90" style:family="paragraph" style:parent-style-name="Standard">
      <style:paragraph-properties fo:break-before="auto" fo:line-height="100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P91" style:family="paragraph" style:parent-style-name="Standard">
      <style:paragraph-properties fo:text-align="right" fo:break-before="auto" fo:line-height="100%" style:writing-mode="lr-tb"/>
    </style:style>
    <style:style style:name="T91_1" style:family="text">
      <style:text-properties fo:font-style="italic" style:font-style-asian="italic" style:font-style-complex="italic"/>
    </style:style>
    <style:style style:name="P9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p text:style-name="P2"><text:span text:style-name="T2_1">Piekące</text:span><text:span text:style-name="T2_2"><text:s/></text:span><text:span text:style-name="T2_3">słonce</text:span><text:span text:style-name="T2_4"><text:s/></text:span><text:span text:style-name="T2_5">zaszło</text:span><text:span text:style-name="T2_6"><text:s/></text:span><text:span text:style-name="T2_7">za</text:span><text:span text:style-name="T2_8"><text:s/></text:span><text:span text:style-name="T2_9">czarne</text:span><text:span text:style-name="T2_10"><text:s/></text:span><text:span text:style-name="T2_11">chmury</text:span><text:span text:style-name="T2_12">.<text:s/></text:span><text:span text:style-name="T2_13">Zaczął</text:span><text:span text:style-name="T2_14"><text:s/></text:span><text:span text:style-name="T2_15">dąć</text:span><text:span text:style-name="T2_16"><text:s/></text:span><text:span text:style-name="T2_17">potężny</text:span><text:span text:style-name="T2_18"><text:s/></text:span><text:span text:style-name="T2_19">wicher</text:span><text:span text:style-name="T2_20">.<text:s/></text:span><text:span text:style-name="T2_21">To</text:span><text:span text:style-name="T2_22"><text:s/></text:span><text:span text:style-name="T2_23">nie</text:span><text:span text:style-name="T2_24"><text:s/></text:span><text:span text:style-name="T2_25">jest</text:span><text:span text:style-name="T2_26"><text:s/></text:span><text:span text:style-name="T2_27">wstęp</text:span><text:span text:style-name="T2_28"><text:s/></text:span><text:span text:style-name="T2_29">do</text:span><text:span text:style-name="T2_30"><text:s/></text:span><text:span text:style-name="T2_31">książki</text:span><text:span text:style-name="T2_32"><text:s/></text:span><text:span text:style-name="T2_33">fantasy</text:span><text:span text:style-name="T2_34">,<text:s/></text:span><text:span text:style-name="T2_35">to</text:span><text:span text:style-name="T2_36"><text:s/></text:span><text:span text:style-name="T2_37">rozpoczęcie</text:span><text:span text:style-name="T2_38"><text:s/></text:span><text:span text:style-name="T2_39">Castle</text:span><text:span text:style-name="T2_40"><text:s/></text:span><text:span text:style-name="T2_41">Party</text:span><text:span text:style-name="T2_42"><text:s/></text:span><text:span text:style-name="T2_43">–</text:span><text:span text:style-name="T2_44"><text:s/></text:span><text:span text:style-name="T2_45">największego</text:span><text:span text:style-name="T2_46"><text:s/></text:span><text:span text:style-name="T2_47">gotycko</text:span><text:span text:style-name="T2_48">-</text:span><text:span text:style-name="T2_49">metalowego</text:span><text:span text:style-name="T2_50"><text:s/></text:span><text:span text:style-name="T2_51">festiwalu</text:span><text:span text:style-name="T2_52"><text:s/></text:span><text:span text:style-name="T2_53">w</text:span><text:span text:style-name="T2_54"><text:s/></text:span><text:span text:style-name="T2_55">Polsce</text:span><text:span text:style-name="T2_56">.</text:span></text:p>
      <text:p text:style-name="P3"/>
      <text:p text:style-name="P4"><text:span text:style-name="T4_1">Witamy</text:span><text:span text:style-name="T4_2"><text:s/></text:span><text:span text:style-name="T4_3">w</text:span><text:span text:style-name="T4_4"><text:s/></text:span><text:span text:style-name="T4_5">Bolkowie</text:span><text:span text:style-name="T4_6">.</text:span></text:p>
      <text:p text:style-name="P5"/>
      <text:p text:style-name="P6"><text:span text:style-name="T6_1">Jakbym</text:span><text:span text:style-name="T6_2"><text:s/></text:span><text:span text:style-name="T6_3">chciał</text:span><text:span text:style-name="T6_4"><text:s/></text:span><text:span text:style-name="T6_5">opisywać</text:span><text:span text:style-name="T6_6"><text:s/></text:span><text:span text:style-name="T6_7">koncert</text:span><text:span text:style-name="T6_8"><text:s/></text:span><text:span text:style-name="T6_9">po</text:span><text:span text:style-name="T6_10"><text:s/></text:span><text:span text:style-name="T6_11">koncercie</text:span><text:span text:style-name="T6_12"><text:s/></text:span><text:span text:style-name="T6_13">swoją</text:span><text:span text:style-name="T6_14"><text:s/></text:span><text:span text:style-name="T6_15">relację</text:span><text:span text:style-name="T6_16"><text:s/></text:span><text:span text:style-name="T6_17">z</text:span><text:span text:style-name="T6_18"><text:s/></text:span><text:span text:style-name="T6_19">Castle</text:span><text:span text:style-name="T6_20"><text:s/></text:span><text:span text:style-name="T6_21">Party</text:span><text:span text:style-name="T6_22">,<text:s/></text:span><text:span text:style-name="T6_23">to</text:span><text:span text:style-name="T6_24"><text:s/></text:span><text:span text:style-name="T6_25">chyba</text:span><text:span text:style-name="T6_26"><text:s/></text:span><text:span text:style-name="T6_27">stworzyłbym</text:span><text:span text:style-name="T6_28"><text:s/></text:span><text:span text:style-name="T6_29">małą</text:span><text:span text:style-name="T6_30"><text:s/></text:span><text:span text:style-name="T6_31">książkę</text:span><text:span text:style-name="T6_32">,<text:s/></text:span><text:span text:style-name="T6_33">bo</text:span><text:span text:style-name="T6_34"><text:s/></text:span><text:span text:style-name="T6_35">były</text:span><text:span text:style-name="T6_36"><text:s/></text:span><text:span text:style-name="T6_37">tak</text:span><text:span text:style-name="T6_38"><text:s/></text:span><text:span text:style-name="T6_39">różne</text:span><text:span text:style-name="T6_40"><text:s/></text:span><text:span text:style-name="T6_41">i</text:span><text:span text:style-name="T6_42"><text:s/></text:span><text:span text:style-name="T6_43">w</text:span><text:span text:style-name="T6_44"><text:s/></text:span><text:span text:style-name="T6_45">takiej</text:span><text:span text:style-name="T6_46"><text:s/></text:span><text:span text:style-name="T6_47">ilości</text:span><text:span text:style-name="T6_48"><text:s/>(</text:span><text:span text:style-name="T6_49">w</text:span><text:span text:style-name="T6_50"><text:s/></text:span><text:span text:style-name="T6_51">tym</text:span><text:span text:style-name="T6_52"><text:s/></text:span><text:span text:style-name="T6_53">roku</text:span><text:span text:style-name="T6_54"><text:s/></text:span><text:span text:style-name="T6_55">aż</text:span><text:span text:style-name="T6_56"><text:s/>54,<text:s/></text:span><text:span text:style-name="T6_57">licząc</text:span><text:span text:style-name="T6_58"><text:s/></text:span><text:span text:style-name="T6_59">tylko</text:span><text:span text:style-name="T6_60"><text:s/></text:span><text:span text:style-name="T6_61">główną</text:span><text:span text:style-name="T6_62"><text:s/></text:span><text:span text:style-name="T6_63">i</text:span><text:span text:style-name="T6_64"><text:s/></text:span><text:span text:style-name="T6_65">małą</text:span><text:span text:style-name="T6_66"><text:s/></text:span><text:span text:style-name="T6_67">scenę</text:span><text:span text:style-name="T6_68">!),<text:s/></text:span><text:span text:style-name="T6_69">że</text:span><text:span text:style-name="T6_70"><text:s/></text:span><text:span text:style-name="T6_71">nie</text:span><text:span text:style-name="T6_72"><text:s/></text:span><text:span text:style-name="T6_73">sposób</text:span><text:span text:style-name="T6_74"><text:s/></text:span><text:span text:style-name="T6_75">przedstawić</text:span><text:span text:style-name="T6_76"><text:s/></text:span><text:span text:style-name="T6_77">wszystkiego</text:span><text:span text:style-name="T6_78">.<text:s/></text:span><text:span text:style-name="T6_79">Mogłoby</text:span><text:span text:style-name="T6_80"><text:s/></text:span><text:span text:style-name="T6_81">się</text:span><text:span text:style-name="T6_82"><text:s/></text:span><text:span text:style-name="T6_83">wydawać</text:span><text:span text:style-name="T6_84"><text:s/></text:span><text:span text:style-name="T6_85">po</text:span><text:span text:style-name="T6_86"><text:s/></text:span><text:span text:style-name="T6_87">takiej</text:span><text:span text:style-name="T6_88"><text:s/></text:span><text:span text:style-name="T6_89">nazwie</text:span><text:span text:style-name="T6_90">,<text:s/></text:span><text:span text:style-name="T6_91">że</text:span><text:span text:style-name="T6_92"><text:s/></text:span><text:span text:style-name="T6_93">tylko</text:span><text:span text:style-name="T6_94"><text:s/></text:span><text:span text:style-name="T6_95">fani</text:span><text:span text:style-name="T6_96"><text:s/></text:span><text:span text:style-name="T6_97">naprawdę</text:span><text:span text:style-name="T6_98"><text:s/></text:span><text:span text:style-name="T6_99">ciężkiego</text:span><text:span text:style-name="T6_100"><text:s/></text:span><text:span text:style-name="T6_101">brzmienia</text:span><text:span text:style-name="T6_102"><text:s/></text:span><text:span text:style-name="T6_103">znajdą</text:span><text:span text:style-name="T6_104"><text:s/></text:span><text:span text:style-name="T6_105">coś</text:span><text:span text:style-name="T6_106"><text:s/></text:span><text:span text:style-name="T6_107">dla</text:span><text:span text:style-name="T6_108"><text:s/></text:span><text:span text:style-name="T6_109">siebie</text:span><text:span text:style-name="T6_110">.<text:s/></text:span><text:span text:style-name="T6_111">Nic</text:span><text:span text:style-name="T6_112"><text:s/></text:span><text:span text:style-name="T6_113">bardziej</text:span><text:span text:style-name="T6_114"><text:s/></text:span><text:span text:style-name="T6_115">mylnego</text:span><text:span text:style-name="T6_116">!<text:s/></text:span><text:span text:style-name="T6_117">Gatunki</text:span><text:span text:style-name="T6_118"><text:s/></text:span><text:span text:style-name="T6_119">muzyczne</text:span><text:span text:style-name="T6_120"><text:s/></text:span><text:span text:style-name="T6_121">rozciągały</text:span><text:span text:style-name="T6_122"><text:s/></text:span><text:span text:style-name="T6_123">się</text:span><text:span text:style-name="T6_124"><text:s/></text:span><text:span text:style-name="T6_125">od</text:span><text:span text:style-name="T6_126"><text:s/></text:span><text:span text:style-name="T6_127">trance</text:span><text:span text:style-name="T6_128">,<text:s/></text:span><text:span text:style-name="T6_129">elektronik</text:span><text:span text:style-name="T6_130">ę</text:span><text:span text:style-name="T6_131">,<text:s/></text:span><text:span text:style-name="T6_132">przez</text:span><text:span text:style-name="T6_133"><text:s/></text:span><text:span text:style-name="T6_134">ambient</text:span><text:span text:style-name="T6_135">,<text:s/></text:span><text:span text:style-name="T6_136">rock</text:span><text:span text:style-name="T6_137">,<text:s/></text:span><text:span text:style-name="T6_138">mnogość</text:span><text:span text:style-name="T6_139"><text:s/></text:span><text:span text:style-name="T6_140">gatunków</text:span><text:span text:style-name="T6_141"><text:s/></text:span><text:span text:style-name="T6_142">metalu</text:span><text:span text:style-name="T6_143"><text:s/></text:span><text:span text:style-name="T6_144">i</text:span><text:span text:style-name="T6_145"><text:s/></text:span><text:span text:style-name="T6_146">punka</text:span><text:span text:style-name="T6_147">,<text:s/></text:span><text:span text:style-name="T6_148">aż</text:span><text:span text:style-name="T6_149"><text:s/></text:span><text:span text:style-name="T6_150">do</text:span><text:span text:style-name="T6_151"><text:s/></text:span><text:span text:style-name="T6_152">nordyckiego</text:span><text:span text:style-name="T6_153"><text:s/></text:span><text:span text:style-name="T6_154">folku</text:span><text:span text:style-name="T6_155">.<text:s/></text:span><text:span text:style-name="T6_156">W</text:span><text:span text:style-name="T6_157"><text:s/></text:span><text:span text:style-name="T6_158">końcu</text:span><text:span text:style-name="T6_159"><text:s/></text:span><text:span text:style-name="T6_160">na</text:span><text:span text:style-name="T6_161"><text:s/></text:span><text:span text:style-name="T6_162">taki</text:span><text:span text:style-name="T6_163"><text:s/></text:span><text:span text:style-name="T6_164">rozmach</text:span><text:span text:style-name="T6_165"><text:s/></text:span><text:span text:style-name="T6_166">można</text:span><text:span text:style-name="T6_167"><text:s/></text:span><text:span text:style-name="T6_168">sobie</text:span><text:span text:style-name="T6_169"><text:s/></text:span><text:span text:style-name="T6_170">pozwolić</text:span><text:span text:style-name="T6_171">,<text:s/></text:span><text:span text:style-name="T6_172">gdy</text:span><text:span text:style-name="T6_173"><text:s/></text:span><text:span text:style-name="T6_174">w</text:span><text:span text:style-name="T6_175"><text:s/></text:span><text:span text:style-name="T6_176">ciągu</text:span><text:span text:style-name="T6_177"><text:s/></text:span><text:span text:style-name="T6_178">czterech</text:span><text:span text:style-name="T6_179"><text:s/></text:span><text:span text:style-name="T6_180">dni</text:span><text:span text:style-name="T6_181"><text:s/></text:span><text:span text:style-name="T6_182">do</text:span><text:span text:style-name="T6_183"><text:s/></text:span><text:span text:style-name="T6_184">dyspozycji</text:span><text:span text:style-name="T6_185"><text:s/></text:span><text:span text:style-name="T6_186">mamy</text:span><text:span text:style-name="T6_187"><text:s/></text:span><text:span text:style-name="T6_188">dziedziniec</text:span><text:span text:style-name="T6_189"><text:s/></text:span><text:span text:style-name="T6_190">zamkowy</text:span><text:span text:style-name="T6_191"><text:s/>(</text:span><text:span text:style-name="T6_192">główna</text:span><text:span text:style-name="T6_193"><text:s/></text:span><text:span text:style-name="T6_194">scena</text:span><text:span text:style-name="T6_195">),<text:s/></text:span><text:span text:style-name="T6_196">stary</text:span><text:span text:style-name="T6_197"><text:s/></text:span><text:span text:style-name="T6_198">kościół</text:span><text:span text:style-name="T6_199"><text:s/></text:span><text:span text:style-name="T6_200">ewangelicki</text:span><text:span text:style-name="T6_201"><text:s/>(</text:span><text:span text:style-name="T6_202">mała</text:span><text:span text:style-name="T6_203"><text:s/></text:span><text:span text:style-name="T6_204">scena</text:span><text:span text:style-name="T6_205">),<text:s/></text:span><text:span text:style-name="T6_206">klub</text:span><text:span text:style-name="T6_207"><text:s/></text:span><text:span text:style-name="T6_208">muzyczny</text:span><text:span text:style-name="T6_209"><text:s/></text:span><text:span text:style-name="T6_210">Sorento</text:span><text:span text:style-name="T6_211"><text:s/></text:span><text:span text:style-name="T6_212">i</text:span><text:span text:style-name="T6_213"><text:s/></text:span><text:span text:style-name="T6_214">knajpę</text:span><text:span text:style-name="T6_215"><text:s/></text:span><text:span text:style-name="T6_216">Hacjendę</text:span><text:span text:style-name="T6_217">.</text:span></text:p>
      <text:p text:style-name="P7"/>
      <text:p text:style-name="P8"><text:span text:style-name="T8_1">W</text:span><text:span text:style-name="T8_2"><text:s/></text:span><text:span text:style-name="T8_3">festiwalu</text:span><text:span text:style-name="T8_4"><text:s/></text:span><text:span text:style-name="T8_5">bierze</text:span><text:span text:style-name="T8_6"><text:s/></text:span><text:span text:style-name="T8_7">udział</text:span><text:span text:style-name="T8_8"><text:s/></text:span><text:span text:style-name="T8_9">c</text:span><text:span text:style-name="T8_10">ałe</text:span><text:span text:style-name="T8_11"><text:s/></text:span><text:span text:style-name="T8_12">miasto</text:span><text:span text:style-name="T8_13">,<text:s/></text:span><text:span text:style-name="T8_14">a</text:span><text:span text:style-name="T8_15"><text:s/></text:span><text:span text:style-name="T8_16">nie</text:span><text:span text:style-name="T8_17"><text:s/></text:span><text:span text:style-name="T8_18">tylko</text:span><text:span text:style-name="T8_19"><text:s/></text:span><text:span text:style-name="T8_20">przyjezdni</text:span><text:span text:style-name="T8_21">.<text:s/></text:span><text:span text:style-name="T8_22">A</text:span><text:span text:style-name="T8_23"><text:s/></text:span><text:span text:style-name="T8_24">trochę</text:span><text:span text:style-name="T8_25"><text:s/></text:span><text:span text:style-name="T8_26">ich</text:span><text:span text:style-name="T8_27"><text:s/></text:span><text:span text:style-name="T8_28">jest</text:span><text:span text:style-name="T8_29">.<text:s/></text:span><text:span text:style-name="T8_30">Od</text:span><text:span text:style-name="T8_31"><text:s/></text:span><text:span text:style-name="T8_32">cosplayerów</text:span><text:span text:style-name="T8_33"><text:s/></text:span><text:span text:style-name="T8_34">występujących</text:span><text:span text:style-name="T8_35"><text:s/></text:span><text:span text:style-name="T8_36">w</text:span><text:span text:style-name="T8_37"><text:s/></text:span><text:span text:style-name="T8_38">wersji</text:span><text:span text:style-name="T8_39"><text:s/></text:span><text:span text:style-name="T8_40">kolczastego</text:span><text:span text:style-name="T8_41"><text:s/></text:span><text:span text:style-name="T8_42">gota</text:span><text:span text:style-name="T8_43"><text:s/></text:span><text:span text:style-name="T8_44">poprzez</text:span><text:span text:style-name="T8_45"><text:s/></text:span><text:span text:style-name="T8_46">trupią</text:span><text:span text:style-name="T8_47">,<text:s/></text:span><text:span text:style-name="T8_48">białą</text:span><text:span text:style-name="T8_49"><text:s/></text:span><text:span text:style-name="T8_50">damę</text:span><text:span text:style-name="T8_51"><text:s/></text:span><text:span text:style-name="T8_52">aż</text:span><text:span text:style-name="T8_53"><text:s/></text:span><text:span text:style-name="T8_54">do</text:span><text:span text:style-name="T8_55"><text:s/></text:span><text:span text:style-name="T8_56">rycerza</text:span><text:span text:style-name="T8_57"><text:s/></text:span><text:span text:style-name="T8_58">w</text:span><text:span text:style-name="T8_59"><text:s/></text:span><text:span text:style-name="T8_60">rogatym</text:span><text:span text:style-name="T8_61"><text:s/></text:span><text:span text:style-name="T8_62">hełmie</text:span><text:span text:style-name="T8_63"><text:s/></text:span><text:span text:style-name="T8_64">i</text:span><text:span text:style-name="T8_65"><text:s/></text:span><text:span text:style-name="T8_66">płytow</text:span><text:span text:style-name="T8_67">ej</text:span><text:span text:style-name="T8_68"><text:s/></text:span><text:span text:style-name="T8_69">zbroi</text:span><text:span text:style-name="T8_70">!<text:s/></text:span><text:span text:style-name="T8_71">Więc</text:span><text:span text:style-name="T8_72"><text:s/></text:span><text:span text:style-name="T8_73">jeżeli</text:span><text:span text:style-name="T8_74"><text:s/></text:span><text:span text:style-name="T8_75">po</text:span><text:span text:style-name="T8_76"><text:s/></text:span><text:span text:style-name="T8_77">prostu</text:span><text:span text:style-name="T8_78"><text:s/></text:span><text:span text:style-name="T8_79">założysz</text:span><text:span text:style-name="T8_80"><text:s/></text:span><text:span text:style-name="T8_81">swoje</text:span><text:span text:style-name="T8_82"><text:s/></text:span><text:span text:style-name="T8_83">czarne</text:span><text:span text:style-name="T8_84"><text:s/></text:span><text:span text:style-name="T8_85">glany</text:span><text:span text:style-name="T8_86">,<text:s/></text:span><text:span text:style-name="T8_87">pieszczochę</text:span><text:span text:style-name="T8_88"><text:s/></text:span><text:span text:style-name="T8_89">i</text:span><text:span text:style-name="T8_90"><text:s/></text:span><text:span text:style-name="T8_91">koszulkę</text:span><text:span text:style-name="T8_92"><text:s/></text:span><text:span text:style-name="T8_93">z</text:span><text:span text:style-name="T8_94"><text:s/></text:span><text:span text:style-name="T8_95">logiem</text:span><text:span text:style-name="T8_96"><text:s/></text:span><text:span text:style-name="T8_97">ulubionego</text:span><text:span text:style-name="T8_98"><text:s/></text:span><text:span text:style-name="T8_99">zespołu</text:span><text:span text:style-name="T8_100">,<text:s/></text:span><text:span text:style-name="T8_101">to</text:span><text:span text:style-name="T8_102"><text:s/></text:span><text:span text:style-name="T8_103">wtopisz</text:span><text:span text:style-name="T8_104"><text:s/></text:span><text:span text:style-name="T8_105">się</text:span><text:span text:style-name="T8_106"><text:s/></text:span><text:span text:style-name="T8_107">w</text:span><text:span text:style-name="T8_108"><text:s/></text:span><text:span text:style-name="T8_109">tłum</text:span><text:span text:style-name="T8_110">,<text:s/></text:span><text:span text:style-name="T8_111">który</text:span><text:span text:style-name="T8_112"><text:s/></text:span><text:span text:style-name="T8_113">tak</text:span><text:span text:style-name="T8_114"><text:s/></text:span><text:span text:style-name="T8_115">samo</text:span><text:span text:style-name="T8_116"><text:s/></text:span><text:span text:style-name="T8_117">jak</text:span><text:span text:style-name="T8_118"><text:s/></text:span><text:span text:style-name="T8_119">ty</text:span><text:span text:style-name="T8_120"><text:s/></text:span><text:span text:style-name="T8_121">przyjechał</text:span><text:span text:style-name="T8_122"><text:s/></text:span><text:span text:style-name="T8_123">do</text:span><text:span text:style-name="T8_124"><text:s/></text:span><text:span text:style-name="T8_125">Bolkowa</text:span><text:span text:style-name="T8_126"><text:s/></text:span><text:span text:style-name="T8_127">dobrze</text:span><text:span text:style-name="T8_128"><text:s/></text:span><text:span text:style-name="T8_129">się</text:span><text:span text:style-name="T8_130"><text:s/></text:span><text:span text:style-name="T8_131">bawić</text:span><text:span text:style-name="T8_132">.<text:s/></text:span><text:span text:style-name="T8_133">Warto</text:span><text:span text:style-name="T8_134"><text:s/></text:span><text:span text:style-name="T8_135">pamiętać</text:span><text:span text:style-name="T8_136">,<text:s/></text:span><text:span text:style-name="T8_137">że</text:span><text:span text:style-name="T8_138"><text:s/></text:span><text:span text:style-name="T8_139">spotkamy</text:span><text:span text:style-name="T8_140"><text:s/></text:span><text:span text:style-name="T8_141">tu</text:span><text:span text:style-name="T8_142"><text:s/></text:span><text:span text:style-name="T8_143">ludzi</text:span><text:span text:style-name="T8_144"><text:s/></text:span><text:span text:style-name="T8_145">z</text:span><text:span text:style-name="T8_146"><text:s/></text:span><text:span text:style-name="T8_147">całej</text:span><text:span text:style-name="T8_148"><text:s/></text:span><text:span text:style-name="T8_149">Europy</text:span><text:span text:style-name="T8_150"><text:s/></text:span><text:span text:style-name="T8_151">i</text:span><text:span text:style-name="T8_152"><text:s/></text:span><text:span text:style-name="T8_153">warto</text:span><text:span text:style-name="T8_154"><text:s/></text:span><text:span text:style-name="T8_155">rozglądać</text:span><text:span text:style-name="T8_156"><text:s/></text:span><text:span text:style-name="T8_157">się</text:span><text:span text:style-name="T8_158"><text:s/></text:span><text:span text:style-name="T8_159">po</text:span><text:span text:style-name="T8_160"><text:s/></text:span><text:span text:style-name="T8_161">ulicach</text:span><text:span text:style-name="T8_162">,<text:s/></text:span><text:span text:style-name="T8_163">czy</text:span><text:span text:style-name="T8_164"><text:s/></text:span><text:span text:style-name="T8_165">aby</text:span><text:span text:style-name="T8_166"><text:s/></text:span><text:span text:style-name="T8_167">właśnie</text:span><text:span text:style-name="T8_168"><text:s/></text:span><text:span text:style-name="T8_169">nie</text:span><text:span text:style-name="T8_170"><text:s/></text:span><text:span text:style-name="T8_171">wyminął</text:span><text:span text:style-name="T8_172"><text:s/></text:span><text:span text:style-name="T8_173">nas</text:span><text:span text:style-name="T8_174"><text:s/></text:span><text:span text:style-name="T8_175">wokalista</text:span><text:span text:style-name="T8_176"><text:s/></text:span><text:span text:style-name="T8_177">ulubionego</text:span><text:span text:style-name="T8_178"><text:s/></text:span><text:span text:style-name="T8_179">zespołu</text:span><text:span text:style-name="T8_180"><text:s/></text:span><text:span text:style-name="T8_181">prosto</text:span><text:span text:style-name="T8_182"><text:s/></text:span><text:span text:style-name="T8_183">ze</text:span><text:span text:style-name="T8_184"><text:s/></text:span><text:span text:style-name="T8_185">Szwecji</text:span><text:span text:style-name="T8_186">,<text:s/></text:span><text:span text:style-name="T8_187">bo</text:span><text:span text:style-name="T8_188"><text:s/></text:span><text:span text:style-name="T8_189">to</text:span><text:span text:style-name="T8_190"><text:s/></text:span><text:span text:style-name="T8_191">wcale</text:span><text:span text:style-name="T8_192"><text:s/></text:span><text:span text:style-name="T8_193">możliwe</text:span><text:span text:style-name="T8_194">.<text:s/></text:span><text:span text:style-name="T8_195">Aparat</text:span><text:span text:style-name="T8_196">,<text:s/></text:span><text:span text:style-name="T8_197">znajomość</text:span><text:span text:style-name="T8_198"><text:s/></text:span><text:span text:style-name="T8_199">języka</text:span><text:span text:style-name="T8_200"><text:s/></text:span><text:span text:style-name="T8_201">obcego</text:span><text:span text:style-name="T8_202"><text:s/></text:span><text:span text:style-name="T8_203">i</text:span><text:span text:style-name="T8_204"><text:s/></text:span><text:span text:style-name="T8_205">dużo</text:span><text:span text:style-name="T8_206"><text:s/></text:span><text:span text:style-name="T8_207">dobrego</text:span><text:span text:style-name="T8_208"><text:s/></text:span><text:span text:style-name="T8_209">humoru</text:span><text:span text:style-name="T8_210"><text:s/></text:span><text:span text:style-name="T8_211">to</text:span><text:span text:style-name="T8_212"><text:s/></text:span><text:span text:style-name="T8_213">podstawa</text:span><text:span text:style-name="T8_214"><text:s/></text:span><text:span text:style-name="T8_215">na</text:span><text:span text:style-name="T8_216"><text:s/></text:span><text:span text:style-name="T8_217">każdym</text:span><text:span text:style-name="T8_218"><text:s/></text:span><text:span text:style-name="T8_219">większym</text:span><text:span text:style-name="T8_220"><text:s/>„</text:span><text:span text:style-name="T8_221">party</text:span><text:span text:style-name="T8_222">”,<text:s/></text:span><text:span text:style-name="T8_223">tak</text:span><text:span text:style-name="T8_224"><text:s/></text:span><text:span text:style-name="T8_225">samo</text:span><text:span text:style-name="T8_226"><text:s/></text:span><text:span text:style-name="T8_227">jest</text:span><text:span text:style-name="T8_228"><text:s/></text:span><text:span text:style-name="T8_229">tutaj</text:span><text:span text:style-name="T8_230">.</text:span></text:p>
      <text:p text:style-name="P9"/>
      <text:p text:style-name="P10"><text:span text:style-name="T10_1">Właśnie</text:span><text:span text:style-name="T10_2">,<text:s/></text:span><text:span text:style-name="T10_3">co</text:span><text:span text:style-name="T10_4"><text:s/></text:span><text:span text:style-name="T10_5">do</text:span><text:span text:style-name="T10_6"><text:s/></text:span><text:span text:style-name="T10_7">glanów</text:span><text:span text:style-name="T10_8">,<text:s/></text:span><text:span text:style-name="T10_9">pancerzy</text:span><text:span text:style-name="T10_10"><text:s/></text:span><text:span text:style-name="T10_11">i</text:span><text:span text:style-name="T10_12"><text:s/></text:span><text:span text:style-name="T10_13">futer</text:span><text:span text:style-name="T10_14"><text:s/></text:span><text:span text:style-name="T10_15">cosplayerów</text:span><text:span text:style-name="T10_16">,<text:s/></text:span><text:span text:style-name="T10_17">czasami</text:span><text:span text:style-name="T10_18"><text:s/></text:span><text:span text:style-name="T10_19">trochę</text:span><text:span text:style-name="T10_20"><text:s/></text:span><text:span text:style-name="T10_21">im</text:span><text:span text:style-name="T10_22"><text:s/></text:span><text:span text:style-name="T10_23">współczułem</text:span><text:span text:style-name="T10_24">.<text:s/></text:span><text:span text:style-name="T10_25">Oblężenie</text:span><text:span text:style-name="T10_26"><text:s/></text:span><text:span text:style-name="T10_27">przez</text:span><text:span text:style-name="T10_28"><text:s/></text:span><text:span text:style-name="T10_29">fotografów</text:span><text:span text:style-name="T10_30"><text:s/></text:span><text:span text:style-name="T10_31">i</text:span><text:span text:style-name="T10_32"><text:s/></text:span><text:span text:style-name="T10_33">zrobienie</text:span><text:span text:style-name="T10_34"><text:s/></text:span><text:span text:style-name="T10_35">sobie</text:span><text:span text:style-name="T10_36"><text:s/></text:span><text:span text:style-name="T10_37">parunastu</text:span><text:span text:style-name="T10_38"><text:s/></text:span><text:span text:style-name="T10_39">fajowych</text:span><text:span text:style-name="T10_40"><text:s/></text:span><text:span text:style-name="T10_41">zdjęć</text:span><text:span text:style-name="T10_42"><text:s/></text:span><text:span text:style-name="T10_43">ma</text:span><text:span text:style-name="T10_44"><text:s/></text:span><text:span text:style-name="T10_45">swoją</text:span><text:span text:style-name="T10_46"><text:s/></text:span><text:span text:style-name="T10_47">cenę</text:span><text:span text:style-name="T10_48">.<text:s/></text:span><text:span text:style-name="T10_49">Przez</text:span><text:span text:style-name="T10_50"><text:s/></text:span><text:span text:style-name="T10_51">cały</text:span><text:span text:style-name="T10_52"><text:s/></text:span><text:span text:style-name="T10_53">czas</text:span><text:span text:style-name="T10_54"><text:s/></text:span><text:span text:style-name="T10_55">z</text:span><text:span text:style-name="T10_56"><text:s/></text:span><text:span text:style-name="T10_57">drobnymi</text:span><text:span text:style-name="T10_58"><text:s/></text:span><text:span text:style-name="T10_59">wyjątkami</text:span><text:span text:style-name="T10_60"><text:s/></text:span><text:span text:style-name="T10_61">panował</text:span><text:span text:style-name="T10_62"><text:s/></text:span><text:span text:style-name="T10_63">upał</text:span><text:span text:style-name="T10_64">.<text:s/></text:span><text:span text:style-name="T10_65">Wychodzisz</text:span><text:span text:style-name="T10_66"><text:s/></text:span><text:span text:style-name="T10_67">na</text:span><text:span text:style-name="T10_68"><text:s/></text:span><text:span text:style-name="T10_69">ryneczek</text:span><text:span text:style-name="T10_70"><text:s/></text:span><text:span text:style-name="T10_71">miasta</text:span><text:span text:style-name="T10_72"><text:s/></text:span><text:span text:style-name="T10_73">i</text:span><text:span text:style-name="T10_74"><text:s/></text:span><text:span text:style-name="T10_75">zaczynasz</text:span><text:span text:style-name="T10_76"><text:s/></text:span><text:span text:style-name="T10_77">mieć</text:span><text:span text:style-name="T10_78"><text:s/></text:span><text:span text:style-name="T10_79">wrażenie</text:span><text:span text:style-name="T10_80">,<text:s/></text:span><text:span text:style-name="T10_81">że</text:span><text:span text:style-name="T10_82"><text:s/></text:span><text:span text:style-name="T10_83">stoisz</text:span><text:span text:style-name="T10_84"><text:s/></text:span><text:span text:style-name="T10_85">na</text:span><text:span text:style-name="T10_86"><text:s/></text:span><text:span text:style-name="T10_87">rozgrzanej</text:span><text:span text:style-name="T10_88"><text:s/></text:span><text:span text:style-name="T10_89">patelni</text:span><text:span text:style-name="T10_90">.<text:s/></text:span><text:span text:style-name="T10_91">Albo</text:span><text:span text:style-name="T10_92"><text:s/></text:span><text:span text:style-name="T10_93">w</text:span><text:span text:style-name="T10_94"><text:s/></text:span><text:span text:style-name="T10_95">sercu</text:span><text:span text:style-name="T10_96"><text:s/></text:span><text:span text:style-name="T10_97">piekieł</text:span><text:span text:style-name="T10_98">.<text:s/></text:span><text:span text:style-name="T10_99">Nie</text:span><text:span text:style-name="T10_100"><text:s/></text:span><text:span text:style-name="T10_101">za</text:span><text:span text:style-name="T10_102"><text:s/></text:span><text:span text:style-name="T10_103">ciekawa</text:span><text:span text:style-name="T10_104"><text:s/></text:span><text:span text:style-name="T10_105">perspektywa</text:span><text:span text:style-name="T10_106"><text:s/></text:span><text:span text:style-name="T10_107">jeszcze</text:span><text:span text:style-name="T10_108"><text:s/></text:span><text:span text:style-name="T10_109">za</text:span><text:span text:style-name="T10_110"><text:s/></text:span><text:span text:style-name="T10_111">życia</text:span><text:span text:style-name="T10_112">.</text:span></text:p>
      <text:p text:style-name="P11"/>
      <text:p text:style-name="P12"><text:span text:style-name="T12_1"><office:annotation><dc:creator/><text:p text:style-name="P13"><text:span text:style-name="T13_1">Szto</text:span><text:span text:style-name="T13_2">?</text:span></text:p></office:annotation></text:span><text:span text:style-name="T13_3"><office:annotation><dc:creator/><text:p text:style-name="P14"><text:span text:style-name="T14_1">Przyłączam</text:span><text:span text:style-name="T14_2"><text:s/></text:span><text:span text:style-name="T14_3">się</text:span><text:span text:style-name="T14_4"><text:s/></text:span><text:span text:style-name="T14_5">do</text:span><text:span text:style-name="T14_6"><text:s/></text:span><text:span text:style-name="T14_7">pytania</text:span><text:span text:style-name="T14_8">.</text:span></text:p></office:annotation></text:span><text:span text:style-name="T14_9"><office:annotation><dc:creator/><text:p text:style-name="P15"><text:span text:style-name="T15_1">WIEM</text:span><text:span text:style-name="T15_2">!<text:s/></text:span><text:span text:style-name="T15_3">Nie</text:span><text:span text:style-name="T15_4"><text:s/>"</text:span><text:span text:style-name="T15_5">gdzie</text:span><text:span text:style-name="T15_6">",<text:s/></text:span><text:span text:style-name="T15_7">ale</text:span><text:span text:style-name="T15_8"><text:s/>"</text:span><text:span text:style-name="T15_9">jak</text:span><text:span text:style-name="T15_10">"<text:s/></text:span><text:span text:style-name="T15_11">i</text:span><text:span text:style-name="T15_12"><text:s/></text:span><text:span text:style-name="T15_13">nie</text:span><text:span text:style-name="T15_14"><text:s/>"</text:span><text:span text:style-name="T15_15">główną</text:span><text:span text:style-name="T15_16"><text:s/></text:span><text:span text:style-name="T15_17">scenę</text:span><text:span text:style-name="T15_18">",<text:s/></text:span><text:span text:style-name="T15_19">ale</text:span><text:span text:style-name="T15_20"><text:s/>"</text:span><text:span text:style-name="T15_21">POD</text:span><text:span text:style-name="T15_22"><text:s/></text:span><text:span text:style-name="T15_23">główną</text:span><text:span text:style-name="T15_24"><text:s/></text:span><text:span text:style-name="T15_25">scenę</text:span><text:span text:style-name="T15_26">"!</text:span></text:p></office:annotation></text:span><text:span text:style-name="T15_27"><office:annotation><dc:creator/><text:p text:style-name="P16"><text:span text:style-name="T16_1">To</text:span><text:span text:style-name="T16_2">...<text:s/></text:span><text:span text:style-name="T16_3">ma</text:span><text:span text:style-name="T16_4"><text:s/></text:span><text:span text:style-name="T16_5">sens</text:span><text:span text:style-name="T16_6">.<text:s/></text:span><text:span text:style-name="T16_7">To</text:span><text:span text:style-name="T16_8"><text:s/></text:span><text:span text:style-name="T16_9">ma</text:span><text:span text:style-name="T16_10"><text:s/></text:span><text:span text:style-name="T16_11">nareszcie</text:span><text:span text:style-name="T16_12"><text:s/></text:span><text:span text:style-name="T16_13">sens</text:span><text:span text:style-name="T16_14"><text:s/>:</text:span><text:span text:style-name="T16_15">O</text:span></text:p></office:annotation></text:span><text:span text:style-name="T16_16"><office:annotation><dc:creator/><text:p text:style-name="P17"><text:span text:style-name="T17_1">Nie</text:span><text:span text:style-name="T17_2"><text:s/></text:span><text:span text:style-name="T17_3">wiem</text:span><text:span text:style-name="T17_4"><text:s/></text:span><text:span text:style-name="T17_5">jak</text:span><text:span text:style-name="T17_6"><text:s/></text:span><text:span text:style-name="T17_7">będąc</text:span><text:span text:style-name="T17_8"><text:s/></text:span><text:span text:style-name="T17_9">trzeźwy</text:span><text:span text:style-name="T17_10">,<text:s/></text:span><text:span text:style-name="T17_11">nie</text:span><text:span text:style-name="T17_12"><text:s/></text:span><text:span text:style-name="T17_13">zauważyłem</text:span><text:span text:style-name="T17_14"><text:s/></text:span><text:span text:style-name="T17_15">tego</text:span><text:span text:style-name="T17_16"><text:s/>;)</text:span></text:p></office:annotation></text:span><text:span text:style-name="T17_17">A</text:span><text:span text:style-name="T17_18"><text:s/></text:span><text:span text:style-name="T17_19">jak</text:span><text:span text:style-name="T17_20"><text:s/></text:span><text:span text:style-name="T17_21">mogę</text:span><text:span text:style-name="T17_22"><text:s/></text:span><text:span text:style-name="T17_23">dostać</text:span><text:span text:style-name="T17_24"><text:s/></text:span><text:span text:style-name="T17_25">się</text:span><text:span text:style-name="T17_26"><text:s/></text:span><text:span text:style-name="T17_27">pod</text:span><text:span text:style-name="T17_28"><text:s/></text:span><text:span text:style-name="T17_29">główną</text:span><text:span text:style-name="T17_30"><text:s/></text:span><text:span text:style-name="T17_31">scenę</text:span><text:span text:style-name="T17_32">?</text:span><text:span text:style-name="T17_33"><text:s text:c="2"/></text:span><text:span text:style-name="T17_34">Przede</text:span><text:span text:style-name="T17_35"><text:s/></text:span><text:span text:style-name="T17_36">wszystkim</text:span><text:span text:style-name="T17_37"><text:s/></text:span><text:span text:style-name="T17_38">szybko</text:span><text:span text:style-name="T17_39"><text:s/></text:span><text:span text:style-name="T17_40">i</text:span><text:span text:style-name="T17_41"><text:s/></text:span><text:span text:style-name="T17_42">sprawnie</text:span><text:span text:style-name="T17_43">.<text:s/></text:span><text:span text:style-name="T17_44">Jak</text:span><text:span text:style-name="T17_45"><text:s/></text:span><text:span text:style-name="T17_46">co</text:span><text:span text:style-name="T17_47"><text:s/></text:span><text:span text:style-name="T17_48">roku</text:span><text:span text:style-name="T17_49"><text:s/></text:span><text:span text:style-name="T17_50">mieści</text:span><text:span text:style-name="T17_51"><text:s/></text:span><text:span text:style-name="T17_52">się</text:span><text:span text:style-name="T17_53"><text:s/></text:span><text:span text:style-name="T17_54">na</text:span><text:span text:style-name="T17_55"><text:s/></text:span><text:span text:style-name="T17_56">zamkowym</text:span><text:span text:style-name="T17_57"><text:s/></text:span><text:span text:style-name="T17_58">dziedzińcu</text:span><text:span text:style-name="T17_59">,<text:s/></text:span><text:span text:style-name="T17_60">górującym</text:span><text:span text:style-name="T17_61"><text:s/></text:span><text:span text:style-name="T17_62">nad</text:span><text:span text:style-name="T17_63"><text:s/></text:span><text:span text:style-name="T17_64">Bolkowem</text:span><text:span text:style-name="T17_65">.<text:s/></text:span><text:span text:style-name="T17_66">Zawsze</text:span><text:span text:style-name="T17_67"><text:s/></text:span><text:span text:style-name="T17_68">wieje</text:span><text:span text:style-name="T17_69"><text:s/></text:span><text:span text:style-name="T17_70">tam</text:span><text:span text:style-name="T17_71"><text:s/></text:span><text:span text:style-name="T17_72">lekki</text:span><text:span text:style-name="T17_73"><text:s/></text:span><text:span text:style-name="T17_74">wiaterek</text:span><text:span text:style-name="T17_75">,<text:s/></text:span><text:span text:style-name="T17_76">dzięki</text:span><text:span text:style-name="T17_77"><text:s/></text:span><text:span text:style-name="T17_78">czemu</text:span><text:span text:style-name="T17_79"><text:s/></text:span><text:span text:style-name="T17_80">wszystkie</text:span><text:span text:style-name="T17_81"><text:s/></text:span><text:span text:style-name="T17_82">dziewczyny</text:span><text:span text:style-name="T17_83"><text:s/></text:span><text:span text:style-name="T17_84">w</text:span><text:span text:style-name="T17_85"><text:s/></text:span><text:span text:style-name="T17_86">wiktoriańskich</text:span><text:span text:style-name="T17_87"><text:s/></text:span><text:span text:style-name="T17_88">sukniach</text:span><text:span text:style-name="T17_89"><text:s/></text:span><text:span text:style-name="T17_90">z</text:span><text:span text:style-name="T17_91"><text:s/></text:span><text:span text:style-name="T17_92">falbankami</text:span><text:span text:style-name="T17_93"><text:s/></text:span><text:span text:style-name="T17_94">i</text:span><text:span text:style-name="T17_95"><text:s/></text:span><text:span text:style-name="T17_96">wojownicy</text:span><text:span text:style-name="T17_97"><text:s/></text:span><text:span text:style-name="T17_98">w</text:span><text:span text:style-name="T17_99"><text:s/></text:span><text:span text:style-name="T17_100">glanach</text:span><text:span text:style-name="T17_101"><text:s/></text:span><text:span text:style-name="T17_102">po</text:span><text:span text:style-name="T17_103"><text:s/></text:span><text:span text:style-name="T17_104">kolana</text:span><text:span text:style-name="T17_105"><text:s/></text:span><text:span text:style-name="T17_106">mieli</text:span><text:span text:style-name="T17_107"><text:s/></text:span><text:span text:style-name="T17_108">szansę</text:span><text:span text:style-name="T17_109"><text:s/></text:span><text:span text:style-name="T17_110">przetrwania</text:span><text:span text:style-name="T17_111"><text:s/></text:span><text:span text:style-name="T17_112">trzech</text:span><text:span text:style-name="T17_113"><text:s/></text:span><text:span text:style-name="T17_114">popołudni</text:span><text:span text:style-name="T17_115"><text:s/></text:span><text:span text:style-name="T17_116">festiwalu</text:span><text:span text:style-name="T17_117">.<text:s/></text:span><text:span text:style-name="T17_118">Co</text:span><text:span text:style-name="T17_119"><text:s/></text:span><text:span text:style-name="T17_120">mogę</text:span><text:span text:style-name="T17_121"><text:s/></text:span><text:span text:style-name="T17_122">powiedzieć</text:span><text:span text:style-name="T17_123"><text:s/></text:span><text:span text:style-name="T17_124">o</text:span><text:span text:style-name="T17_125"><text:s/></text:span><text:span text:style-name="T17_126">takim</text:span><text:span text:style-name="T17_127"><text:s/></text:span><text:span text:style-name="T17_128">pomyśle</text:span><text:span text:style-name="T17_129">?<text:s/></text:span><text:span text:style-name="T17_130">Świetna</text:span><text:span text:style-name="T17_131"><text:s/></text:span><text:span text:style-name="T17_132">lokalizacja</text:span><text:span text:style-name="T17_133">,<text:s/></text:span><text:span text:style-name="T17_134">znalezienie</text:span><text:span text:style-name="T17_135"><text:s/></text:span><text:span text:style-name="T17_136">zamczyska</text:span><text:span text:style-name="T17_137"><text:s/></text:span><text:span text:style-name="T17_138">nie</text:span><text:span text:style-name="T17_139"><text:s/></text:span><text:span text:style-name="T17_140">sprawia</text:span><text:span text:style-name="T17_141"><text:s/></text:span><text:span text:style-name="T17_142">problemu</text:span><text:span text:style-name="T17_143">,<text:s/></text:span><text:span text:style-name="T17_144">a</text:span><text:span text:style-name="T17_145"><text:s/></text:span><text:span text:style-name="T17_146">widoczny</text:span><text:span text:style-name="T17_147"><text:s/></text:span><text:span text:style-name="T17_148">jest</text:span><text:span text:style-name="T17_149"><text:s/></text:span><text:span text:style-name="T17_150">on</text:span><text:span text:style-name="T17_151"><text:s/></text:span><text:span text:style-name="T17_152">jak</text:span><text:span text:style-name="T17_153"><text:s/></text:span><text:span text:style-name="T17_154">na</text:span><text:span text:style-name="T17_155"><text:s/></text:span><text:span text:style-name="T17_156">dłoni</text:span><text:span text:style-name="T17_157"><text:s/></text:span><text:span text:style-name="T17_158">nawet</text:span><text:span text:style-name="T17_159"><text:s/></text:span><text:span text:style-name="T17_160">z</text:span><text:span text:style-name="T17_161"><text:s/></text:span><text:span text:style-name="T17_162">sąsiednich</text:span><text:span text:style-name="T17_163"><text:s/></text:span><text:span text:style-name="T17_164">wiosek</text:span><text:span text:style-name="T17_165">.<text:s/></text:span><text:span text:style-name="T17_166">Sam</text:span><text:span text:style-name="T17_167"><text:s/></text:span><text:span text:style-name="T17_168">z</text:span><text:span text:style-name="T17_169"><text:s/></text:span><text:span text:style-name="T17_170">siebie</text:span><text:span text:style-name="T17_171"><text:s/></text:span><text:span text:style-name="T17_172">jest</text:span><text:span text:style-name="T17_173"><text:s/></text:span><text:span text:style-name="T17_174">dobrym</text:span><text:span text:style-name="T17_175"><text:s/></text:span><text:span text:style-name="T17_176">punktem</text:span><text:span text:style-name="T17_177"><text:s/></text:span><text:span text:style-name="T17_178">orientacyjnym</text:span><text:span text:style-name="T17_179">.<text:s/></text:span><text:span text:style-name="T17_180">I</text:span><text:span text:style-name="T17_181"><text:s/></text:span><text:span text:style-name="T17_182">do</text:span><text:span text:style-name="T17_183"><text:s/></text:span><text:span text:style-name="T17_184">tego</text:span><text:span text:style-name="T17_185"><text:s/></text:span><text:span text:style-name="T17_186">jest</text:span><text:span text:style-name="T17_187"><text:s/></text:span><text:span text:style-name="T17_188">świetną</text:span><text:span text:style-name="T17_189"><text:s/></text:span><text:span text:style-name="T17_190">reklamą</text:span><text:span text:style-name="T17_191">,<text:s/></text:span><text:span text:style-name="T17_192">a</text:span><text:span text:style-name="T17_193"><text:s/></text:span><text:span text:style-name="T17_194">wiadomo</text:span><text:span text:style-name="T17_195"><text:s/></text:span><text:span text:style-name="T17_196">przecież</text:span><text:span text:style-name="T17_197">,<text:s/></text:span><text:span text:style-name="T17_198">że</text:span><text:span text:style-name="T17_199"><text:s/></text:span><text:span text:style-name="T17_200">Castle</text:span><text:span text:style-name="T17_201"><text:s/></text:span><text:span text:style-name="T17_202">Party</text:span><text:span text:style-name="T17_203"><text:s/></text:span><text:span text:style-name="T17_204">musi</text:span><text:span text:style-name="T17_205"><text:s/></text:span><text:span text:style-name="T17_206">odbyć</text:span><text:span text:style-name="T17_207"><text:s/></text:span><text:span text:style-name="T17_208">się</text:span><text:span text:style-name="T17_209"><text:s/></text:span><text:span text:style-name="T17_210">w</text:span><text:span text:style-name="T17_211"><text:s/></text:span><text:span text:style-name="T17_212">zamczysku</text:span><text:span text:style-name="T17_213">.</text:span></text:p>
      <text:p text:style-name="P18"/>
      <text:p text:style-name="P19"><text:span text:style-name="T19_1">A</text:span><text:span text:style-name="T19_2"><text:s/></text:span><text:span text:style-name="T19_3">wieczorem</text:span><text:span text:style-name="T19_4"><text:s/></text:span><text:span text:style-name="T19_5">na</text:span><text:span text:style-name="T19_6"><text:s/></text:span><text:span text:style-name="T19_7">dziedzińcu</text:span><text:span text:style-name="T19_8">...</text:span></text:p>
      <text:p text:style-name="P20"/>
      <text:p text:style-name="P21"><text:span text:style-name="T21_1">Nie</text:span><text:span text:style-name="T21_2"><text:s/></text:span><text:span text:style-name="T21_3">było</text:span><text:span text:style-name="T21_4"><text:s/></text:span><text:span text:style-name="T21_5">grzecznie</text:span><text:span text:style-name="T21_6">,<text:s/></text:span><text:span text:style-name="T21_7">nie</text:span><text:span text:style-name="T21_8"><text:s/></text:span><text:span text:style-name="T21_9">miało</text:span><text:span text:style-name="T21_10"><text:s/></text:span><text:span text:style-name="T21_11">być</text:span><text:span text:style-name="T21_12"><text:s/></text:span><text:span text:style-name="T21_13">i</text:span><text:span text:style-name="T21_14"><text:s/></text:span><text:span text:style-name="T21_15">już</text:span><text:span text:style-name="T21_16"><text:s/></text:span><text:span text:style-name="T21_17">na</text:span><text:span text:style-name="T21_18"><text:s/></text:span><text:span text:style-name="T21_19">starcie</text:span><text:span text:style-name="T21_20"><text:s/></text:span><text:span text:style-name="T21_21">znana</text:span><text:span text:style-name="T21_22"><text:s/></text:span><text:span text:style-name="T21_23">na</text:span><text:span text:style-name="T21_24"><text:s/></text:span><text:span text:style-name="T21_25">całą</text:span><text:span text:style-name="T21_26"><text:s/></text:span><text:span text:style-name="T21_27">Europę</text:span><text:span text:style-name="T21_28"><text:s/></text:span><text:span text:style-name="T21_29">polska</text:span><text:span text:style-name="T21_30"><text:s/></text:span><text:span text:style-name="T21_31">grupa</text:span><text:span text:style-name="T21_32"><text:s/></text:span><text:span text:style-name="T21_33">muzyczna</text:span><text:span text:style-name="T21_34"><text:s/></text:span><text:span text:style-name="T21_35">to</text:span><text:span text:style-name="T21_36"><text:s/></text:span><text:span text:style-name="T21_37">potwierdziła</text:span><text:span text:style-name="T21_38">.<text:s/></text:span><text:span text:style-name="T21_39">Mowa</text:span><text:span text:style-name="T21_40"><text:s/></text:span><text:span text:style-name="T21_41">o</text:span><text:span text:style-name="T21_42"><text:s/></text:span><text:span text:style-name="T21_43">Percivalu</text:span><text:span text:style-name="T21_44"><text:s/></text:span><text:span text:style-name="T21_45">Schuttenbachu</text:span><text:span text:style-name="T21_46">,<text:s/></text:span><text:span text:style-name="T21_47">dla</text:span><text:span text:style-name="T21_48"><text:s/></text:span><text:span text:style-name="T21_49">niewtajemniczonych</text:span><text:span text:style-name="T21_50"><text:s/></text:span><text:span text:style-name="T21_51">w</text:span><text:span text:style-name="T21_52"><text:s/></text:span><text:span text:style-name="T21_53">słowiański</text:span><text:span text:style-name="T21_54"><text:s/></text:span><text:span text:style-name="T21_55">folk</text:span><text:span text:style-name="T21_56">-</text:span><text:span text:style-name="T21_57">metal</text:span><text:span text:style-name="T21_58"><text:s/></text:span><text:span text:style-name="T21_59">powiem</text:span><text:span text:style-name="T21_60">,<text:s/></text:span><text:span text:style-name="T21_61">że</text:span><text:span text:style-name="T21_62"><text:s/></text:span><text:span text:style-name="T21_63">to</text:span><text:span text:style-name="T21_64"><text:s/></text:span><text:span text:style-name="T21_65">dokładnie</text:span><text:span text:style-name="T21_66"><text:s/></text:span><text:span text:style-name="T21_67">ten</text:span><text:span text:style-name="T21_68"><text:s/></text:span><text:span text:style-name="T21_69">sam</text:span><text:span text:style-name="T21_70"><text:s/></text:span><text:span text:style-name="T21_71">zespół</text:span><text:span text:style-name="T21_72">,<text:s/></text:span><text:span text:style-name="T21_73">który</text:span><text:span text:style-name="T21_74"><text:s/></text:span><text:span text:style-name="T21_75">brał</text:span><text:span text:style-name="T21_76"><text:s/></text:span><text:span text:style-name="T21_77">udział</text:span><text:span text:style-name="T21_78"><text:s/></text:span><text:span text:style-name="T21_79">w</text:span><text:span text:style-name="T21_80"><text:s/></text:span><text:span text:style-name="T21_81">tworzeniu</text:span><text:span text:style-name="T21_82"><text:s/></text:span><text:span text:style-name="T21_83">soundtrack</text:span><text:span text:style-name="T21_84">u</text:span><text:span text:style-name="T21_85"><text:s/></text:span><text:span text:style-name="T21_86">do</text:span><text:span text:style-name="T21_87"><text:s/></text:span><text:span text:style-name="T21_88">“</text:span><text:span text:style-name="T21_89">Wied</text:span><text:span text:style-name="T21_90">źm</text:span><text:span text:style-name="T21_91">ina</text:span><text:span text:style-name="T21_92"><text:s/>3</text:span><text:span text:style-name="T21_93">”</text:span><text:span text:style-name="T21_94">.<text:s/></text:span><text:span text:style-name="T21_95">W</text:span><text:span text:style-name="T21_96"><text:s/></text:span><text:span text:style-name="T21_97">towarzystwie</text:span><text:span text:style-name="T21_98"><text:s/></text:span><text:span text:style-name="T21_99">dwóch</text:span><text:span text:style-name="T21_100"><text:s/></text:span><text:span text:style-name="T21_101">zombie</text:span><text:span text:style-name="T21_102"><text:s/></text:span><text:span text:style-name="T21_103">tancerek</text:span><text:span text:style-name="T21_104">,<text:s/></text:span><text:span text:style-name="T21_105">które</text:span><text:span text:style-name="T21_106"><text:s/></text:span><text:span text:style-name="T21_107">nie</text:span><text:span text:style-name="T21_108"><text:s/></text:span><text:span text:style-name="T21_109">były</text:span><text:span text:style-name="T21_110"><text:s/></text:span><text:span text:style-name="T21_111">zbyt</text:span><text:span text:style-name="T21_112"><text:s/></text:span><text:span text:style-name="T21_113">sztywne</text:span><text:span text:style-name="T21_114">,<text:s/></text:span><text:span text:style-name="T21_115">a</text:span><text:span text:style-name="T21_116"><text:s/></text:span><text:span text:style-name="T21_117">już</text:span><text:span text:style-name="T21_118"><text:s/></text:span><text:span text:style-name="T21_119">na</text:span><text:span text:style-name="T21_120"><text:s/></text:span><text:span text:style-name="T21_121">pewno</text:span><text:span text:style-name="T21_122"><text:s/></text:span><text:span text:style-name="T21_123">nie</text:span><text:span text:style-name="T21_124"><text:s/></text:span><text:span text:style-name="T21_125">trupio</text:span><text:span text:style-name="T21_126"><text:s/></text:span><text:span text:style-name="T21_127">zimne</text:span><text:span text:style-name="T21_128">,<text:s/></text:span><text:span text:style-name="T21_129">i</text:span><text:span text:style-name="T21_130"><text:s/></text:span><text:span text:style-name="T21_131">śmierci</text:span><text:span text:style-name="T21_132"><text:s/></text:span><text:span text:style-name="T21_133">górującej</text:span><text:span text:style-name="T21_134"><text:s/></text:span><text:span text:style-name="T21_135">nad</text:span><text:span text:style-name="T21_136"><text:s/></text:span><text:span text:style-name="T21_137">wszystkimi</text:span><text:span text:style-name="T21_138"><text:s/></text:span><text:span text:style-name="T21_139">sześcioma</text:span><text:span text:style-name="T21_140"><text:s/></text:span><text:span text:style-name="T21_141">muzykami</text:span><text:span text:style-name="T21_142"><text:s/></text:span><text:span text:style-name="T21_143">zagrano</text:span><text:span text:style-name="T21_144"><text:s/></text:span><text:span text:style-name="T21_145">parę</text:span><text:span text:style-name="T21_146"><text:s/></text:span><text:span text:style-name="T21_147">mocno</text:span><text:span text:style-name="T21_148"><text:s/></text:span><text:span text:style-name="T21_149">brzmiących</text:span><text:span text:style-name="T21_150"><text:s/></text:span><text:span text:style-name="T21_151">kawałków</text:span><text:span text:style-name="T21_152">,<text:s/></text:span><text:span text:style-name="T21_153">w</text:span><text:span text:style-name="T21_154"><text:s/></text:span><text:span text:style-name="T21_155">tym</text:span><text:span text:style-name="T21_156"><text:s/></text:span><text:span text:style-name="T21_157">oczywiście</text:span><text:span text:style-name="T21_158"><text:s/></text:span><text:span text:style-name="T21_159">“</text:span><text:span text:style-name="T21_160">Martwe</text:span><text:span text:style-name="T21_161"><text:s/></text:span><text:span text:style-name="T21_162">Zło</text:span><text:span text:style-name="T21_163">”</text:span><text:span text:style-name="T21_164"><text:s/></text:span><text:span text:style-name="T21_165">i</text:span><text:span text:style-name="T21_166"><text:s/></text:span><text:span text:style-name="T21_167">zagrzewającego</text:span><text:span text:style-name="T21_168"><text:s/></text:span><text:span text:style-name="T21_169">do</text:span><text:span text:style-name="T21_170"><text:s/></text:span><text:span text:style-name="T21_171">boju</text:span><text:span text:style-name="T21_172"><text:s/></text:span><text:span text:style-name="T21_173">“</text:span><text:span text:style-name="T21_174">Svantevita</text:span><text:span text:style-name="T21_175">”</text:span><text:span text:style-name="T21_176">.<text:s/></text:span><text:span text:style-name="T21_177">A</text:span><text:span text:style-name="T21_178"><text:s/></text:span><text:span text:style-name="T21_179">jakie</text:span><text:span text:style-name="T21_180"><text:s/></text:span><text:span text:style-name="T21_181">wrażenia</text:span><text:span text:style-name="T21_182"><text:s/></text:span><text:span text:style-name="T21_183">z</text:span><text:span text:style-name="T21_184"><text:s/></text:span><text:span text:style-name="T21_185">koncertu</text:span><text:span text:style-name="T21_186">?<text:s/></text:span><text:span text:style-name="T21_187">Było</text:span><text:span text:style-name="T21_188"><text:s/></text:span><text:span text:style-name="T21_189">świetnie</text:span><text:span text:style-name="T21_190"><text:s/></text:span><text:span text:style-name="T21_191">i</text:span><text:span text:style-name="T21_192"><text:s/></text:span><text:span text:style-name="T21_193">za</text:span><text:span text:style-name="T21_194"><text:s/></text:span><text:span text:style-name="T21_195">krótko</text:span><text:span text:style-name="T21_196">!<text:s/></text:span><text:span text:style-name="T21_197">A</text:span><text:span text:style-name="T21_198"><text:s/></text:span><text:span text:style-name="T21_199">to</text:span><text:span text:style-name="T21_200"><text:s/></text:span><text:span text:style-name="T21_201">dopiero</text:span><text:span text:style-name="T21_202"><text:s/></text:span><text:span text:style-name="T21_203">pierwszy</text:span><text:span text:style-name="T21_204"><text:s/></text:span><text:span text:style-name="T21_205">dzień</text:span><text:span text:style-name="T21_206"><text:s/></text:span><text:span text:style-name="T21_207">występów</text:span><text:span text:style-name="T21_208"><text:s/></text:span><text:span text:style-name="T21_209">na</text:span><text:span text:style-name="T21_210"><text:s/></text:span><text:span text:style-name="T21_211">głównej</text:span><text:span text:style-name="T21_212"><text:s/></text:span><text:span text:style-name="T21_213">scenie</text:span><text:span text:style-name="T21_214"><text:s/></text:span><text:span text:style-name="T21_215">i</text:span><text:span text:style-name="T21_216"><text:s/></text:span><text:span text:style-name="T21_217">do</text:span><text:span text:style-name="T21_218"><text:s/></text:span><text:span text:style-name="T21_219">tego</text:span><text:span text:style-name="T21_220"><text:s/></text:span><text:span text:style-name="T21_221">słońce</text:span><text:span text:style-name="T21_222"><text:s/></text:span><text:span text:style-name="T21_223">dopiero</text:span><text:span text:style-name="T21_224"><text:s/></text:span><text:span text:style-name="T21_225">szykowało</text:span><text:span text:style-name="T21_226"><text:s/></text:span><text:span text:style-name="T21_227">się</text:span><text:span text:style-name="T21_228"><text:s/></text:span><text:span text:style-name="T21_229">d</text:span><text:span text:style-name="T21_230">o</text:span><text:span text:style-name="T21_231"><text:s/></text:span><text:span text:style-name="T21_232">schowania</text:span><text:span text:style-name="T21_233"><text:s/></text:span><text:span text:style-name="T21_234">za</text:span><text:span text:style-name="T21_235"><text:s/></text:span><text:span text:style-name="T21_236">skalisty</text:span><text:span text:style-name="T21_237"><text:s/></text:span><text:span text:style-name="T21_238">krajobraz</text:span><text:span text:style-name="T21_239">.<text:s/></text:span><text:span text:style-name="T21_240">Czyli</text:span><text:span text:style-name="T21_241"><text:s/></text:span><text:span text:style-name="T21_242">dla</text:span><text:span text:style-name="T21_243"><text:s/></text:span><text:span text:style-name="T21_244">większości</text:span><text:span text:style-name="T21_245"><text:s text:c="2"/></text:span><text:span text:style-name="T21_246">impreza</text:span><text:span text:style-name="T21_247"><text:s/></text:span><text:span text:style-name="T21_248">ledwie</text:span><text:span text:style-name="T21_249"><text:s/></text:span><text:span text:style-name="T21_250">się</text:span><text:span text:style-name="T21_251"><text:s/></text:span><text:span text:style-name="T21_252">zaczęła</text:span><text:span text:style-name="T21_253">.<text:s/></text:span></text:p>
      <text:p text:style-name="P22"/>
      <text:p text:style-name="P23"><text:span text:style-name="T23_1">Koncert</text:span><text:span text:style-name="T23_2"><text:s/></text:span><text:span text:style-name="T23_3">kolejnej</text:span><text:span text:style-name="T23_4"><text:s/></text:span><text:span text:style-name="T23_5">wielkiej</text:span><text:span text:style-name="T23_6"><text:s/></text:span><text:span text:style-name="T23_7">gwiazdy</text:span><text:span text:style-name="T23_8"><text:s/></text:span><text:span text:style-name="T23_9">wieczoru</text:span><text:span text:style-name="T23_10">.<text:s/></text:span><text:span text:style-name="T23_11">Wardruna</text:span><text:span text:style-name="T23_12">,<text:s/></text:span><text:span text:style-name="T23_13">prastare</text:span><text:span text:style-name="T23_14"><text:s/></text:span><text:span text:style-name="T23_15">pieśni</text:span><text:span text:style-name="T23_16"><text:s/></text:span><text:span text:style-name="T23_17">północy</text:span><text:span text:style-name="T23_18"><text:s/></text:span><text:span text:style-name="T23_19">odtwarzane</text:span><text:span text:style-name="T23_20"><text:s/></text:span><text:span text:style-name="T23_21">za</text:span><text:span text:style-name="T23_22"><text:s/></text:span><text:span text:style-name="T23_23">pomocą</text:span><text:span text:style-name="T23_24"><text:s/></text:span><text:span text:style-name="T23_25">instrumentów</text:span><text:span text:style-name="T23_26"><text:s/></text:span><text:span text:style-name="T23_27">z</text:span><text:span text:style-name="T23_28"><text:s/></text:span><text:span text:style-name="T23_29">dawnych</text:span><text:span text:style-name="T23_30"><text:s/></text:span><text:span text:style-name="T23_31">czasów</text:span><text:span text:style-name="T23_32">.<text:s/></text:span><text:span text:style-name="T23_33">Niesamowicie</text:span><text:span text:style-name="T23_34"><text:s/></text:span><text:span text:style-name="T23_35">klimatyczna</text:span><text:span text:style-name="T23_36"><text:s/></text:span><text:span text:style-name="T23_37">muzyka</text:span><text:span text:style-name="T23_38">.<text:s/></text:span><text:span text:style-name="T23_39">Do</text:span><text:span text:style-name="T23_40"><text:s/></text:span><text:span text:style-name="T23_41">tego</text:span><text:span text:style-name="T23_42"><text:s/></text:span><text:span text:style-name="T23_43">gdy</text:span><text:span text:style-name="T23_44"><text:s/></text:span><text:span text:style-name="T23_45">zaczęli</text:span><text:span text:style-name="T23_46"><text:s/></text:span><text:span text:style-name="T23_47">występ</text:span><text:span text:style-name="T23_48">,<text:s/></text:span><text:span text:style-name="T23_49">a</text:span><text:span text:style-name="T23_50"><text:s/></text:span><text:span text:style-name="T23_51">perkusista</text:span><text:span text:style-name="T23_52"><text:s/></text:span><text:span text:style-name="T23_53">z</text:span><text:span text:style-name="T23_54"><text:s/></text:span><text:span text:style-name="T23_55">całą</text:span><text:span text:style-name="T23_56"><text:s/></text:span><text:span text:style-name="T23_57">siłą</text:span><text:span text:style-name="T23_58"><text:s/></text:span><text:span text:style-name="T23_59">uderzył</text:span><text:span text:style-name="T23_60"><text:s/></text:span><text:span text:style-name="T23_61">w</text:span><text:span text:style-name="T23_62"><text:s/></text:span><text:span text:style-name="T23_63">bęben</text:span><text:span text:style-name="T23_64">,<text:s/></text:span><text:span text:style-name="T23_65">jak</text:span><text:span text:style-name="T23_66"><text:s/></text:span><text:span text:style-name="T23_67">na</text:span><text:span text:style-name="T23_68"><text:s/></text:span><text:span text:style-name="T23_69">zawołanie</text:span><text:span text:style-name="T23_70"><text:s/></text:span><text:span text:style-name="T23_71">zaczął</text:span><text:span text:style-name="T23_72"><text:s/></text:span><text:span text:style-name="T23_73">padać</text:span><text:span text:style-name="T23_74"><text:s/></text:span><text:span text:style-name="T23_75">deszcz</text:span><text:span text:style-name="T23_76">,<text:s/></text:span><text:span text:style-name="T23_77">aż</text:span><text:span text:style-name="T23_78"><text:s/></text:span><text:span text:style-name="T23_79">do</text:span><text:span text:style-name="T23_80"><text:s/></text:span><text:span text:style-name="T23_81">końca</text:span><text:span text:style-name="T23_82"><text:s/></text:span><text:span text:style-name="T23_83">koncertu</text:span><text:span text:style-name="T23_84">.<text:s/></text:span><text:span text:style-name="T23_85">Niezapomniany</text:span><text:span text:style-name="T23_86"><text:s/></text:span><text:span text:style-name="T23_87">magiczny</text:span><text:span text:style-name="T23_88"><text:s/></text:span><text:span text:style-name="T23_89">moment</text:span><text:span text:style-name="T23_90">.<text:s/></text:span><text:span text:style-name="T23_91">Niestety</text:span><text:span text:style-name="T23_92">,<text:s/></text:span><text:span text:style-name="T23_93">zaistniały</text:span><text:span text:style-name="T23_94"><text:s/></text:span><text:span text:style-name="T23_95">także</text:span><text:span text:style-name="T23_96"><text:s/></text:span><text:span text:style-name="T23_97">problemy</text:span><text:span text:style-name="T23_98"><text:s/></text:span><text:span text:style-name="T23_99">techniczne</text:span><text:span text:style-name="T23_100">,<text:s/></text:span><text:span text:style-name="T23_101">przez</text:span><text:span text:style-name="T23_102"><text:s/></text:span><text:span text:style-name="T23_103">które</text:span><text:span text:style-name="T23_104"><text:s/></text:span><text:span text:style-name="T23_105">powstało</text:span><text:span text:style-name="T23_106"><text:s/></text:span><text:span text:style-name="T23_107">wcale</text:span><text:span text:style-name="T23_108"><text:s/></text:span><text:span text:style-name="T23_109">niemałe</text:span><text:span text:style-name="T23_110"><text:s/></text:span><text:span text:style-name="T23_111">opóźnienie</text:span><text:span text:style-name="T23_112">,<text:s/></text:span><text:span text:style-name="T23_113">a</text:span><text:span text:style-name="T23_114"><text:s/></text:span><text:span text:style-name="T23_115">podczas</text:span><text:span text:style-name="T23_116"><text:s/></text:span><text:span text:style-name="T23_117">jednego</text:span><text:span text:style-name="T23_118"><text:s/></text:span><text:span text:style-name="T23_119">z</text:span><text:span text:style-name="T23_120"><text:s/></text:span><text:span text:style-name="T23_121">pierwszych</text:span><text:span text:style-name="T23_122"><text:s/></text:span><text:span text:style-name="T23_123">utworów</text:span><text:span text:style-name="T23_124"><text:s/></text:span><text:span text:style-name="T23_125">na</text:span><text:span text:style-name="T23_126"><text:s/></text:span><text:span text:style-name="T23_127">krótki</text:span><text:span text:style-name="T23_128"><text:s/></text:span><text:span text:style-name="T23_129">czas</text:span><text:span text:style-name="T23_130"><text:s/></text:span><text:span text:style-name="T23_131">zostało</text:span><text:span text:style-name="T23_132"><text:s/></text:span><text:span text:style-name="T23_133">wyłączone</text:span><text:span text:style-name="T23_134"><text:s/></text:span><text:span text:style-name="T23_135">nagłośnienie</text:span><text:span text:style-name="T23_136">.<text:s/></text:span><text:span text:style-name="T23_137">Na</text:span><text:span text:style-name="T23_138"><text:s/></text:span><text:span text:style-name="T23_139">szczęście</text:span><text:span text:style-name="T23_140"><text:s/></text:span><text:span text:style-name="T23_141">nie</text:span><text:span text:style-name="T23_142"><text:s/></text:span><text:span text:style-name="T23_143">rozproszyło</text:span><text:span text:style-name="T23_144"><text:s/></text:span><text:span text:style-name="T23_145">to</text:span><text:span text:style-name="T23_146"><text:s/></text:span><text:span text:style-name="T23_147">muzyków</text:span><text:span text:style-name="T23_148"><text:s/></text:span><text:span text:style-name="T23_149">i</text:span><text:span text:style-name="T23_150"><text:s/></text:span><text:span text:style-name="T23_151">dalsze</text:span><text:span text:style-name="T23_152"><text:s/></text:span><text:span text:style-name="T23_153">utwory</text:span><text:span text:style-name="T23_154"><text:s/></text:span><text:span text:style-name="T23_155">zagrano</text:span><text:span text:style-name="T23_156"><text:s/></text:span><text:span text:style-name="T23_157">doskonale</text:span><text:span text:style-name="T23_158">,<text:s/></text:span><text:span text:style-name="T23_159">tworząc</text:span><text:span text:style-name="T23_160"><text:s/></text:span><text:span text:style-name="T23_161">niesamowity</text:span><text:span text:style-name="T23_162">,<text:s/></text:span><text:span text:style-name="T23_163">mroźny</text:span><text:span text:style-name="T23_164"><text:s/></text:span><text:span text:style-name="T23_165">klimat</text:span><text:span text:style-name="T23_166">.<text:s/></text:span><text:span text:style-name="T23_167">Jednak</text:span><text:span text:style-name="T23_168"><text:s/></text:span><text:span text:style-name="T23_169">wrażenia</text:span><text:span text:style-name="T23_170"><text:s/></text:span><text:span text:style-name="T23_171">publiczności</text:span><text:span text:style-name="T23_172"><text:s/></text:span><text:span text:style-name="T23_173">były</text:span><text:span text:style-name="T23_174"><text:s/></text:span><text:span text:style-name="T23_175">co</text:span><text:span text:style-name="T23_176"><text:s/></text:span><text:span text:style-name="T23_177">najmniej</text:span><text:span text:style-name="T23_178"><text:s/></text:span><text:span text:style-name="T23_179">mieszane</text:span><text:span text:style-name="T23_180">.<text:s/></text:span><text:span text:style-name="T23_181">Fani</text:span><text:span text:style-name="T23_182"><text:s/></text:span><text:span text:style-name="T23_183">folku</text:span><text:span text:style-name="T23_184"><text:s/></text:span><text:span text:style-name="T23_185">przyjechali</text:span><text:span text:style-name="T23_186"><text:s/></text:span><text:span text:style-name="T23_187">głównie</text:span><text:span text:style-name="T23_188"><text:s/></text:span><text:span text:style-name="T23_189">zobaczyć</text:span><text:span text:style-name="T23_190"><text:s/></text:span><text:span text:style-name="T23_191">koncert</text:span><text:span text:style-name="T23_192"><text:s/></text:span><text:span text:style-name="T23_193">Wardruny</text:span><text:span text:style-name="T23_194"><text:s/></text:span><text:span text:style-name="T23_195">i</text:span><text:span text:style-name="T23_196"><text:s/></text:span><text:span text:style-name="T23_197">byli</text:span><text:span text:style-name="T23_198"><text:s/></text:span><text:span text:style-name="T23_199">zachwyceni</text:span><text:span text:style-name="T23_200"><text:s/></text:span><text:span text:style-name="T23_201">ich</text:span><text:span text:style-name="T23_202"><text:s/></text:span><text:span text:style-name="T23_203">muzyką</text:span><text:span text:style-name="T23_204">.<text:s/></text:span><text:span text:style-name="T23_205">Natomiast</text:span><text:span text:style-name="T23_206"><text:s/></text:span><text:span text:style-name="T23_207">zdecydowana</text:span><text:span text:style-name="T23_208"><text:s/></text:span><text:span text:style-name="T23_209">większość</text:span><text:span text:style-name="T23_210"><text:s/></text:span><text:span text:style-name="T23_211">dawała</text:span><text:span text:style-name="T23_212"><text:s/></text:span><text:span text:style-name="T23_213">po</text:span><text:span text:style-name="T23_214"><text:s/></text:span><text:span text:style-name="T23_215">sobie</text:span><text:span text:style-name="T23_216"><text:s/></text:span><text:span text:style-name="T23_217">poznać</text:span><text:span text:style-name="T23_218">,<text:s/></text:span><text:span text:style-name="T23_219">że</text:span><text:span text:style-name="T23_220"><text:s/></text:span><text:span text:style-name="T23_221">zmarnowała</text:span><text:span text:style-name="T23_222"><text:s/></text:span><text:span text:style-name="T23_223">czas</text:span><text:span text:style-name="T23_224"><text:s/></text:span><text:span text:style-name="T23_225">i</text:span><text:span text:style-name="T23_226"><text:s/></text:span><text:span text:style-name="T23_227">prawie</text:span><text:span text:style-name="T23_228"><text:s/></text:span><text:span text:style-name="T23_229">zanudziła</text:span><text:span text:style-name="T23_230"><text:s/></text:span><text:span text:style-name="T23_231">się</text:span><text:span text:style-name="T23_232"><text:s/></text:span><text:span text:style-name="T23_233">na</text:span><text:span text:style-name="T23_234"><text:s/></text:span><text:span text:style-name="T23_235">śmierć</text:span><text:span text:style-name="T23_236">.<text:s/></text:span><text:span text:style-name="T23_237">A</text:span><text:span text:style-name="T23_238">by</text:span><text:span text:style-name="T23_239"><text:s/></text:span><text:span text:style-name="T23_240">dopieścić</text:span><text:span text:style-name="T23_241"><text:s/></text:span><text:span text:style-name="T23_242">gusta</text:span><text:span text:style-name="T23_243"><text:s/></text:span><text:span text:style-name="T23_244">tych</text:span><text:span text:style-name="T23_245"><text:s/></text:span><text:span text:style-name="T23_246">bardziej</text:span><text:span text:style-name="T23_247"><text:s/></text:span><text:span text:style-name="T23_248">wybrednych</text:span><text:span text:style-name="T23_249">,<text:s/></text:span><text:span text:style-name="T23_250">po</text:span><text:span text:style-name="T23_251"><text:s/></text:span><text:span text:style-name="T23_252">krótkiej</text:span><text:span text:style-name="T23_253"><text:s/></text:span><text:span text:style-name="T23_254">przerwie</text:span><text:span text:style-name="T23_255"><text:s/></text:span><text:span text:style-name="T23_256">na</text:span><text:span text:style-name="T23_257"><text:s/></text:span><text:span text:style-name="T23_258">scenie</text:span><text:span text:style-name="T23_259"><text:s/></text:span><text:span text:style-name="T23_260">znalazł</text:span><text:span text:style-name="T23_261"><text:s/></text:span><text:span text:style-name="T23_262">się</text:span><text:span text:style-name="T23_263"><text:s/></text:span><text:span text:style-name="T23_264">Paradise</text:span><text:span text:style-name="T23_265"><text:s/></text:span><text:span text:style-name="T23_266">Lost</text:span><text:span text:style-name="T23_267"><text:s/></text:span><text:span text:style-name="T23_268">–</text:span><text:span text:style-name="T23_269"><text:s/></text:span><text:span text:style-name="T23_270">prekursor</text:span><text:span text:style-name="T23_271"><text:s/></text:span><text:span text:style-name="T23_272">gotyckiego</text:span><text:span text:style-name="T23_273"><text:s/></text:span><text:span text:style-name="T23_274">rocka</text:span><text:span text:style-name="T23_275">.<text:s/></text:span><text:span text:style-name="T23_276">Działo</text:span><text:span text:style-name="T23_277"><text:s/></text:span><text:span text:style-name="T23_278">się</text:span><text:span text:style-name="T23_279"><text:s/></text:span><text:span text:style-name="T23_280">s</text:span><text:span text:style-name="T23_281">poro</text:span><text:span text:style-name="T23_282"><text:s/></text:span><text:span text:style-name="T23_283">i</text:span><text:span text:style-name="T23_284"><text:s/></text:span><text:span text:style-name="T23_285">może</text:span><text:span text:style-name="T23_286"><text:s/></text:span><text:span text:style-name="T23_287">nie</text:span><text:span text:style-name="T23_288"><text:s/></text:span><text:span text:style-name="T23_289">do</text:span><text:span text:style-name="T23_290"><text:s/></text:span><text:span text:style-name="T23_291">wschodu</text:span><text:span text:style-name="T23_292"><text:s/></text:span><text:span text:style-name="T23_293">słońca</text:span><text:span text:style-name="T23_294">,<text:s/></text:span><text:span text:style-name="T23_295">ale</text:span><text:span text:style-name="T23_296"><text:s/></text:span><text:span text:style-name="T23_297">była</text:span><text:span text:style-name="T23_298"><text:s/></text:span><text:span text:style-name="T23_299">moc</text:span><text:span text:style-name="T23_300"><text:s/></text:span><text:span text:style-name="T23_301">wrażeń</text:span><text:span text:style-name="T23_302">.<text:s/></text:span><text:span text:style-name="T23_303">Wspomnieć</text:span><text:span text:style-name="T23_304"><text:s/></text:span><text:span text:style-name="T23_305">warto</text:span><text:span text:style-name="T23_306"><text:s/></text:span><text:span text:style-name="T23_307">jeszcze</text:span><text:span text:style-name="T23_308"><text:s/></text:span><text:span text:style-name="T23_309">o</text:span><text:span text:style-name="T23_310"><text:s/></text:span><text:span text:style-name="T23_311">koncercie</text:span><text:span text:style-name="T23_312"><text:s/></text:span><text:span text:style-name="T23_313">H</text:span><text:span text:style-name="T23_314">.</text:span><text:span text:style-name="T23_315">EXE</text:span><text:span text:style-name="T23_316">,<text:s/></text:span><text:span text:style-name="T23_317">którzy</text:span><text:span text:style-name="T23_318"><text:s/></text:span><text:span text:style-name="T23_319">nawet</text:span><text:span text:style-name="T23_320"><text:s/></text:span><text:span text:style-name="T23_321">przywieźli</text:span><text:span text:style-name="T23_322"><text:s/></text:span><text:span text:style-name="T23_323">ze</text:span><text:span text:style-name="T23_324"><text:s/></text:span><text:span text:style-name="T23_325">sobą</text:span><text:span text:style-name="T23_326"><text:s/></text:span><text:span text:style-name="T23_327">piwo</text:span><text:span text:style-name="T23_328"><text:s/></text:span><text:span text:style-name="T23_329">własnej</text:span><text:span text:style-name="T23_330"><text:s/></text:span><text:span text:style-name="T23_331">marki</text:span><text:span text:style-name="T23_332">,<text:s/></text:span><text:span text:style-name="T23_333">i</text:span><text:span text:style-name="T23_334"><text:s/></text:span><text:span text:style-name="T23_335">oczywiście</text:span><text:span text:style-name="T23_336"><text:s/></text:span><text:span text:style-name="T23_337">o</text:span><text:span text:style-name="T23_338"><text:s/></text:span><text:span text:style-name="T23_339">Juno</text:span><text:span text:style-name="T23_340"><text:s/></text:span><text:span text:style-name="T23_341">Reactor</text:span><text:span text:style-name="T23_342">,<text:s/></text:span><text:span text:style-name="T23_343">na</text:span><text:span text:style-name="T23_344"><text:s/></text:span><text:span text:style-name="T23_345">którego</text:span><text:span text:style-name="T23_346"><text:s/></text:span><text:span text:style-name="T23_347">publiczność</text:span><text:span text:style-name="T23_348"><text:s/></text:span><text:span text:style-name="T23_349">dzielnie</text:span><text:span text:style-name="T23_350"><text:s/></text:span><text:span text:style-name="T23_351">czekała</text:span><text:span text:style-name="T23_352"><text:s/></text:span><text:span text:style-name="T23_353">aż</text:span><text:span text:style-name="T23_354"><text:s/></text:span><text:span text:style-name="T23_355">do</text:span><text:span text:style-name="T23_356"><text:s/></text:span><text:span text:style-name="T23_357">wpół</text:span><text:span text:style-name="T23_358"><text:s/></text:span><text:span text:style-name="T23_359">do</text:span><text:span text:style-name="T23_360"><text:s/></text:span><text:span text:style-name="T23_361">pierwszej</text:span><text:span text:style-name="T23_362"><text:s/></text:span><text:span text:style-name="T23_363">w</text:span><text:span text:style-name="T23_364"><text:s/></text:span><text:span text:style-name="T23_365">niedzielę</text:span><text:span text:style-name="T23_366">,<text:s/></text:span><text:span text:style-name="T23_367">przez</text:span><text:span text:style-name="T23_368"><text:s/></text:span><text:span text:style-name="T23_369">opóźnienia</text:span><text:span text:style-name="T23_370"><text:s/></text:span><text:span text:style-name="T23_371">spowodowane</text:span><text:span text:style-name="T23_372"><text:s/></text:span><text:span text:style-name="T23_373">nagłą</text:span><text:span text:style-name="T23_374"><text:s/></text:span><text:span text:style-name="T23_375">burzą</text:span><text:span text:style-name="T23_376">.<text:s/></text:span><text:span text:style-name="T23_377">Było</text:span><text:span text:style-name="T23_378"><text:s/></text:span><text:span text:style-name="T23_379">warto</text:span><text:span text:style-name="T23_380"><text:s/></text:span><text:span text:style-name="T23_381">i</text:span><text:span text:style-name="T23_382"><text:s/></text:span><text:span text:style-name="T23_383">to</text:span><text:span text:style-name="T23_384"><text:s/></text:span><text:span text:style-name="T23_385">bardzo</text:span><text:span text:style-name="T23_386">.</text:span></text:p>
      <text:p text:style-name="P24"/>
      <text:p text:style-name="P25"/>
      <text:p text:style-name="P26"><text:span text:style-name="T26_1">Świątynia</text:span></text:p>
      <text:p text:style-name="P27"/>
      <text:p text:style-name="P28"><text:span text:style-name="T28_1">Dla</text:span><text:span text:style-name="T28_2"><text:s/></text:span><text:span text:style-name="T28_3">zwolenników</text:span><text:span text:style-name="T28_4"><text:s/></text:span><text:span text:style-name="T28_5">trochę</text:span><text:span text:style-name="T28_6"><text:s/></text:span><text:span text:style-name="T28_7">mroczniejszych</text:span><text:span text:style-name="T28_8"><text:s/></text:span><text:span text:style-name="T28_9">klimatów</text:span><text:span text:style-name="T28_10"><text:s/></text:span><text:span text:style-name="T28_11">niż</text:span><text:span text:style-name="T28_12"><text:s/></text:span><text:span text:style-name="T28_13">gotycki</text:span><text:span text:style-name="T28_14"><text:s/></text:span><text:span text:style-name="T28_15">rock</text:span><text:span text:style-name="T28_16"><text:s/></text:span><text:span text:style-name="T28_17">i</text:span><text:span text:style-name="T28_18"><text:s/></text:span><text:span text:style-name="T28_19">industrial</text:span><text:span text:style-name="T28_20"><text:s/></text:span><text:span text:style-name="T28_21">istniała</text:span><text:span text:style-name="T28_22"><text:s/></text:span><text:span text:style-name="T28_23">druga</text:span><text:span text:style-name="T28_24">,<text:s/></text:span><text:span text:style-name="T28_25">mniejsza</text:span><text:span text:style-name="T28_26"><text:s/></text:span><text:span text:style-name="T28_27">scena</text:span><text:span text:style-name="T28_28"><text:s/></text:span><text:span text:style-name="T28_29">w</text:span><text:span text:style-name="T28_30"><text:s/></text:span><text:span text:style-name="T28_31">byłym</text:span><text:span text:style-name="T28_32"><text:s/></text:span><text:span text:style-name="T28_33">kościele</text:span><text:span text:style-name="T28_34"><text:s/></text:span><text:span text:style-name="T28_35">ewangelickim</text:span><text:span text:style-name="T28_36">,<text:s/></text:span><text:span text:style-name="T28_37">a</text:span><text:span text:style-name="T28_38"><text:s/></text:span><text:span text:style-name="T28_39">dzisiaj</text:span><text:span text:style-name="T28_40"><text:s/></text:span><text:span text:style-name="T28_41">hali</text:span><text:span text:style-name="T28_42"><text:s/></text:span><text:span text:style-name="T28_43">sportowej</text:span><text:span text:style-name="T28_44">.<text:s/></text:span><text:span text:style-name="T28_45">Wielki</text:span><text:span text:style-name="T28_46"><text:s/></text:span><text:span text:style-name="T28_47">plus</text:span><text:span text:style-name="T28_48"><text:s/></text:span><text:span text:style-name="T28_49">za</text:span><text:span text:style-name="T28_50"><text:s/></text:span><text:span text:style-name="T28_51">pomysł</text:span><text:span text:style-name="T28_52"><text:s/></text:span><text:span text:style-name="T28_53">i</text:span><text:span text:style-name="T28_54"><text:s/></text:span><text:span text:style-name="T28_55">realizację</text:span><text:span text:style-name="T28_56">.<text:s/></text:span><text:span text:style-name="T28_57">Wyobraź</text:span><text:span text:style-name="T28_58"><text:s/></text:span><text:span text:style-name="T28_59">sobie</text:span><text:span text:style-name="T28_60"><text:s/></text:span><text:span text:style-name="T28_61">stojącą</text:span><text:span text:style-name="T28_62"><text:s/></text:span><text:span text:style-name="T28_63">przed</text:span><text:span text:style-name="T28_64"><text:s/></text:span><text:span text:style-name="T28_65">kościołem</text:span><text:span text:style-name="T28_66"><text:s/></text:span><text:span text:style-name="T28_67">grupę</text:span><text:span text:style-name="T28_68"><text:s/></text:span><text:span text:style-name="T28_69">ubranych</text:span><text:span text:style-name="T28_70"><text:s/></text:span><text:span text:style-name="T28_71">na</text:span><text:span text:style-name="T28_72"><text:s/></text:span><text:span text:style-name="T28_73">czarno</text:span><text:span text:style-name="T28_74">,<text:s/></text:span><text:span text:style-name="T28_75">wytatuowanych</text:span><text:span text:style-name="T28_76"><text:s/></text:span><text:span text:style-name="T28_77">bardziej</text:span><text:span text:style-name="T28_78"><text:s/></text:span><text:span text:style-name="T28_79">wampirów</text:span><text:span text:style-name="T28_80"><text:s/></text:span><text:span text:style-name="T28_81">niż</text:span><text:span text:style-name="T28_82"><text:s/></text:span><text:span text:style-name="T28_83">ludzi</text:span><text:span text:style-name="T28_84"><text:s/></text:span><text:span text:style-name="T28_85">popijających</text:span><text:span text:style-name="T28_86"><text:s/></text:span><text:span text:style-name="T28_87">sobie</text:span><text:span text:style-name="T28_88"><text:s/></text:span><text:span text:style-name="T28_89">lane</text:span><text:span text:style-name="T28_90"><text:s/></text:span><text:span text:style-name="T28_91">piwo</text:span><text:span text:style-name="T28_92"><text:s/></text:span><text:span text:style-name="T28_93">przy</text:span><text:span text:style-name="T28_94"><text:s/></text:span><text:span text:style-name="T28_95">dźwiękach</text:span><text:span text:style-name="T28_96"><text:s/></text:span><text:span text:style-name="T28_97">ostrej</text:span><text:span text:style-name="T28_98"><text:s/></text:span><text:span text:style-name="T28_99">muzyki</text:span><text:span text:style-name="T28_100"><text:s/></text:span><text:span text:style-name="T28_101">słyszalnej</text:span><text:span text:style-name="T28_102"><text:s/></text:span><text:span text:style-name="T28_103">z</text:span><text:span text:style-name="T28_104"><text:s/></text:span><text:span text:style-name="T28_105">drugiej</text:span><text:span text:style-name="T28_106"><text:s/></text:span><text:span text:style-name="T28_107">strony</text:span><text:span text:style-name="T28_108"><text:s/></text:span><text:span text:style-name="T28_109">ulicy</text:span><text:span text:style-name="T28_110">.<text:s/></text:span><text:span text:style-name="T28_111">I</text:span><text:span text:style-name="T28_112"><text:s/></text:span><text:span text:style-name="T28_113">już</text:span><text:span text:style-name="T28_114"><text:s/></text:span><text:span text:style-name="T28_115">wiesz</text:span><text:span text:style-name="T28_116">,<text:s/></text:span><text:span text:style-name="T28_117">że</text:span><text:span text:style-name="T28_118"><text:s/></text:span><text:span text:style-name="T28_119">trafiłeś</text:span><text:span text:style-name="T28_120"><text:s/></text:span><text:span text:style-name="T28_121">w</text:span><text:span text:style-name="T28_122"><text:s/></text:span><text:span text:style-name="T28_123">miejsce</text:span><text:span text:style-name="T28_124">,<text:s/></text:span><text:span text:style-name="T28_125">którego</text:span><text:span text:style-name="T28_126"><text:s/></text:span><text:span text:style-name="T28_127">szukałeś</text:span><text:span text:style-name="T28_128">.<text:s/></text:span><text:span text:style-name="T28_129">Koncerty</text:span><text:span text:style-name="T28_130"><text:s/></text:span><text:span text:style-name="T28_131">w</text:span><text:span text:style-name="T28_132"><text:s/></text:span><text:span text:style-name="T28_133">dawnej</text:span><text:span text:style-name="T28_134"><text:s/></text:span><text:span text:style-name="T28_135">świątyni</text:span><text:span text:style-name="T28_136"><text:s/></text:span><text:span text:style-name="T28_137">różniły</text:span><text:span text:style-name="T28_138"><text:s/></text:span><text:span text:style-name="T28_139">się</text:span><text:span text:style-name="T28_140"><text:s/></text:span><text:span text:style-name="T28_141">i</text:span><text:span text:style-name="T28_142"><text:s/></text:span><text:span text:style-name="T28_143">muzyką</text:span><text:span text:style-name="T28_144">,<text:s/></text:span><text:span text:style-name="T28_145">i</text:span><text:span text:style-name="T28_146"><text:s/></text:span><text:span text:style-name="T28_147">klimatem</text:span><text:span text:style-name="T28_148"><text:s/></text:span><text:span text:style-name="T28_149">od</text:span><text:span text:style-name="T28_150"><text:s/></text:span><text:span text:style-name="T28_151">tego</text:span><text:span text:style-name="T28_152">,<text:s/></text:span><text:span text:style-name="T28_153">co</text:span><text:span text:style-name="T28_154"><text:s/></text:span><text:span text:style-name="T28_155">znamy</text:span><text:span text:style-name="T28_156"><text:s/></text:span><text:span text:style-name="T28_157">z</text:span><text:span text:style-name="T28_158"><text:s/></text:span><text:span text:style-name="T28_159">dziedzińca</text:span><text:span text:style-name="T28_160"><text:s/></text:span><text:span text:style-name="T28_161">zamkowego</text:span><text:span text:style-name="T28_162">.<text:s/></text:span><text:span text:style-name="T28_163">Przede</text:span><text:span text:style-name="T28_164"><text:s/></text:span><text:span text:style-name="T28_165">wszystkim</text:span><text:span text:style-name="T28_166"><text:s/></text:span><text:span text:style-name="T28_167">było</text:span><text:span text:style-name="T28_168"><text:s/></text:span><text:span text:style-name="T28_169">mroczniej</text:span><text:span text:style-name="T28_170"><text:s/></text:span><text:span text:style-name="T28_171">i</text:span><text:span text:style-name="T28_172"><text:s/></text:span><text:span text:style-name="T28_173">ciężej</text:span><text:span text:style-name="T28_174">.<text:s/></text:span></text:p>
      <text:p text:style-name="P29"/>
      <text:p text:style-name="P30"><text:span text:style-name="T30_1">Także</text:span><text:span text:style-name="T30_2"><text:s/></text:span><text:span text:style-name="T30_3">mniej</text:span><text:span text:style-name="T30_4"><text:s/></text:span><text:span text:style-name="T30_5">osób</text:span><text:span text:style-name="T30_6"><text:s/></text:span><text:span text:style-name="T30_7">było</text:span><text:span text:style-name="T30_8"><text:s/></text:span><text:span text:style-name="T30_9">zainteresowanych</text:span><text:span text:style-name="T30_10"><text:s/></text:span><text:span text:style-name="T30_11">wszystkimi</text:span><text:span text:style-name="T30_12"><text:s/></text:span><text:span text:style-name="T30_13">zespołami</text:span><text:span text:style-name="T30_14"><text:s/></text:span><text:span text:style-name="T30_15">grającymi</text:span><text:span text:style-name="T30_16"><text:s/></text:span><text:span text:style-name="T30_17">w</text:span><text:span text:style-name="T30_18"><text:s/></text:span><text:span text:style-name="T30_19">tym</text:span><text:span text:style-name="T30_20"><text:s/></text:span><text:span text:style-name="T30_21">miejscu</text:span><text:span text:style-name="T30_22">.<text:s/></text:span><text:span text:style-name="T30_23">Wynikało</text:span><text:span text:style-name="T30_24"><text:s/></text:span><text:span text:style-name="T30_25">to</text:span><text:span text:style-name="T30_26"><text:s/></text:span><text:span text:style-name="T30_27">z</text:span><text:span text:style-name="T30_28"><text:s/></text:span><text:span text:style-name="T30_29">ogromnych</text:span><text:span text:style-name="T30_30"><text:s/></text:span><text:span text:style-name="T30_31">różnic</text:span><text:span text:style-name="T30_32"><text:s/></text:span><text:span text:style-name="T30_33">w</text:span><text:span text:style-name="T30_34"><text:s/></text:span><text:span text:style-name="T30_35">gatunkach</text:span><text:span text:style-name="T30_36"><text:s/></text:span><text:span text:style-name="T30_37">muzycznych</text:span><text:span text:style-name="T30_38"><text:s/></text:span><text:span text:style-name="T30_39">kolejnych</text:span><text:span text:style-name="T30_40"><text:s/></text:span><text:span text:style-name="T30_41">koncertów</text:span><text:span text:style-name="T30_42">,<text:s/></text:span><text:span text:style-name="T30_43">w</text:span><text:span text:style-name="T30_44"><text:s/></text:span><text:span text:style-name="T30_45">przeciwieństwie</text:span><text:span text:style-name="T30_46"><text:s/></text:span><text:span text:style-name="T30_47">do</text:span><text:span text:style-name="T30_48"><text:s/></text:span><text:span text:style-name="T30_49">głównej</text:span><text:span text:style-name="T30_50"><text:s/></text:span><text:span text:style-name="T30_51">sceny</text:span><text:span text:style-name="T30_52">,<text:s/></text:span><text:span text:style-name="T30_53">na</text:span><text:span text:style-name="T30_54"><text:s/></text:span><text:span text:style-name="T30_55">której</text:span><text:span text:style-name="T30_56"><text:s/></text:span><text:span text:style-name="T30_57">dominował</text:span><text:span text:style-name="T30_58"><text:s/></text:span><text:span text:style-name="T30_59">gotyk</text:span><text:span text:style-name="T30_60">,<text:s/></text:span><text:span text:style-name="T30_61">elektronika</text:span><text:span text:style-name="T30_62"><text:s/></text:span><text:span text:style-name="T30_63">i</text:span><text:span text:style-name="T30_64"><text:s/></text:span><text:span text:style-name="T30_65">industrial</text:span><text:span text:style-name="T30_66">.<text:s/></text:span><text:span text:style-name="T30_67">N</text:span><text:span text:style-name="T30_68">ie</text:span><text:span text:style-name="T30_69"><text:s/></text:span><text:span text:style-name="T30_70">znaczy</text:span><text:span text:style-name="T30_71"><text:s/></text:span><text:span text:style-name="T30_72">to</text:span><text:span text:style-name="T30_73">,<text:s/></text:span><text:span text:style-name="T30_74">że</text:span><text:span text:style-name="T30_75"><text:s/></text:span><text:span text:style-name="T30_76">było</text:span><text:span text:style-name="T30_77"><text:s/></text:span><text:span text:style-name="T30_78">pusto</text:span><text:span text:style-name="T30_79">.<text:s/></text:span><text:span text:style-name="T30_80">Po</text:span><text:span text:style-name="T30_81"><text:s/></text:span><text:span text:style-name="T30_82">prostu</text:span><text:span text:style-name="T30_83"><text:s/></text:span><text:span text:style-name="T30_84">na</text:span><text:span text:style-name="T30_85"><text:s/></text:span><text:span text:style-name="T30_86">każdym</text:span><text:span text:style-name="T30_87"><text:s/></text:span><text:span text:style-name="T30_88">koncercie</text:span><text:span text:style-name="T30_89"><text:s/></text:span><text:span text:style-name="T30_90">widziało</text:span><text:span text:style-name="T30_91"><text:s/></text:span><text:span text:style-name="T30_92">się</text:span><text:span text:style-name="T30_93"><text:s/></text:span><text:span text:style-name="T30_94">innych</text:span><text:span text:style-name="T30_95"><text:s/></text:span><text:span text:style-name="T30_96">ludzi</text:span><text:span text:style-name="T30_97">.<text:s/></text:span><text:span text:style-name="T30_98">Na</text:span><text:span text:style-name="T30_99"><text:s/></text:span><text:span text:style-name="T30_100">przykład</text:span><text:span text:style-name="T30_101"><text:s/></text:span><text:span text:style-name="T30_102">po</text:span><text:span text:style-name="T30_103"><text:s/></text:span><text:span text:style-name="T30_104">świetnym</text:span><text:span text:style-name="T30_105"><text:s/></text:span><text:span text:style-name="T30_106">występie</text:span><text:span text:style-name="T30_107"><text:s/></text:span><text:span text:style-name="T30_108">Tesla</text:span><text:span text:style-name="T30_109"><text:s/></text:span><text:span text:style-name="T30_110">Power</text:span><text:span text:style-name="T30_111"><text:s/>(</text:span><text:span text:style-name="T30_112">punk</text:span><text:span text:style-name="T30_113">-</text:span><text:span text:style-name="T30_114">elektro</text:span><text:span text:style-name="T30_115">)<text:s/></text:span><text:span text:style-name="T30_116">zaczął</text:span><text:span text:style-name="T30_117"><text:s/></text:span><text:span text:style-name="T30_118">grać</text:span><text:span text:style-name="T30_119"><text:s/></text:span><text:span text:style-name="T30_120">o</text:span><text:span text:style-name="T30_121"><text:s/></text:span><text:span text:style-name="T30_122">wiele</text:span><text:span text:style-name="T30_123"><text:s/></text:span><text:span text:style-name="T30_124">bardziej</text:span><text:span text:style-name="T30_125"><text:s/></text:span><text:span text:style-name="T30_126">znany</text:span><text:span text:style-name="T30_127"><text:s/></text:span><text:span text:style-name="T30_128">Shadow</text:span><text:span text:style-name="T30_129"><text:s/></text:span><text:span text:style-name="T30_130">System</text:span><text:span text:style-name="T30_131"><text:s/>(</text:span><text:span text:style-name="T30_132">dark</text:span><text:span text:style-name="T30_133"><text:s/></text:span><text:span text:style-name="T30_134">house</text:span><text:span text:style-name="T30_135">)<text:s/></text:span><text:span text:style-name="T30_136">i</text:span><text:span text:style-name="T30_137"><text:s/></text:span><text:span text:style-name="T30_138">ku</text:span><text:span text:style-name="T30_139"><text:s/></text:span><text:span text:style-name="T30_140">mojemu</text:span><text:span text:style-name="T30_141"><text:s/></text:span><text:span text:style-name="T30_142">zdumieniu</text:span><text:span text:style-name="T30_143"><text:s/></text:span><text:span text:style-name="T30_144">sala</text:span><text:span text:style-name="T30_145"><text:s/></text:span><text:span text:style-name="T30_146">zaczęła</text:span><text:span text:style-name="T30_147"><text:s/></text:span><text:span text:style-name="T30_148">pustoszeć</text:span><text:span text:style-name="T30_149">.<text:s/></text:span><text:span text:style-name="T30_150">Może</text:span><text:span text:style-name="T30_151"><text:s/></text:span><text:span text:style-name="T30_152">to</text:span><text:span text:style-name="T30_153"><text:s/></text:span><text:span text:style-name="T30_154">było</text:span><text:span text:style-name="T30_155"><text:s/></text:span><text:span text:style-name="T30_156">spowodowane</text:span><text:span text:style-name="T30_157"><text:s/></text:span><text:span text:style-name="T30_158">tym</text:span><text:span text:style-name="T30_159">,<text:s/></text:span><text:span text:style-name="T30_160">że</text:span><text:span text:style-name="T30_161"><text:s/></text:span><text:span text:style-name="T30_162">była</text:span><text:span text:style-name="T30_163"><text:s/></text:span><text:span text:style-name="T30_164">dopiero</text:span><text:span text:style-name="T30_165"><text:s/></text:span><text:span text:style-name="T30_166">trzecia</text:span><text:span text:style-name="T30_167"><text:s/></text:span><text:span text:style-name="T30_168">po</text:span><text:span text:style-name="T30_169"><text:s/></text:span><text:span text:style-name="T30_170">południu</text:span><text:span text:style-name="T30_171">,<text:s/></text:span><text:span text:style-name="T30_172">ale</text:span><text:span text:style-name="T30_173"><text:s/></text:span><text:span text:style-name="T30_174">gdyby</text:span><text:span text:style-name="T30_175"><text:s/></text:span><text:span text:style-name="T30_176">wszystkie</text:span><text:span text:style-name="T30_177"><text:s/></text:span><text:span text:style-name="T30_178">zespoły</text:span><text:span text:style-name="T30_179"><text:s/></text:span><text:span text:style-name="T30_180">miały</text:span><text:span text:style-name="T30_181"><text:s/></text:span><text:span text:style-name="T30_182">grać</text:span><text:span text:style-name="T30_183"><text:s/></text:span><text:span text:style-name="T30_184">dopiero</text:span><text:span text:style-name="T30_185"><text:s/></text:span><text:span text:style-name="T30_186">po</text:span><text:span text:style-name="T30_187"><text:s/></text:span><text:span text:style-name="T30_188">zachodzie</text:span><text:span text:style-name="T30_189"><text:s/></text:span><text:span text:style-name="T30_190">słońca</text:span><text:span text:style-name="T30_191">,<text:s/></text:span><text:span text:style-name="T30_192">to</text:span><text:span text:style-name="T30_193"><text:s/></text:span><text:span text:style-name="T30_194">festiwal</text:span><text:span text:style-name="T30_195"><text:s/></text:span><text:span text:style-name="T30_196">zająłby</text:span><text:span text:style-name="T30_197"><text:s/></text:span><text:span text:style-name="T30_198">cały</text:span><text:span text:style-name="T30_199"><text:s/></text:span><text:span text:style-name="T30_200">tydzień</text:span><text:span text:style-name="T30_201">,<text:s/></text:span><text:span text:style-name="T30_202">a</text:span><text:span text:style-name="T30_203"><text:s/></text:span><text:span text:style-name="T30_204">może</text:span><text:span text:style-name="T30_205"><text:s/></text:span><text:span text:style-name="T30_206">nawet</text:span><text:span text:style-name="T30_207"><text:s/></text:span><text:span text:style-name="T30_208">i</text:span><text:span text:style-name="T30_209"><text:s/></text:span><text:span text:style-name="T30_210">dłużej</text:span><text:span text:style-name="T30_211">.<text:s/></text:span><text:span text:style-name="T30_212">Jednakże</text:span><text:span text:style-name="T30_213"><text:s/></text:span><text:span text:style-name="T30_214">dla</text:span><text:span text:style-name="T30_215"><text:s/></text:span><text:span text:style-name="T30_216">mnie</text:span><text:span text:style-name="T30_217"><text:s/></text:span><text:span text:style-name="T30_218">to</text:span><text:span text:style-name="T30_219"><text:s/></text:span><text:span text:style-name="T30_220">właśnie</text:span><text:span text:style-name="T30_221"><text:s/></text:span><text:span text:style-name="T30_222">ta</text:span><text:span text:style-name="T30_223"><text:s/></text:span><text:span text:style-name="T30_224">seria</text:span><text:span text:style-name="T30_225"><text:s/></text:span><text:span text:style-name="T30_226">koncertów</text:span><text:span text:style-name="T30_227"><text:s/></text:span><text:span text:style-name="T30_228">była</text:span><text:span text:style-name="T30_229"><text:s/></text:span><text:span text:style-name="T30_230">najciekawsza</text:span><text:span text:style-name="T30_231">,<text:s/></text:span><text:span text:style-name="T30_232">nie</text:span><text:span text:style-name="T30_233"><text:s/></text:span><text:span text:style-name="T30_234">miałem</text:span><text:span text:style-name="T30_235"><text:s/></text:span><text:span text:style-name="T30_236">prawa</text:span><text:span text:style-name="T30_237"><text:s/></text:span><text:span text:style-name="T30_238">się</text:span><text:span text:style-name="T30_239"><text:s/></text:span><text:span text:style-name="T30_240">nudzić</text:span><text:span text:style-name="T30_241"><text:s/></text:span><text:span text:style-name="T30_242">na</text:span><text:span text:style-name="T30_243"><text:s/></text:span><text:span text:style-name="T30_244">pojedynczym</text:span><text:span text:style-name="T30_245"><text:s/></text:span><text:span text:style-name="T30_246">występie</text:span><text:span text:style-name="T30_247">,<text:s/></text:span><text:span text:style-name="T30_248">a</text:span><text:span text:style-name="T30_249"><text:s/></text:span><text:span text:style-name="T30_250">co</text:span><text:span text:style-name="T30_251"><text:s/></text:span><text:span text:style-name="T30_252">dopiero</text:span><text:span text:style-name="T30_253"><text:s/></text:span><text:span text:style-name="T30_254">gdy</text:span><text:span text:style-name="T30_255"><text:s/></text:span><text:span text:style-name="T30_256">byłem</text:span><text:span text:style-name="T30_257"><text:s/></text:span><text:span text:style-name="T30_258">wręcz</text:span><text:span text:style-name="T30_259"><text:s/></text:span><text:span text:style-name="T30_260">obrzucany</text:span><text:span text:style-name="T30_261"><text:s/></text:span><text:span text:style-name="T30_262">różnymi</text:span><text:span text:style-name="T30_263"><text:s/></text:span><text:span text:style-name="T30_264">gatunkami</text:span><text:span text:style-name="T30_265"><text:s/></text:span><text:span text:style-name="T30_266">muzycznymi</text:span><text:span text:style-name="T30_267">.</text:span></text:p>
      <text:p text:style-name="P31"><text:span text:style-name="T31_1"><text:s/></text:span></text:p>
      <text:p text:style-name="P32"/>
      <text:p text:style-name="P33"><text:span text:style-name="T33_1">Podzamcze</text:span></text:p>
      <text:p text:style-name="P34"/>
      <text:p text:style-name="P35"><text:span text:style-name="T35_1">Trzeba</text:span><text:span text:style-name="T35_2"><text:s/></text:span><text:span text:style-name="T35_3">wspomnieć</text:span><text:span text:style-name="T35_4"><text:s/></text:span><text:span text:style-name="T35_5">o</text:span><text:span text:style-name="T35_6"><text:s/></text:span><text:span text:style-name="T35_7">Sorento</text:span><text:span text:style-name="T35_8"><text:s/></text:span><text:span text:style-name="T35_9">–</text:span><text:span text:style-name="T35_10"><text:s/></text:span><text:span text:style-name="T35_11">tutejszym</text:span><text:span text:style-name="T35_12"><text:s/></text:span><text:span text:style-name="T35_13">klubie</text:span><text:span text:style-name="T35_14"><text:s/></text:span><text:span text:style-name="T35_15">muzycznym</text:span><text:span text:style-name="T35_16">,<text:s/></text:span><text:span text:style-name="T35_17">który</text:span><text:span text:style-name="T35_18"><text:s/></text:span><text:span text:style-name="T35_19">zaczyna</text:span><text:span text:style-name="T35_20"><text:s/></text:span><text:span text:style-name="T35_21">i</text:span><text:span text:style-name="T35_22"><text:s/></text:span><text:span text:style-name="T35_23">kończy</text:span><text:span text:style-name="T35_24"><text:s/></text:span><text:span text:style-name="T35_25">festiwal</text:span><text:span text:style-name="T35_26">.<text:s/></text:span><text:span text:style-name="T35_27">Działa</text:span><text:span text:style-name="T35_28"><text:s/></text:span><text:span text:style-name="T35_29">także</text:span><text:span text:style-name="T35_30"><text:s/></text:span><text:span text:style-name="T35_31">poza</text:span><text:span text:style-name="T35_32"><text:s/></text:span><text:span text:style-name="T35_33">czasem</text:span><text:span text:style-name="T35_34"><text:s/></text:span><text:span text:style-name="T35_35">trwania</text:span><text:span text:style-name="T35_36"><text:s/></text:span><text:span text:style-name="T35_37">Castle</text:span><text:span text:style-name="T35_38"><text:s/></text:span><text:span text:style-name="T35_39">Party</text:span><text:span text:style-name="T35_40">,<text:s/></text:span><text:span text:style-name="T35_41">ale</text:span><text:span text:style-name="T35_42"><text:s/></text:span><text:span text:style-name="T35_43">wtedy</text:span><text:span text:style-name="T35_44"><text:s/></text:span><text:span text:style-name="T35_45">już</text:span><text:span text:style-name="T35_46"><text:s/></text:span><text:span text:style-name="T35_47">nie</text:span><text:span text:style-name="T35_48"><text:s/></text:span><text:span text:style-name="T35_49">spotkamy</text:span><text:span text:style-name="T35_50"><text:s/></text:span><text:span text:style-name="T35_51">w</text:span><text:span text:style-name="T35_52"><text:s/></text:span><text:span text:style-name="T35_53">nim</text:span><text:span text:style-name="T35_54"><text:s/></text:span><text:span text:style-name="T35_55">wampirów</text:span><text:span text:style-name="T35_56"><text:s/></text:span><text:span text:style-name="T35_57">ani</text:span><text:span text:style-name="T35_58"><text:s/></text:span><text:span text:style-name="T35_59">kolczastych</text:span><text:span text:style-name="T35_60"><text:s/></text:span><text:span text:style-name="T35_61">gotów</text:span><text:span text:style-name="T35_62"><text:s/></text:span><text:span text:style-name="T35_63">i</text:span><text:span text:style-name="T35_64"><text:s/></text:span><text:span text:style-name="T35_65">tym</text:span><text:span text:style-name="T35_66"><text:s/></text:span><text:span text:style-name="T35_67">bardziej</text:span><text:span text:style-name="T35_68"><text:s/></text:span><text:span text:style-name="T35_69">nie</text:span><text:span text:style-name="T35_70"><text:s/></text:span><text:span text:style-name="T35_71">potańczymy</text:span><text:span text:style-name="T35_72"><text:s/></text:span><text:span text:style-name="T35_73">do</text:span><text:span text:style-name="T35_74"><text:s/></text:span><text:span text:style-name="T35_75">świetnej</text:span><text:span text:style-name="T35_76"><text:s/></text:span><text:span text:style-name="T35_77">muzyki</text:span><text:span text:style-name="T35_78">,<text:s/></text:span><text:span text:style-name="T35_79">często</text:span><text:span text:style-name="T35_80"><text:s/></text:span><text:span text:style-name="T35_81">miksowanej</text:span><text:span text:style-name="T35_82"><text:s/></text:span><text:span text:style-name="T35_83">na</text:span><text:span text:style-name="T35_84"><text:s/></text:span><text:span text:style-name="T35_85">miejscu</text:span><text:span text:style-name="T35_86"><text:s/></text:span><text:span text:style-name="T35_87">przez</text:span><text:span text:style-name="T35_88"><text:s/></text:span><text:span text:style-name="T35_89">najlepszych</text:span><text:span text:style-name="T35_90"><text:s/></text:span><text:span text:style-name="T35_91">europejskich</text:span><text:span text:style-name="T35_92"><text:s/>„</text:span><text:span text:style-name="T35_93">dark</text:span><text:span text:style-name="T35_94">”<text:s/></text:span><text:span text:style-name="T35_95">DJ</text:span><text:span text:style-name="T35_96">'</text:span><text:span text:style-name="T35_97">ów</text:span><text:span text:style-name="T35_98">.<text:s/></text:span><text:span text:style-name="T35_99">Impreza</text:span><text:span text:style-name="T35_100"><text:s/></text:span><text:span text:style-name="T35_101">w</text:span><text:span text:style-name="T35_102"><text:s/></text:span><text:span text:style-name="T35_103">Sorent</text:span><text:span text:style-name="T35_104">o</text:span><text:span text:style-name="T35_105"><text:s/></text:span><text:span text:style-name="T35_106">trwa</text:span><text:span text:style-name="T35_107"><text:s/></text:span><text:span text:style-name="T35_108">oczywiście</text:span><text:span text:style-name="T35_109"><text:s/></text:span><text:span text:style-name="T35_110">aż</text:span><text:span text:style-name="T35_111"><text:s/></text:span><text:span text:style-name="T35_112">do</text:span><text:span text:style-name="T35_113"><text:s/></text:span><text:span text:style-name="T35_114">wschodu</text:span><text:span text:style-name="T35_115"><text:s/></text:span><text:span text:style-name="T35_116">słońca</text:span><text:span text:style-name="T35_117">.<text:s/></text:span><text:span text:style-name="T35_118">Szczerze</text:span><text:span text:style-name="T35_119"><text:s/></text:span><text:span text:style-name="T35_120">polecam</text:span><text:span text:style-name="T35_121"><text:s/></text:span><text:span text:style-name="T35_122">każdemu</text:span><text:span text:style-name="T35_123">,<text:s/></text:span><text:span text:style-name="T35_124">dla</text:span><text:span text:style-name="T35_125"><text:s/></text:span><text:span text:style-name="T35_126">kogo</text:span><text:span text:style-name="T35_127"><text:s/></text:span><text:span text:style-name="T35_128">koncerty</text:span><text:span text:style-name="T35_129"><text:s/></text:span><text:span text:style-name="T35_130">na</text:span><text:span text:style-name="T35_131"><text:s/></text:span><text:span text:style-name="T35_132">zamku</text:span><text:span text:style-name="T35_133"><text:s/></text:span><text:span text:style-name="T35_134">i</text:span><text:span text:style-name="T35_135"><text:s/></text:span><text:span text:style-name="T35_136">w</text:span><text:span text:style-name="T35_137"><text:s/></text:span><text:span text:style-name="T35_138">kościele</text:span><text:span text:style-name="T35_139"><text:s/></text:span><text:span text:style-name="T35_140">kończą</text:span><text:span text:style-name="T35_141"><text:s/></text:span><text:span text:style-name="T35_142">się</text:span><text:span text:style-name="T35_143"><text:s/></text:span><text:span text:style-name="T35_144">za</text:span><text:span text:style-name="T35_145"><text:s/></text:span><text:span text:style-name="T35_146">szybko</text:span><text:span text:style-name="T35_147">.</text:span></text:p>
      <text:p text:style-name="P36"/>
      <text:p text:style-name="P37"><text:span text:style-name="T37_1">W</text:span><text:span text:style-name="T37_2"><text:s/></text:span><text:span text:style-name="T37_3">czasie</text:span><text:span text:style-name="T37_4"><text:s/></text:span><text:span text:style-name="T37_5">świetnej</text:span><text:span text:style-name="T37_6"><text:s/></text:span><text:span text:style-name="T37_7">imprezy</text:span><text:span text:style-name="T37_8">,<text:s/></text:span><text:span text:style-name="T37_9">pomiędzy</text:span><text:span text:style-name="T37_10"><text:s/></text:span><text:span text:style-name="T37_11">przerwami</text:span><text:span text:style-name="T37_12"><text:s/></text:span><text:span text:style-name="T37_13">w</text:span><text:span text:style-name="T37_14"><text:s/></text:span><text:span text:style-name="T37_15">koncertach</text:span><text:span text:style-name="T37_16"><text:s/></text:span><text:span text:style-name="T37_17">trzeba</text:span><text:span text:style-name="T37_18"><text:s/></text:span><text:span text:style-name="T37_19">czymś</text:span><text:span text:style-name="T37_20"><text:s/></text:span><text:span text:style-name="T37_21">zająć</text:span><text:span text:style-name="T37_22"><text:s/></text:span><text:span text:style-name="T37_23">czas</text:span><text:span text:style-name="T37_24">.<text:s/></text:span><text:span text:style-name="T37_25">Można</text:span><text:span text:style-name="T37_26"><text:s/></text:span><text:span text:style-name="T37_27">na</text:span><text:span text:style-name="T37_28"><text:s/></text:span><text:span text:style-name="T37_29">przykład</text:span><text:span text:style-name="T37_30"><text:s/></text:span><text:span text:style-name="T37_31">pozwiedzać</text:span><text:span text:style-name="T37_32"><text:s/></text:span><text:span text:style-name="T37_33">przedwojenne</text:span><text:span text:style-name="T37_34"><text:s/></text:span><text:span text:style-name="T37_35">uliczki</text:span><text:span text:style-name="T37_36"><text:s/></text:span><text:span text:style-name="T37_37">miasta</text:span><text:span text:style-name="T37_38">,<text:s/></text:span><text:span text:style-name="T37_39">które</text:span><text:span text:style-name="T37_40"><text:s/></text:span><text:span text:style-name="T37_41">teraz</text:span><text:span text:style-name="T37_42"><text:s/></text:span><text:span text:style-name="T37_43">wypełnione</text:span><text:span text:style-name="T37_44"><text:s/></text:span><text:span text:style-name="T37_45">są</text:span><text:span text:style-name="T37_46"><text:s/></text:span><text:span text:style-name="T37_47">po</text:span><text:span text:style-name="T37_48"><text:s/></text:span><text:span text:style-name="T37_49">brzegi</text:span><text:span text:style-name="T37_50"><text:s/></text:span><text:span text:style-name="T37_51">chodzącymi</text:span><text:span text:style-name="T37_52"><text:s/></text:span><text:span text:style-name="T37_53">okazjami</text:span><text:span text:style-name="T37_54"><text:s/></text:span><text:span text:style-name="T37_55">do</text:span><text:span text:style-name="T37_56"><text:s/></text:span><text:span text:style-name="T37_57">zrobienia</text:span><text:span text:style-name="T37_58"><text:s/></text:span><text:span text:style-name="T37_59">świetnych</text:span><text:span text:style-name="T37_60"><text:s/></text:span><text:span text:style-name="T37_61">zdjęć</text:span><text:span text:style-name="T37_62">.<text:s/></text:span><text:span text:style-name="T37_63">Mnogość</text:span><text:span text:style-name="T37_64"><text:s/></text:span><text:span text:style-name="T37_65">straganów</text:span><text:span text:style-name="T37_66">,<text:s/></text:span><text:span text:style-name="T37_67">sprzedających</text:span><text:span text:style-name="T37_68"><text:s/></text:span><text:span text:style-name="T37_69">często</text:span><text:span text:style-name="T37_70"><text:s/></text:span><text:span text:style-name="T37_71">unikatowe</text:span><text:span text:style-name="T37_72">,<text:s/></text:span><text:span text:style-name="T37_73">a</text:span><text:span text:style-name="T37_74"><text:s/></text:span><text:span text:style-name="T37_75">już</text:span><text:span text:style-name="T37_76"><text:s/></text:span><text:span text:style-name="T37_77">na</text:span><text:span text:style-name="T37_78"><text:s/></text:span><text:span text:style-name="T37_79">pewno</text:span><text:span text:style-name="T37_80"><text:s/></text:span><text:span text:style-name="T37_81">ręcznie</text:span><text:span text:style-name="T37_82"><text:s/></text:span><text:span text:style-name="T37_83">robione</text:span><text:span text:style-name="T37_84"><text:s/></text:span><text:span text:style-name="T37_85">naszyjniki</text:span><text:span text:style-name="T37_86">,<text:s/></text:span><text:span text:style-name="T37_87">pieszczochy</text:span><text:span text:style-name="T37_88">,<text:s/></text:span><text:span text:style-name="T37_89">pasy</text:span><text:span text:style-name="T37_90"><text:s/></text:span><text:span text:style-name="T37_91">i</text:span><text:span text:style-name="T37_92"><text:s/></text:span><text:span text:style-name="T37_93">kolczyki</text:span><text:span text:style-name="T37_94">.<text:s/></text:span><text:span text:style-name="T37_95">Oczywiście</text:span><text:span text:style-name="T37_96"><text:s/></text:span><text:span text:style-name="T37_97">koszulki</text:span><text:span text:style-name="T37_98"><text:s/></text:span><text:span text:style-name="T37_99">i</text:span><text:span text:style-name="T37_100"><text:s/></text:span><text:span text:style-name="T37_101">płyty</text:span><text:span text:style-name="T37_102"><text:s/></text:span><text:span text:style-name="T37_103">muzyczne</text:span><text:span text:style-name="T37_104"><text:s/></text:span><text:span text:style-name="T37_105">także</text:span><text:span text:style-name="T37_106"><text:s/></text:span><text:span text:style-name="T37_107">można</text:span><text:span text:style-name="T37_108"><text:s/></text:span><text:span text:style-name="T37_109">było</text:span><text:span text:style-name="T37_110"><text:s/></text:span><text:span text:style-name="T37_111">znaleźć</text:span><text:span text:style-name="T37_112">.<text:s/></text:span><text:span text:style-name="T37_113">Jedyne</text:span><text:span text:style-name="T37_114">,<text:s/></text:span><text:span text:style-name="T37_115">co</text:span><text:span text:style-name="T37_116"><text:s/></text:span><text:span text:style-name="T37_117">powstrzymywało</text:span><text:span text:style-name="T37_118"><text:s/></text:span><text:span text:style-name="T37_119">od</text:span><text:span text:style-name="T37_120"><text:s/></text:span><text:span text:style-name="T37_121">kupna</text:span><text:span text:style-name="T37_122"><text:s/></text:span><text:span text:style-name="T37_123">wszystkiego</text:span><text:span text:style-name="T37_124"><text:s/></text:span><text:span text:style-name="T37_125">w</text:span><text:span text:style-name="T37_126"><text:s/></text:span><text:span text:style-name="T37_127">zasięgu</text:span><text:span text:style-name="T37_128"><text:s/></text:span><text:span text:style-name="T37_129">wzroku</text:span><text:span text:style-name="T37_130"><text:s/></text:span><text:span text:style-name="T37_131">to</text:span><text:span text:style-name="T37_132"><text:s/></text:span><text:span text:style-name="T37_133">wysoka</text:span><text:span text:style-name="T37_134"><text:s/></text:span><text:span text:style-name="T37_135">cena</text:span><text:span text:style-name="T37_136">,<text:s/></text:span><text:span text:style-name="T37_137">ale</text:span><text:span text:style-name="T37_138">,<text:s/></text:span><text:span text:style-name="T37_139">szczerze</text:span><text:span text:style-name="T37_140"><text:s/></text:span><text:span text:style-name="T37_141">mówiąc</text:span><text:span text:style-name="T37_142">,<text:s/></text:span><text:span text:style-name="T37_143">w</text:span><text:span text:style-name="T37_144"><text:s/></text:span><text:span text:style-name="T37_145">tym</text:span><text:span text:style-name="T37_146"><text:s/></text:span><text:span text:style-name="T37_147">wypadku</text:span><text:span text:style-name="T37_148"><text:s/></text:span><text:span text:style-name="T37_149">była</text:span><text:span text:style-name="T37_150"><text:s/></text:span><text:span text:style-name="T37_151">równa</text:span><text:span text:style-name="T37_152"><text:s/></text:span><text:span text:style-name="T37_153">jakości</text:span><text:span text:style-name="T37_154">.<text:s/></text:span><text:span text:style-name="T37_155">Co</text:span><text:span text:style-name="T37_156"><text:s/></text:span><text:span text:style-name="T37_157">powiecie</text:span><text:span text:style-name="T37_158"><text:s/></text:span><text:span text:style-name="T37_159">na</text:span><text:span text:style-name="T37_160"><text:s/></text:span><text:span text:style-name="T37_161">przykład</text:span><text:span text:style-name="T37_162"><text:s/></text:span><text:span text:style-name="T37_163">na</text:span><text:span text:style-name="T37_164"><text:s/></text:span><text:span text:style-name="T37_165">rzeźbiony</text:span><text:span text:style-name="T37_166"><text:s/></text:span><text:span text:style-name="T37_167">róg</text:span><text:span text:style-name="T37_168"><text:s/></text:span><text:span text:style-name="T37_169">jelenia</text:span><text:span text:style-name="T37_170">?<text:s/></text:span><text:span text:style-name="T37_171">Ot</text:span><text:span text:style-name="T37_172">,<text:s/></text:span><text:span text:style-name="T37_173">taki</text:span><text:span text:style-name="T37_174"><text:s/></text:span><text:span text:style-name="T37_175">smok</text:span><text:span text:style-name="T37_176">,<text:s/></text:span><text:span text:style-name="T37_177">że</text:span><text:span text:style-name="T37_178"><text:s/></text:span><text:span text:style-name="T37_179">nawet</text:span><text:span text:style-name="T37_180"><text:s/></text:span><text:span text:style-name="T37_181">pojedyncze</text:span><text:span text:style-name="T37_182"><text:s/></text:span><text:span text:style-name="T37_183">łuski</text:span><text:span text:style-name="T37_184"><text:s/></text:span><text:span text:style-name="T37_185">widać</text:span><text:span text:style-name="T37_186">.<text:s/></text:span><text:span text:style-name="T37_187">Jeśli</text:span><text:span text:style-name="T37_188"><text:s/></text:span><text:span text:style-name="T37_189">masz</text:span><text:span text:style-name="T37_190"><text:s/></text:span><text:span text:style-name="T37_191">pieniądze</text:span><text:span text:style-name="T37_192"><text:s/></text:span><text:span text:style-name="T37_193">i</text:span><text:span text:style-name="T37_194"><text:s/></text:span><text:span text:style-name="T37_195">podobają</text:span><text:span text:style-name="T37_196"><text:s/></text:span><text:span text:style-name="T37_197">ci</text:span><text:span text:style-name="T37_198"><text:s/></text:span><text:span text:style-name="T37_199">się</text:span><text:span text:style-name="T37_200"><text:s/></text:span><text:span text:style-name="T37_201">takie</text:span><text:span text:style-name="T37_202"><text:s/></text:span><text:span text:style-name="T37_203">rzeczy</text:span><text:span text:style-name="T37_204">,<text:s/></text:span><text:span text:style-name="T37_205">to</text:span><text:span text:style-name="T37_206"><text:s/></text:span><text:span text:style-name="T37_207">opcji</text:span><text:span text:style-name="T37_208"><text:s/></text:span><text:span text:style-name="T37_209">kupna</text:span><text:span text:style-name="T37_210"><text:s/></text:span><text:span text:style-name="T37_211">będziesz</text:span><text:span text:style-name="T37_212"><text:s/></text:span><text:span text:style-name="T37_213">mieć</text:span><text:span text:style-name="T37_214"><text:s/></text:span><text:span text:style-name="T37_215">aż</text:span><text:span text:style-name="T37_216"><text:s/></text:span><text:span text:style-name="T37_217">nadto</text:span><text:span text:style-name="T37_218">.</text:span></text:p>
      <text:p text:style-name="P38"/>
      <text:p text:style-name="P39"><text:span text:style-name="T39_1">Pozytywnie</text:span></text:p>
      <text:p text:style-name="P40"/>
      <text:p text:style-name="P41"><text:span text:style-name="T41_1">Mógłbym</text:span><text:span text:style-name="T41_2"><text:s/></text:span><text:span text:style-name="T41_3">oczywiście</text:span><text:span text:style-name="T41_4"><text:s/></text:span><text:span text:style-name="T41_5">napisać</text:span><text:span text:style-name="T41_6">,<text:s/></text:span><text:span text:style-name="T41_7">że</text:span><text:span text:style-name="T41_8"><text:s/></text:span><text:span text:style-name="T41_9">podobało</text:span><text:span text:style-name="T41_10"><text:s/></text:span><text:span text:style-name="T41_11">mi</text:span><text:span text:style-name="T41_12"><text:s/></text:span><text:span text:style-name="T41_13">się</text:span><text:span text:style-name="T41_14"><text:s/></text:span><text:span text:style-name="T41_15">dosłownie</text:span><text:span text:style-name="T41_16"><text:s/></text:span><text:span text:style-name="T41_17">wszystko</text:span><text:span text:style-name="T41_18">,<text:s/></text:span><text:span text:style-name="T41_19">ale</text:span><text:span text:style-name="T41_20"><text:s/></text:span><text:span text:style-name="T41_21">to</text:span><text:span text:style-name="T41_22"><text:s/></text:span><text:span text:style-name="T41_23">nieprawda</text:span><text:span text:style-name="T41_24">.<text:s/></text:span><text:span text:style-name="T41_25">Lane</text:span><text:span text:style-name="T41_26"><text:s/></text:span><text:span text:style-name="T41_27">piwo</text:span><text:span text:style-name="T41_28"><text:s/></text:span><text:span text:style-name="T41_29">było</text:span><text:span text:style-name="T41_30"><text:s/></text:span><text:span text:style-name="T41_31">za</text:span><text:span text:style-name="T41_32"><text:s/></text:span><text:span text:style-name="T41_33">drogie</text:span><text:span text:style-name="T41_34">.<text:s/></text:span><text:span text:style-name="T41_35">I</text:span><text:span text:style-name="T41_36"><text:s/></text:span><text:span text:style-name="T41_37">jest</text:span><text:span text:style-name="T41_38"><text:s/></text:span><text:span text:style-name="T41_39">jeszcze</text:span><text:span text:style-name="T41_40"><text:s/></text:span><text:span text:style-name="T41_41">jeden</text:span><text:span text:style-name="T41_42"><text:s/></text:span><text:span text:style-name="T41_43">powód</text:span><text:span text:style-name="T41_44">,<text:s/></text:span><text:span text:style-name="T41_45">dla</text:span><text:span text:style-name="T41_46"><text:s/></text:span><text:span text:style-name="T41_47">którego</text:span><text:span text:style-name="T41_48"><text:s/></text:span><text:span text:style-name="T41_49">nie</text:span><text:span text:style-name="T41_50"><text:s/></text:span><text:span text:style-name="T41_51">było</text:span><text:span text:style-name="T41_52"><text:s/></text:span><text:span text:style-name="T41_53">perfekcyjnie</text:span><text:span text:style-name="T41_54">,<text:s/></text:span><text:span text:style-name="T41_55">nie</text:span><text:span text:style-name="T41_56"><text:s/></text:span><text:span text:style-name="T41_57">widziałem</text:span><text:span text:style-name="T41_58"><text:s/></text:span><text:span text:style-name="T41_59">tam</text:span><text:span text:style-name="T41_60"><text:s/></text:span><text:span text:style-name="T41_61">Ciebie</text:span><text:span text:style-name="T41_62">.<text:s/></text:span><text:span text:style-name="T41_63">Może</text:span><text:span text:style-name="T41_64"><text:s/></text:span><text:span text:style-name="T41_65">skusisz</text:span><text:span text:style-name="T41_66"><text:s/></text:span><text:span text:style-name="T41_67">się</text:span><text:span text:style-name="T41_68">,<text:s/></text:span><text:span text:style-name="T41_69">by</text:span><text:span text:style-name="T41_70"><text:s/></text:span><text:span text:style-name="T41_71">wpaść</text:span><text:span text:style-name="T41_72"><text:s/></text:span><text:span text:style-name="T41_73">za</text:span><text:span text:style-name="T41_74"><text:s/></text:span><text:span text:style-name="T41_75">rok</text:span><text:span text:style-name="T41_76">,<text:s/></text:span><text:span text:style-name="T41_77">co</text:span><text:span text:style-name="T41_78"><text:s/></text:span><text:span text:style-name="T41_79">ty</text:span><text:span text:style-name="T41_80"><text:s/></text:span><text:span text:style-name="T41_81">na</text:span><text:span text:style-name="T41_82"><text:s/></text:span><text:span text:style-name="T41_83">to</text:span><text:span text:style-name="T41_84">?</text:span></text:p>
      <text:p text:style-name="P42"/>
      <text:p text:style-name="P43"><text:span text:style-name="T43_1">Banner</text:span></text:p>
      <text:p text:style-name="P44"><text:span text:style-name="T44_1"><text:s/></text:span></text:p>
      <text:p text:style-name="P45"><text:span text:style-name="T45_1"><text:s text:c="8"/><text:tab/></text:span><text:span text:style-name="T45_2">Zródło</text:span><text:span text:style-name="T45_3">:</text:span><text:span text:style-name="T45_4"><text:a xlink:type="simple" xlink:href="http://www.cityfun24.pl/newsy/castle-party-2015-znamy-pelny-sklad-festiwalu/269405"><text:span text:style-name="T45_5"><text:s/></text:span></text:a></text:span><text:span text:style-name="T45_6"><text:a xlink:type="simple" xlink:href="http://www.cityfun24.pl/newsy/castle-party-2015-znamy-pelny-sklad-festiwalu/269405"><text:span text:style-name="T45_7">http</text:span></text:a></text:span><text:span text:style-name="T45_8"><text:a xlink:type="simple" xlink:href="http://www.cityfun24.pl/newsy/castle-party-2015-znamy-pelny-sklad-festiwalu/269405"><text:span text:style-name="T45_9">://</text:span></text:a></text:span><text:span text:style-name="T45_10"><text:a xlink:type="simple" xlink:href="http://www.cityfun24.pl/newsy/castle-party-2015-znamy-pelny-sklad-festiwalu/269405"><text:span text:style-name="T45_11">www</text:span></text:a></text:span><text:span text:style-name="T45_12"><text:a xlink:type="simple" xlink:href="http://www.cityfun24.pl/newsy/castle-party-2015-znamy-pelny-sklad-festiwalu/269405"><text:span text:style-name="T45_13">.</text:span></text:a></text:span><text:span text:style-name="T45_14"><text:a xlink:type="simple" xlink:href="http://www.cityfun24.pl/newsy/castle-party-2015-znamy-pelny-sklad-festiwalu/269405"><text:span text:style-name="T45_15">cityfun</text:span></text:a></text:span><text:span text:style-name="T45_16"><text:a xlink:type="simple" xlink:href="http://www.cityfun24.pl/newsy/castle-party-2015-znamy-pelny-sklad-festiwalu/269405"><text:span text:style-name="T45_17">24.</text:span></text:a></text:span><text:span text:style-name="T45_18"><text:a xlink:type="simple" xlink:href="http://www.cityfun24.pl/newsy/castle-party-2015-znamy-pelny-sklad-festiwalu/269405"><text:span text:style-name="T45_19">pl</text:span></text:a></text:span><text:span text:style-name="T45_20"><text:a xlink:type="simple" xlink:href="http://www.cityfun24.pl/newsy/castle-party-2015-znamy-pelny-sklad-festiwalu/269405"><text:span text:style-name="T45_21">/</text:span></text:a></text:span><text:span text:style-name="T45_22"><text:a xlink:type="simple" xlink:href="http://www.cityfun24.pl/newsy/castle-party-2015-znamy-pelny-sklad-festiwalu/269405"><text:span text:style-name="T45_23">newsy</text:span></text:a></text:span><text:span text:style-name="T45_24"><text:a xlink:type="simple" xlink:href="http://www.cityfun24.pl/newsy/castle-party-2015-znamy-pelny-sklad-festiwalu/269405"><text:span text:style-name="T45_25">/</text:span></text:a></text:span><text:span text:style-name="T45_26"><text:a xlink:type="simple" xlink:href="http://www.cityfun24.pl/newsy/castle-party-2015-znamy-pelny-sklad-festiwalu/269405"><text:span text:style-name="T45_27">castle</text:span></text:a></text:span><text:span text:style-name="T45_28"><text:a xlink:type="simple" xlink:href="http://www.cityfun24.pl/newsy/castle-party-2015-znamy-pelny-sklad-festiwalu/269405"><text:span text:style-name="T45_29">-</text:span></text:a></text:span><text:span text:style-name="T45_30"><text:a xlink:type="simple" xlink:href="http://www.cityfun24.pl/newsy/castle-party-2015-znamy-pelny-sklad-festiwalu/269405"><text:span text:style-name="T45_31">party</text:span></text:a></text:span><text:span text:style-name="T45_32"><text:a xlink:type="simple" xlink:href="http://www.cityfun24.pl/newsy/castle-party-2015-znamy-pelny-sklad-festiwalu/269405"><text:span text:style-name="T45_33">-2015-</text:span></text:a></text:span><text:span text:style-name="T45_34"><text:a xlink:type="simple" xlink:href="http://www.cityfun24.pl/newsy/castle-party-2015-znamy-pelny-sklad-festiwalu/269405"><text:span text:style-name="T45_35">znamy</text:span></text:a></text:span><text:span text:style-name="T45_36"><text:a xlink:type="simple" xlink:href="http://www.cityfun24.pl/newsy/castle-party-2015-znamy-pelny-sklad-festiwalu/269405"><text:span text:style-name="T45_37">-</text:span></text:a></text:span><text:span text:style-name="T45_38"><text:a xlink:type="simple" xlink:href="http://www.cityfun24.pl/newsy/castle-party-2015-znamy-pelny-sklad-festiwalu/269405"><text:span text:style-name="T45_39">pelny</text:span></text:a></text:span><text:span text:style-name="T45_40"><text:a xlink:type="simple" xlink:href="http://www.cityfun24.pl/newsy/castle-party-2015-znamy-pelny-sklad-festiwalu/269405"><text:span text:style-name="T45_41">-</text:span></text:a></text:span><text:span text:style-name="T45_42"><text:a xlink:type="simple" xlink:href="http://www.cityfun24.pl/newsy/castle-party-2015-znamy-pelny-sklad-festiwalu/269405"><text:span text:style-name="T45_43">sklad</text:span></text:a></text:span><text:span text:style-name="T45_44"><text:a xlink:type="simple" xlink:href="http://www.cityfun24.pl/newsy/castle-party-2015-znamy-pelny-sklad-festiwalu/269405"><text:span text:style-name="T45_45">-</text:span></text:a></text:span><text:span text:style-name="T45_46"><text:a xlink:type="simple" xlink:href="http://www.cityfun24.pl/newsy/castle-party-2015-znamy-pelny-sklad-festiwalu/269405"><text:span text:style-name="T45_47">festiwalu</text:span></text:a></text:span><text:span text:style-name="T45_48"><text:a xlink:type="simple" xlink:href="http://www.cityfun24.pl/newsy/castle-party-2015-znamy-pelny-sklad-festiwalu/269405"><text:span text:style-name="T45_49">/269405</text:span></text:a></text:span></text:p>
      <text:p text:style-name="P46"><text:span text:style-name="T46_1"><text:s/></text:span></text:p>
      <text:p text:style-name="P47"><text:span text:style-name="T47_1"><text:s text:c="8"/><text:tab/></text:span><text:span text:style-name="T47_2">Obrazek</text:span><text:span text:style-name="T47_3">(</text:span><text:span text:style-name="T47_4">thumbnail</text:span><text:span text:style-name="T47_5">):</text:span><text:span text:style-name="T47_6"><text:a xlink:type="simple" xlink:href="http://cityfun24.pl/file/gig/61/449/0966b724-217a-4501-ab47-c7b79f89fa53.jpg"><text:span text:style-name="T47_7"><text:s/></text:span></text:a></text:span><text:span text:style-name="T47_8"><text:a xlink:type="simple" xlink:href="http://cityfun24.pl/file/gig/61/449/0966b724-217a-4501-ab47-c7b79f89fa53.jpg"><text:span text:style-name="T47_9">http</text:span></text:a></text:span><text:span text:style-name="T47_10"><text:a xlink:type="simple" xlink:href="http://cityfun24.pl/file/gig/61/449/0966b724-217a-4501-ab47-c7b79f89fa53.jpg"><text:span text:style-name="T47_11">://</text:span></text:a></text:span><text:span text:style-name="T47_12"><text:a xlink:type="simple" xlink:href="http://cityfun24.pl/file/gig/61/449/0966b724-217a-4501-ab47-c7b79f89fa53.jpg"><text:span text:style-name="T47_13">cityfun</text:span></text:a></text:span><text:span text:style-name="T47_14"><text:a xlink:type="simple" xlink:href="http://cityfun24.pl/file/gig/61/449/0966b724-217a-4501-ab47-c7b79f89fa53.jpg"><text:span text:style-name="T47_15">24.</text:span></text:a></text:span><text:span text:style-name="T47_16"><text:a xlink:type="simple" xlink:href="http://cityfun24.pl/file/gig/61/449/0966b724-217a-4501-ab47-c7b79f89fa53.jpg"><text:span text:style-name="T47_17">pl</text:span></text:a></text:span><text:span text:style-name="T47_18"><text:a xlink:type="simple" xlink:href="http://cityfun24.pl/file/gig/61/449/0966b724-217a-4501-ab47-c7b79f89fa53.jpg"><text:span text:style-name="T47_19">/</text:span></text:a></text:span><text:span text:style-name="T47_20"><text:a xlink:type="simple" xlink:href="http://cityfun24.pl/file/gig/61/449/0966b724-217a-4501-ab47-c7b79f89fa53.jpg"><text:span text:style-name="T47_21">file</text:span></text:a></text:span><text:span text:style-name="T47_22"><text:a xlink:type="simple" xlink:href="http://cityfun24.pl/file/gig/61/449/0966b724-217a-4501-ab47-c7b79f89fa53.jpg"><text:span text:style-name="T47_23">/</text:span></text:a></text:span><text:span text:style-name="T47_24"><text:a xlink:type="simple" xlink:href="http://cityfun24.pl/file/gig/61/449/0966b724-217a-4501-ab47-c7b79f89fa53.jpg"><text:span text:style-name="T47_25">gig</text:span></text:a></text:span><text:span text:style-name="T47_26"><text:a xlink:type="simple" xlink:href="http://cityfun24.pl/file/gig/61/449/0966b724-217a-4501-ab47-c7b79f89fa53.jpg"><text:span text:style-name="T47_27">/61/449/0966</text:span></text:a></text:span><text:span text:style-name="T47_28"><text:a xlink:type="simple" xlink:href="http://cityfun24.pl/file/gig/61/449/0966b724-217a-4501-ab47-c7b79f89fa53.jpg"><text:span text:style-name="T47_29">b</text:span></text:a></text:span><text:span text:style-name="T47_30"><text:a xlink:type="simple" xlink:href="http://cityfun24.pl/file/gig/61/449/0966b724-217a-4501-ab47-c7b79f89fa53.jpg"><text:span text:style-name="T47_31">724-217</text:span></text:a></text:span><text:span text:style-name="T47_32"><text:a xlink:type="simple" xlink:href="http://cityfun24.pl/file/gig/61/449/0966b724-217a-4501-ab47-c7b79f89fa53.jpg"><text:span text:style-name="T47_33">a</text:span></text:a></text:span><text:span text:style-name="T47_34"><text:a xlink:type="simple" xlink:href="http://cityfun24.pl/file/gig/61/449/0966b724-217a-4501-ab47-c7b79f89fa53.jpg"><text:span text:style-name="T47_35">-4501-</text:span></text:a></text:span><text:span text:style-name="T47_36"><text:a xlink:type="simple" xlink:href="http://cityfun24.pl/file/gig/61/449/0966b724-217a-4501-ab47-c7b79f89fa53.jpg"><text:span text:style-name="T47_37">ab</text:span></text:a></text:span><text:span text:style-name="T47_38"><text:a xlink:type="simple" xlink:href="http://cityfun24.pl/file/gig/61/449/0966b724-217a-4501-ab47-c7b79f89fa53.jpg"><text:span text:style-name="T47_39">47-</text:span></text:a></text:span><text:span text:style-name="T47_40"><text:a xlink:type="simple" xlink:href="http://cityfun24.pl/file/gig/61/449/0966b724-217a-4501-ab47-c7b79f89fa53.jpg"><text:span text:style-name="T47_41">c</text:span></text:a></text:span><text:span text:style-name="T47_42"><text:a xlink:type="simple" xlink:href="http://cityfun24.pl/file/gig/61/449/0966b724-217a-4501-ab47-c7b79f89fa53.jpg"><text:span text:style-name="T47_43">7</text:span></text:a></text:span><text:span text:style-name="T47_44"><text:a xlink:type="simple" xlink:href="http://cityfun24.pl/file/gig/61/449/0966b724-217a-4501-ab47-c7b79f89fa53.jpg"><text:span text:style-name="T47_45">b</text:span></text:a></text:span><text:span text:style-name="T47_46"><text:a xlink:type="simple" xlink:href="http://cityfun24.pl/file/gig/61/449/0966b724-217a-4501-ab47-c7b79f89fa53.jpg"><text:span text:style-name="T47_47">79</text:span></text:a></text:span><text:span text:style-name="T47_48"><text:a xlink:type="simple" xlink:href="http://cityfun24.pl/file/gig/61/449/0966b724-217a-4501-ab47-c7b79f89fa53.jpg"><text:span text:style-name="T47_49">f</text:span></text:a></text:span><text:span text:style-name="T47_50"><text:a xlink:type="simple" xlink:href="http://cityfun24.pl/file/gig/61/449/0966b724-217a-4501-ab47-c7b79f89fa53.jpg"><text:span text:style-name="T47_51">89</text:span></text:a></text:span><text:span text:style-name="T47_52"><text:a xlink:type="simple" xlink:href="http://cityfun24.pl/file/gig/61/449/0966b724-217a-4501-ab47-c7b79f89fa53.jpg"><text:span text:style-name="T47_53">fa</text:span></text:a></text:span><text:span text:style-name="T47_54"><text:a xlink:type="simple" xlink:href="http://cityfun24.pl/file/gig/61/449/0966b724-217a-4501-ab47-c7b79f89fa53.jpg"><text:span text:style-name="T47_55">53.</text:span></text:a></text:span><text:span text:style-name="T47_56"><text:a xlink:type="simple" xlink:href="http://cityfun24.pl/file/gig/61/449/0966b724-217a-4501-ab47-c7b79f89fa53.jpg"><text:span text:style-name="T47_57">jpg</text:span></text:a></text:span></text:p>
      <text:p text:style-name="P48"><text:span text:style-name="T48_1"><text:s/></text:span></text:p>
      <text:p text:style-name="P49"><text:span text:style-name="T49_1"><text:s/></text:span></text:p>
      <text:p text:style-name="P50"><text:span text:style-name="T50_1">Do</text:span><text:span text:style-name="T50_2"><text:s/></text:span><text:span text:style-name="T50_3">wstawienia</text:span><text:span text:style-name="T50_4"><text:s/></text:span><text:span text:style-name="T50_5">w</text:span><text:span text:style-name="T50_6"><text:s/></text:span><text:span text:style-name="T50_7">dowolne</text:span><text:span text:style-name="T50_8"><text:s/></text:span><text:span text:style-name="T50_9">miejsce</text:span><text:span text:style-name="T50_10"><text:s/>(</text:span><text:span text:style-name="T50_11">opcjonalne</text:span><text:span text:style-name="T50_12">):</text:span></text:p>
      <text:p text:style-name="P51"><text:span text:style-name="T51_1"><text:s/></text:span></text:p>
      <text:p text:style-name="P52"><text:span text:style-name="T52_1">1.<text:s/></text:span><text:span text:style-name="T52_2">Źródło</text:span></text:p>
      <text:p text:style-name="P53"><text:span text:style-name="T53_1"><text:a xlink:type="simple" xlink:href="http://www.mmwroclaw.pl/artykul/castle-party-2012-bolkow-sprawdz-kto-zagra-program-bilety,3236261,art,t,id,tm.html"><text:span text:style-name="T53_2">http</text:span></text:a></text:span><text:span text:style-name="T53_3"><text:a xlink:type="simple" xlink:href="http://www.mmwroclaw.pl/artykul/castle-party-2012-bolkow-sprawdz-kto-zagra-program-bilety,3236261,art,t,id,tm.html"><text:span text:style-name="T53_4">://</text:span></text:a></text:span><text:span text:style-name="T53_5"><text:a xlink:type="simple" xlink:href="http://www.mmwroclaw.pl/artykul/castle-party-2012-bolkow-sprawdz-kto-zagra-program-bilety,3236261,art,t,id,tm.html"><text:span text:style-name="T53_6">www</text:span></text:a></text:span><text:span text:style-name="T53_7"><text:a xlink:type="simple" xlink:href="http://www.mmwroclaw.pl/artykul/castle-party-2012-bolkow-sprawdz-kto-zagra-program-bilety,3236261,art,t,id,tm.html"><text:span text:style-name="T53_8">.</text:span></text:a></text:span><text:span text:style-name="T53_9"><text:a xlink:type="simple" xlink:href="http://www.mmwroclaw.pl/artykul/castle-party-2012-bolkow-sprawdz-kto-zagra-program-bilety,3236261,art,t,id,tm.html"><text:span text:style-name="T53_10">mmwroclaw</text:span></text:a></text:span><text:span text:style-name="T53_11"><text:a xlink:type="simple" xlink:href="http://www.mmwroclaw.pl/artykul/castle-party-2012-bolkow-sprawdz-kto-zagra-program-bilety,3236261,art,t,id,tm.html"><text:span text:style-name="T53_12">.</text:span></text:a></text:span><text:span text:style-name="T53_13"><text:a xlink:type="simple" xlink:href="http://www.mmwroclaw.pl/artykul/castle-party-2012-bolkow-sprawdz-kto-zagra-program-bilety,3236261,art,t,id,tm.html"><text:span text:style-name="T53_14">pl</text:span></text:a></text:span><text:span text:style-name="T53_15"><text:a xlink:type="simple" xlink:href="http://www.mmwroclaw.pl/artykul/castle-party-2012-bolkow-sprawdz-kto-zagra-program-bilety,3236261,art,t,id,tm.html"><text:span text:style-name="T53_16">/</text:span></text:a></text:span><text:span text:style-name="T53_17"><text:a xlink:type="simple" xlink:href="http://www.mmwroclaw.pl/artykul/castle-party-2012-bolkow-sprawdz-kto-zagra-program-bilety,3236261,art,t,id,tm.html"><text:span text:style-name="T53_18">artykul</text:span></text:a></text:span><text:span text:style-name="T53_19"><text:a xlink:type="simple" xlink:href="http://www.mmwroclaw.pl/artykul/castle-party-2012-bolkow-sprawdz-kto-zagra-program-bilety,3236261,art,t,id,tm.html"><text:span text:style-name="T53_20">/</text:span></text:a></text:span><text:span text:style-name="T53_21"><text:a xlink:type="simple" xlink:href="http://www.mmwroclaw.pl/artykul/castle-party-2012-bolkow-sprawdz-kto-zagra-program-bilety,3236261,art,t,id,tm.html"><text:span text:style-name="T53_22">castle</text:span></text:a></text:span><text:span text:style-name="T53_23"><text:a xlink:type="simple" xlink:href="http://www.mmwroclaw.pl/artykul/castle-party-2012-bolkow-sprawdz-kto-zagra-program-bilety,3236261,art,t,id,tm.html"><text:span text:style-name="T53_24">-</text:span></text:a></text:span><text:span text:style-name="T53_25"><text:a xlink:type="simple" xlink:href="http://www.mmwroclaw.pl/artykul/castle-party-2012-bolkow-sprawdz-kto-zagra-program-bilety,3236261,art,t,id,tm.html"><text:span text:style-name="T53_26">party</text:span></text:a></text:span><text:span text:style-name="T53_27"><text:a xlink:type="simple" xlink:href="http://www.mmwroclaw.pl/artykul/castle-party-2012-bolkow-sprawdz-kto-zagra-program-bilety,3236261,art,t,id,tm.html"><text:span text:style-name="T53_28">-2012-</text:span></text:a></text:span><text:span text:style-name="T53_29"><text:a xlink:type="simple" xlink:href="http://www.mmwroclaw.pl/artykul/castle-party-2012-bolkow-sprawdz-kto-zagra-program-bilety,3236261,art,t,id,tm.html"><text:span text:style-name="T53_30">bolkow</text:span></text:a></text:span><text:span text:style-name="T53_31"><text:a xlink:type="simple" xlink:href="http://www.mmwroclaw.pl/artykul/castle-party-2012-bolkow-sprawdz-kto-zagra-program-bilety,3236261,art,t,id,tm.html"><text:span text:style-name="T53_32">-</text:span></text:a></text:span><text:span text:style-name="T53_33"><text:a xlink:type="simple" xlink:href="http://www.mmwroclaw.pl/artykul/castle-party-2012-bolkow-sprawdz-kto-zagra-program-bilety,3236261,art,t,id,tm.html"><text:span text:style-name="T53_34">sprawdz</text:span></text:a></text:span><text:span text:style-name="T53_35"><text:a xlink:type="simple" xlink:href="http://www.mmwroclaw.pl/artykul/castle-party-2012-bolkow-sprawdz-kto-zagra-program-bilety,3236261,art,t,id,tm.html"><text:span text:style-name="T53_36">-</text:span></text:a></text:span><text:span text:style-name="T53_37"><text:a xlink:type="simple" xlink:href="http://www.mmwroclaw.pl/artykul/castle-party-2012-bolkow-sprawdz-kto-zagra-program-bilety,3236261,art,t,id,tm.html"><text:span text:style-name="T53_38">kto</text:span></text:a></text:span><text:span text:style-name="T53_39"><text:a xlink:type="simple" xlink:href="http://www.mmwroclaw.pl/artykul/castle-party-2012-bolkow-sprawdz-kto-zagra-program-bilety,3236261,art,t,id,tm.html"><text:span text:style-name="T53_40">-</text:span></text:a></text:span><text:span text:style-name="T53_41"><text:a xlink:type="simple" xlink:href="http://www.mmwroclaw.pl/artykul/castle-party-2012-bolkow-sprawdz-kto-zagra-program-bilety,3236261,art,t,id,tm.html"><text:span text:style-name="T53_42">zagra</text:span></text:a></text:span><text:span text:style-name="T53_43"><text:a xlink:type="simple" xlink:href="http://www.mmwroclaw.pl/artykul/castle-party-2012-bolkow-sprawdz-kto-zagra-program-bilety,3236261,art,t,id,tm.html"><text:span text:style-name="T53_44">-</text:span></text:a></text:span><text:span text:style-name="T53_45"><text:a xlink:type="simple" xlink:href="http://www.mmwroclaw.pl/artykul/castle-party-2012-bolkow-sprawdz-kto-zagra-program-bilety,3236261,art,t,id,tm.html"><text:span text:style-name="T53_46">program</text:span></text:a></text:span><text:span text:style-name="T53_47"><text:a xlink:type="simple" xlink:href="http://www.mmwroclaw.pl/artykul/castle-party-2012-bolkow-sprawdz-kto-zagra-program-bilety,3236261,art,t,id,tm.html"><text:span text:style-name="T53_48">-</text:span></text:a></text:span><text:span text:style-name="T53_49"><text:a xlink:type="simple" xlink:href="http://www.mmwroclaw.pl/artykul/castle-party-2012-bolkow-sprawdz-kto-zagra-program-bilety,3236261,art,t,id,tm.html"><text:span text:style-name="T53_50">bilety</text:span></text:a></text:span><text:span text:style-name="T53_51"><text:a xlink:type="simple" xlink:href="http://www.mmwroclaw.pl/artykul/castle-party-2012-bolkow-sprawdz-kto-zagra-program-bilety,3236261,art,t,id,tm.html"><text:span text:style-name="T53_52">,3236261,</text:span></text:a></text:span><text:span text:style-name="T53_53"><text:a xlink:type="simple" xlink:href="http://www.mmwroclaw.pl/artykul/castle-party-2012-bolkow-sprawdz-kto-zagra-program-bilety,3236261,art,t,id,tm.html"><text:span text:style-name="T53_54">art</text:span></text:a></text:span><text:span text:style-name="T53_55"><text:a xlink:type="simple" xlink:href="http://www.mmwroclaw.pl/artykul/castle-party-2012-bolkow-sprawdz-kto-zagra-program-bilety,3236261,art,t,id,tm.html"><text:span text:style-name="T53_56">,</text:span></text:a></text:span><text:span text:style-name="T53_57"><text:a xlink:type="simple" xlink:href="http://www.mmwroclaw.pl/artykul/castle-party-2012-bolkow-sprawdz-kto-zagra-program-bilety,3236261,art,t,id,tm.html"><text:span text:style-name="T53_58">t</text:span></text:a></text:span><text:span text:style-name="T53_59"><text:a xlink:type="simple" xlink:href="http://www.mmwroclaw.pl/artykul/castle-party-2012-bolkow-sprawdz-kto-zagra-program-bilety,3236261,art,t,id,tm.html"><text:span text:style-name="T53_60">,</text:span></text:a></text:span><text:span text:style-name="T53_61"><text:a xlink:type="simple" xlink:href="http://www.mmwroclaw.pl/artykul/castle-party-2012-bolkow-sprawdz-kto-zagra-program-bilety,3236261,art,t,id,tm.html"><text:span text:style-name="T53_62">id</text:span></text:a></text:span><text:span text:style-name="T53_63"><text:a xlink:type="simple" xlink:href="http://www.mmwroclaw.pl/artykul/castle-party-2012-bolkow-sprawdz-kto-zagra-program-bilety,3236261,art,t,id,tm.html"><text:span text:style-name="T53_64">,</text:span></text:a></text:span><text:span text:style-name="T53_65"><text:a xlink:type="simple" xlink:href="http://www.mmwroclaw.pl/artykul/castle-party-2012-bolkow-sprawdz-kto-zagra-program-bilety,3236261,art,t,id,tm.html"><text:span text:style-name="T53_66">tm</text:span></text:a></text:span><text:span text:style-name="T53_67"><text:a xlink:type="simple" xlink:href="http://www.mmwroclaw.pl/artykul/castle-party-2012-bolkow-sprawdz-kto-zagra-program-bilety,3236261,art,t,id,tm.html"><text:span text:style-name="T53_68">.</text:span></text:a></text:span><text:span text:style-name="T53_69"><text:a xlink:type="simple" xlink:href="http://www.mmwroclaw.pl/artykul/castle-party-2012-bolkow-sprawdz-kto-zagra-program-bilety,3236261,art,t,id,tm.html"><text:span text:style-name="T53_70">html</text:span></text:a></text:span></text:p>
      <text:p text:style-name="P54"><text:span text:style-name="T54_1"><text:s/></text:span><text:span text:style-name="T54_2">Obrazek</text:span><text:span text:style-name="T54_3">:</text:span><text:span text:style-name="T54_4"><text:a xlink:type="simple" xlink:href="http://d-nm.ppstatic.pl/kadr/k/r/9b/60/54bcf14c8dfda_o,size,933x0,q,70,h,9b6d6b.jpg"><text:span text:style-name="T54_5"><text:s/></text:span></text:a></text:span><text:span text:style-name="T54_6"><text:a xlink:type="simple" xlink:href="http://d-nm.ppstatic.pl/kadr/k/r/9b/60/54bcf14c8dfda_o,size,933x0,q,70,h,9b6d6b.jpg"><text:span text:style-name="T54_7">http</text:span></text:a></text:span><text:span text:style-name="T54_8"><text:a xlink:type="simple" xlink:href="http://d-nm.ppstatic.pl/kadr/k/r/9b/60/54bcf14c8dfda_o,size,933x0,q,70,h,9b6d6b.jpg"><text:span text:style-name="T54_9">://</text:span></text:a></text:span><text:span text:style-name="T54_10"><text:a xlink:type="simple" xlink:href="http://d-nm.ppstatic.pl/kadr/k/r/9b/60/54bcf14c8dfda_o,size,933x0,q,70,h,9b6d6b.jpg"><text:span text:style-name="T54_11">d</text:span></text:a></text:span><text:span text:style-name="T54_12"><text:a xlink:type="simple" xlink:href="http://d-nm.ppstatic.pl/kadr/k/r/9b/60/54bcf14c8dfda_o,size,933x0,q,70,h,9b6d6b.jpg"><text:span text:style-name="T54_13">-</text:span></text:a></text:span><text:span text:style-name="T54_14"><text:a xlink:type="simple" xlink:href="http://d-nm.ppstatic.pl/kadr/k/r/9b/60/54bcf14c8dfda_o,size,933x0,q,70,h,9b6d6b.jpg"><text:span text:style-name="T54_15">nm</text:span></text:a></text:span><text:span text:style-name="T54_16"><text:a xlink:type="simple" xlink:href="http://d-nm.ppstatic.pl/kadr/k/r/9b/60/54bcf14c8dfda_o,size,933x0,q,70,h,9b6d6b.jpg"><text:span text:style-name="T54_17">.</text:span></text:a></text:span><text:span text:style-name="T54_18"><text:a xlink:type="simple" xlink:href="http://d-nm.ppstatic.pl/kadr/k/r/9b/60/54bcf14c8dfda_o,size,933x0,q,70,h,9b6d6b.jpg"><text:span text:style-name="T54_19">ppstatic</text:span></text:a></text:span><text:span text:style-name="T54_20"><text:a xlink:type="simple" xlink:href="http://d-nm.ppstatic.pl/kadr/k/r/9b/60/54bcf14c8dfda_o,size,933x0,q,70,h,9b6d6b.jpg"><text:span text:style-name="T54_21">.</text:span></text:a></text:span><text:span text:style-name="T54_22"><text:a xlink:type="simple" xlink:href="http://d-nm.ppstatic.pl/kadr/k/r/9b/60/54bcf14c8dfda_o,size,933x0,q,70,h,9b6d6b.jpg"><text:span text:style-name="T54_23">pl</text:span></text:a></text:span><text:span text:style-name="T54_24"><text:a xlink:type="simple" xlink:href="http://d-nm.ppstatic.pl/kadr/k/r/9b/60/54bcf14c8dfda_o,size,933x0,q,70,h,9b6d6b.jpg"><text:span text:style-name="T54_25">/</text:span></text:a></text:span><text:span text:style-name="T54_26"><text:a xlink:type="simple" xlink:href="http://d-nm.ppstatic.pl/kadr/k/r/9b/60/54bcf14c8dfda_o,size,933x0,q,70,h,9b6d6b.jpg"><text:span text:style-name="T54_27">kadr</text:span></text:a></text:span><text:span text:style-name="T54_28"><text:a xlink:type="simple" xlink:href="http://d-nm.ppstatic.pl/kadr/k/r/9b/60/54bcf14c8dfda_o,size,933x0,q,70,h,9b6d6b.jpg"><text:span text:style-name="T54_29">/</text:span></text:a></text:span><text:span text:style-name="T54_30"><text:a xlink:type="simple" xlink:href="http://d-nm.ppstatic.pl/kadr/k/r/9b/60/54bcf14c8dfda_o,size,933x0,q,70,h,9b6d6b.jpg"><text:span text:style-name="T54_31">k</text:span></text:a></text:span><text:span text:style-name="T54_32"><text:a xlink:type="simple" xlink:href="http://d-nm.ppstatic.pl/kadr/k/r/9b/60/54bcf14c8dfda_o,size,933x0,q,70,h,9b6d6b.jpg"><text:span text:style-name="T54_33">/</text:span></text:a></text:span><text:span text:style-name="T54_34"><text:a xlink:type="simple" xlink:href="http://d-nm.ppstatic.pl/kadr/k/r/9b/60/54bcf14c8dfda_o,size,933x0,q,70,h,9b6d6b.jpg"><text:span text:style-name="T54_35">r</text:span></text:a></text:span><text:span text:style-name="T54_36"><text:a xlink:type="simple" xlink:href="http://d-nm.ppstatic.pl/kadr/k/r/9b/60/54bcf14c8dfda_o,size,933x0,q,70,h,9b6d6b.jpg"><text:span text:style-name="T54_37">/9</text:span></text:a></text:span><text:span text:style-name="T54_38"><text:a xlink:type="simple" xlink:href="http://d-nm.ppstatic.pl/kadr/k/r/9b/60/54bcf14c8dfda_o,size,933x0,q,70,h,9b6d6b.jpg"><text:span text:style-name="T54_39">b</text:span></text:a></text:span><text:span text:style-name="T54_40"><text:a xlink:type="simple" xlink:href="http://d-nm.ppstatic.pl/kadr/k/r/9b/60/54bcf14c8dfda_o,size,933x0,q,70,h,9b6d6b.jpg"><text:span text:style-name="T54_41">/60/54</text:span></text:a></text:span><text:span text:style-name="T54_42"><text:a xlink:type="simple" xlink:href="http://d-nm.ppstatic.pl/kadr/k/r/9b/60/54bcf14c8dfda_o,size,933x0,q,70,h,9b6d6b.jpg"><text:span text:style-name="T54_43">bcf</text:span></text:a></text:span><text:span text:style-name="T54_44"><text:a xlink:type="simple" xlink:href="http://d-nm.ppstatic.pl/kadr/k/r/9b/60/54bcf14c8dfda_o,size,933x0,q,70,h,9b6d6b.jpg"><text:span text:style-name="T54_45">14</text:span></text:a></text:span><text:span text:style-name="T54_46"><text:a xlink:type="simple" xlink:href="http://d-nm.ppstatic.pl/kadr/k/r/9b/60/54bcf14c8dfda_o,size,933x0,q,70,h,9b6d6b.jpg"><text:span text:style-name="T54_47">c</text:span></text:a></text:span><text:span text:style-name="T54_48"><text:a xlink:type="simple" xlink:href="http://d-nm.ppstatic.pl/kadr/k/r/9b/60/54bcf14c8dfda_o,size,933x0,q,70,h,9b6d6b.jpg"><text:span text:style-name="T54_49">8</text:span></text:a></text:span><text:span text:style-name="T54_50"><text:a xlink:type="simple" xlink:href="http://d-nm.ppstatic.pl/kadr/k/r/9b/60/54bcf14c8dfda_o,size,933x0,q,70,h,9b6d6b.jpg"><text:span text:style-name="T54_51">dfda</text:span></text:a></text:span><text:span text:style-name="T54_52"><text:a xlink:type="simple" xlink:href="http://d-nm.ppstatic.pl/kadr/k/r/9b/60/54bcf14c8dfda_o,size,933x0,q,70,h,9b6d6b.jpg"><text:span text:style-name="T54_53">_</text:span></text:a></text:span><text:span text:style-name="T54_54"><text:a xlink:type="simple" xlink:href="http://d-nm.ppstatic.pl/kadr/k/r/9b/60/54bcf14c8dfda_o,size,933x0,q,70,h,9b6d6b.jpg"><text:span text:style-name="T54_55">o</text:span></text:a></text:span><text:span text:style-name="T54_56"><text:a xlink:type="simple" xlink:href="http://d-nm.ppstatic.pl/kadr/k/r/9b/60/54bcf14c8dfda_o,size,933x0,q,70,h,9b6d6b.jpg"><text:span text:style-name="T54_57">,</text:span></text:a></text:span><text:span text:style-name="T54_58"><text:a xlink:type="simple" xlink:href="http://d-nm.ppstatic.pl/kadr/k/r/9b/60/54bcf14c8dfda_o,size,933x0,q,70,h,9b6d6b.jpg"><text:span text:style-name="T54_59">size</text:span></text:a></text:span><text:span text:style-name="T54_60"><text:a xlink:type="simple" xlink:href="http://d-nm.ppstatic.pl/kadr/k/r/9b/60/54bcf14c8dfda_o,size,933x0,q,70,h,9b6d6b.jpg"><text:span text:style-name="T54_61">,933</text:span></text:a></text:span><text:span text:style-name="T54_62"><text:a xlink:type="simple" xlink:href="http://d-nm.ppstatic.pl/kadr/k/r/9b/60/54bcf14c8dfda_o,size,933x0,q,70,h,9b6d6b.jpg"><text:span text:style-name="T54_63">x</text:span></text:a></text:span><text:span text:style-name="T54_64"><text:a xlink:type="simple" xlink:href="http://d-nm.ppstatic.pl/kadr/k/r/9b/60/54bcf14c8dfda_o,size,933x0,q,70,h,9b6d6b.jpg"><text:span text:style-name="T54_65">0,</text:span></text:a></text:span><text:span text:style-name="T54_66"><text:a xlink:type="simple" xlink:href="http://d-nm.ppstatic.pl/kadr/k/r/9b/60/54bcf14c8dfda_o,size,933x0,q,70,h,9b6d6b.jpg"><text:span text:style-name="T54_67">q</text:span></text:a></text:span><text:span text:style-name="T54_68"><text:a xlink:type="simple" xlink:href="http://d-nm.ppstatic.pl/kadr/k/r/9b/60/54bcf14c8dfda_o,size,933x0,q,70,h,9b6d6b.jpg"><text:span text:style-name="T54_69">,70,</text:span></text:a></text:span><text:span text:style-name="T54_70"><text:a xlink:type="simple" xlink:href="http://d-nm.ppstatic.pl/kadr/k/r/9b/60/54bcf14c8dfda_o,size,933x0,q,70,h,9b6d6b.jpg"><text:span text:style-name="T54_71">h</text:span></text:a></text:span><text:span text:style-name="T54_72"><text:a xlink:type="simple" xlink:href="http://d-nm.ppstatic.pl/kadr/k/r/9b/60/54bcf14c8dfda_o,size,933x0,q,70,h,9b6d6b.jpg"><text:span text:style-name="T54_73">,9</text:span></text:a></text:span><text:span text:style-name="T54_74"><text:a xlink:type="simple" xlink:href="http://d-nm.ppstatic.pl/kadr/k/r/9b/60/54bcf14c8dfda_o,size,933x0,q,70,h,9b6d6b.jpg"><text:span text:style-name="T54_75">b</text:span></text:a></text:span><text:span text:style-name="T54_76"><text:a xlink:type="simple" xlink:href="http://d-nm.ppstatic.pl/kadr/k/r/9b/60/54bcf14c8dfda_o,size,933x0,q,70,h,9b6d6b.jpg"><text:span text:style-name="T54_77">6</text:span></text:a></text:span><text:span text:style-name="T54_78"><text:a xlink:type="simple" xlink:href="http://d-nm.ppstatic.pl/kadr/k/r/9b/60/54bcf14c8dfda_o,size,933x0,q,70,h,9b6d6b.jpg"><text:span text:style-name="T54_79">d</text:span></text:a></text:span><text:span text:style-name="T54_80"><text:a xlink:type="simple" xlink:href="http://d-nm.ppstatic.pl/kadr/k/r/9b/60/54bcf14c8dfda_o,size,933x0,q,70,h,9b6d6b.jpg"><text:span text:style-name="T54_81">6</text:span></text:a></text:span><text:span text:style-name="T54_82"><text:a xlink:type="simple" xlink:href="http://d-nm.ppstatic.pl/kadr/k/r/9b/60/54bcf14c8dfda_o,size,933x0,q,70,h,9b6d6b.jpg"><text:span text:style-name="T54_83">b</text:span></text:a></text:span><text:span text:style-name="T54_84"><text:a xlink:type="simple" xlink:href="http://d-nm.ppstatic.pl/kadr/k/r/9b/60/54bcf14c8dfda_o,size,933x0,q,70,h,9b6d6b.jpg"><text:span text:style-name="T54_85">.</text:span></text:a></text:span><text:span text:style-name="T54_86"><text:a xlink:type="simple" xlink:href="http://d-nm.ppstatic.pl/kadr/k/r/9b/60/54bcf14c8dfda_o,size,933x0,q,70,h,9b6d6b.jpg"><text:span text:style-name="T54_87">jpg</text:span></text:a></text:span></text:p>
      <text:p text:style-name="P55"><text:span text:style-name="T55_1"><text:s/></text:span></text:p>
      <text:p text:style-name="P56"><text:span text:style-name="T56_1">2.<text:s/></text:span><text:span text:style-name="T56_2">Źródło</text:span><text:span text:style-name="T56_3">:</text:span></text:p>
      <text:p text:style-name="P57"><text:span text:style-name="T57_1"><text:a xlink:type="simple" xlink:href="http://jeleniagora.naszemiasto.pl/artykul/bolkow-castle-party-rusza-21-lipca,1001879,art,t,id,tm.html"><text:span text:style-name="T57_2">http</text:span></text:a></text:span><text:span text:style-name="T57_3"><text:a xlink:type="simple" xlink:href="http://jeleniagora.naszemiasto.pl/artykul/bolkow-castle-party-rusza-21-lipca,1001879,art,t,id,tm.html"><text:span text:style-name="T57_4">://</text:span></text:a></text:span><text:span text:style-name="T57_5"><text:a xlink:type="simple" xlink:href="http://jeleniagora.naszemiasto.pl/artykul/bolkow-castle-party-rusza-21-lipca,1001879,art,t,id,tm.html"><text:span text:style-name="T57_6">jeleniagora</text:span></text:a></text:span><text:span text:style-name="T57_7"><text:a xlink:type="simple" xlink:href="http://jeleniagora.naszemiasto.pl/artykul/bolkow-castle-party-rusza-21-lipca,1001879,art,t,id,tm.html"><text:span text:style-name="T57_8">.</text:span></text:a></text:span><text:span text:style-name="T57_9"><text:a xlink:type="simple" xlink:href="http://jeleniagora.naszemiasto.pl/artykul/bolkow-castle-party-rusza-21-lipca,1001879,art,t,id,tm.html"><text:span text:style-name="T57_10">naszemiasto</text:span></text:a></text:span><text:span text:style-name="T57_11"><text:a xlink:type="simple" xlink:href="http://jeleniagora.naszemiasto.pl/artykul/bolkow-castle-party-rusza-21-lipca,1001879,art,t,id,tm.html"><text:span text:style-name="T57_12">.</text:span></text:a></text:span><text:span text:style-name="T57_13"><text:a xlink:type="simple" xlink:href="http://jeleniagora.naszemiasto.pl/artykul/bolkow-castle-party-rusza-21-lipca,1001879,art,t,id,tm.html"><text:span text:style-name="T57_14">pl</text:span></text:a></text:span><text:span text:style-name="T57_15"><text:a xlink:type="simple" xlink:href="http://jeleniagora.naszemiasto.pl/artykul/bolkow-castle-party-rusza-21-lipca,1001879,art,t,id,tm.html"><text:span text:style-name="T57_16">/</text:span></text:a></text:span><text:span text:style-name="T57_17"><text:a xlink:type="simple" xlink:href="http://jeleniagora.naszemiasto.pl/artykul/bolkow-castle-party-rusza-21-lipca,1001879,art,t,id,tm.html"><text:span text:style-name="T57_18">artykul</text:span></text:a></text:span><text:span text:style-name="T57_19"><text:a xlink:type="simple" xlink:href="http://jeleniagora.naszemiasto.pl/artykul/bolkow-castle-party-rusza-21-lipca,1001879,art,t,id,tm.html"><text:span text:style-name="T57_20">/</text:span></text:a></text:span><text:span text:style-name="T57_21"><text:a xlink:type="simple" xlink:href="http://jeleniagora.naszemiasto.pl/artykul/bolkow-castle-party-rusza-21-lipca,1001879,art,t,id,tm.html"><text:span text:style-name="T57_22">bolkow</text:span></text:a></text:span><text:span text:style-name="T57_23"><text:a xlink:type="simple" xlink:href="http://jeleniagora.naszemiasto.pl/artykul/bolkow-castle-party-rusza-21-lipca,1001879,art,t,id,tm.html"><text:span text:style-name="T57_24">-</text:span></text:a></text:span><text:span text:style-name="T57_25"><text:a xlink:type="simple" xlink:href="http://jeleniagora.naszemiasto.pl/artykul/bolkow-castle-party-rusza-21-lipca,1001879,art,t,id,tm.html"><text:span text:style-name="T57_26">castle</text:span></text:a></text:span><text:span text:style-name="T57_27"><text:a xlink:type="simple" xlink:href="http://jeleniagora.naszemiasto.pl/artykul/bolkow-castle-party-rusza-21-lipca,1001879,art,t,id,tm.html"><text:span text:style-name="T57_28">-</text:span></text:a></text:span><text:span text:style-name="T57_29"><text:a xlink:type="simple" xlink:href="http://jeleniagora.naszemiasto.pl/artykul/bolkow-castle-party-rusza-21-lipca,1001879,art,t,id,tm.html"><text:span text:style-name="T57_30">party</text:span></text:a></text:span><text:span text:style-name="T57_31"><text:a xlink:type="simple" xlink:href="http://jeleniagora.naszemiasto.pl/artykul/bolkow-castle-party-rusza-21-lipca,1001879,art,t,id,tm.html"><text:span text:style-name="T57_32">-</text:span></text:a></text:span><text:span text:style-name="T57_33"><text:a xlink:type="simple" xlink:href="http://jeleniagora.naszemiasto.pl/artykul/bolkow-castle-party-rusza-21-lipca,1001879,art,t,id,tm.html"><text:span text:style-name="T57_34">rusza</text:span></text:a></text:span><text:span text:style-name="T57_35"><text:a xlink:type="simple" xlink:href="http://jeleniagora.naszemiasto.pl/artykul/bolkow-castle-party-rusza-21-lipca,1001879,art,t,id,tm.html"><text:span text:style-name="T57_36">-21-</text:span></text:a></text:span><text:span text:style-name="T57_37"><text:a xlink:type="simple" xlink:href="http://jeleniagora.naszemiasto.pl/artykul/bolkow-castle-party-rusza-21-lipca,1001879,art,t,id,tm.html"><text:span text:style-name="T57_38">lipca</text:span></text:a></text:span><text:span text:style-name="T57_39"><text:a xlink:type="simple" xlink:href="http://jeleniagora.naszemiasto.pl/artykul/bolkow-castle-party-rusza-21-lipca,1001879,art,t,id,tm.html"><text:span text:style-name="T57_40">,1001879,</text:span></text:a></text:span><text:span text:style-name="T57_41"><text:a xlink:type="simple" xlink:href="http://jeleniagora.naszemiasto.pl/artykul/bolkow-castle-party-rusza-21-lipca,1001879,art,t,id,tm.html"><text:span text:style-name="T57_42">art</text:span></text:a></text:span><text:span text:style-name="T57_43"><text:a xlink:type="simple" xlink:href="http://jeleniagora.naszemiasto.pl/artykul/bolkow-castle-party-rusza-21-lipca,1001879,art,t,id,tm.html"><text:span text:style-name="T57_44">,</text:span></text:a></text:span><text:span text:style-name="T57_45"><text:a xlink:type="simple" xlink:href="http://jeleniagora.naszemiasto.pl/artykul/bolkow-castle-party-rusza-21-lipca,1001879,art,t,id,tm.html"><text:span text:style-name="T57_46">t</text:span></text:a></text:span><text:span text:style-name="T57_47"><text:a xlink:type="simple" xlink:href="http://jeleniagora.naszemiasto.pl/artykul/bolkow-castle-party-rusza-21-lipca,1001879,art,t,id,tm.html"><text:span text:style-name="T57_48">,</text:span></text:a></text:span><text:span text:style-name="T57_49"><text:a xlink:type="simple" xlink:href="http://jeleniagora.naszemiasto.pl/artykul/bolkow-castle-party-rusza-21-lipca,1001879,art,t,id,tm.html"><text:span text:style-name="T57_50">id</text:span></text:a></text:span><text:span text:style-name="T57_51"><text:a xlink:type="simple" xlink:href="http://jeleniagora.naszemiasto.pl/artykul/bolkow-castle-party-rusza-21-lipca,1001879,art,t,id,tm.html"><text:span text:style-name="T57_52">,</text:span></text:a></text:span><text:span text:style-name="T57_53"><text:a xlink:type="simple" xlink:href="http://jeleniagora.naszemiasto.pl/artykul/bolkow-castle-party-rusza-21-lipca,1001879,art,t,id,tm.html"><text:span text:style-name="T57_54">tm</text:span></text:a></text:span><text:span text:style-name="T57_55"><text:a xlink:type="simple" xlink:href="http://jeleniagora.naszemiasto.pl/artykul/bolkow-castle-party-rusza-21-lipca,1001879,art,t,id,tm.html"><text:span text:style-name="T57_56">.</text:span></text:a></text:span><text:span text:style-name="T57_57"><text:a xlink:type="simple" xlink:href="http://jeleniagora.naszemiasto.pl/artykul/bolkow-castle-party-rusza-21-lipca,1001879,art,t,id,tm.html"><text:span text:style-name="T57_58">html</text:span></text:a></text:span></text:p>
      <text:p text:style-name="P58"><text:span text:style-name="T58_1"><text:s/></text:span></text:p>
      <text:p text:style-name="P59"><text:span text:style-name="T59_1">Obrazek</text:span><text:span text:style-name="T59_2">:</text:span></text:p>
      <text:p text:style-name="P60"><text:span text:style-name="T60_1"><text:a xlink:type="simple" xlink:href="http://d-nm.ppstatic.pl/kadr/k/r/ef/c8/4e26cc7d62114_o,size,933x0,q,70,h,4a64a7.jpg"><text:span text:style-name="T60_2">http</text:span></text:a></text:span><text:span text:style-name="T60_3"><text:a xlink:type="simple" xlink:href="http://d-nm.ppstatic.pl/kadr/k/r/ef/c8/4e26cc7d62114_o,size,933x0,q,70,h,4a64a7.jpg"><text:span text:style-name="T60_4">://</text:span></text:a></text:span><text:span text:style-name="T60_5"><text:a xlink:type="simple" xlink:href="http://d-nm.ppstatic.pl/kadr/k/r/ef/c8/4e26cc7d62114_o,size,933x0,q,70,h,4a64a7.jpg"><text:span text:style-name="T60_6">d</text:span></text:a></text:span><text:span text:style-name="T60_7"><text:a xlink:type="simple" xlink:href="http://d-nm.ppstatic.pl/kadr/k/r/ef/c8/4e26cc7d62114_o,size,933x0,q,70,h,4a64a7.jpg"><text:span text:style-name="T60_8">-</text:span></text:a></text:span><text:span text:style-name="T60_9"><text:a xlink:type="simple" xlink:href="http://d-nm.ppstatic.pl/kadr/k/r/ef/c8/4e26cc7d62114_o,size,933x0,q,70,h,4a64a7.jpg"><text:span text:style-name="T60_10">nm</text:span></text:a></text:span><text:span text:style-name="T60_11"><text:a xlink:type="simple" xlink:href="http://d-nm.ppstatic.pl/kadr/k/r/ef/c8/4e26cc7d62114_o,size,933x0,q,70,h,4a64a7.jpg"><text:span text:style-name="T60_12">.</text:span></text:a></text:span><text:span text:style-name="T60_13"><text:a xlink:type="simple" xlink:href="http://d-nm.ppstatic.pl/kadr/k/r/ef/c8/4e26cc7d62114_o,size,933x0,q,70,h,4a64a7.jpg"><text:span text:style-name="T60_14">ppstatic</text:span></text:a></text:span><text:span text:style-name="T60_15"><text:a xlink:type="simple" xlink:href="http://d-nm.ppstatic.pl/kadr/k/r/ef/c8/4e26cc7d62114_o,size,933x0,q,70,h,4a64a7.jpg"><text:span text:style-name="T60_16">.</text:span></text:a></text:span><text:span text:style-name="T60_17"><text:a xlink:type="simple" xlink:href="http://d-nm.ppstatic.pl/kadr/k/r/ef/c8/4e26cc7d62114_o,size,933x0,q,70,h,4a64a7.jpg"><text:span text:style-name="T60_18">pl</text:span></text:a></text:span><text:span text:style-name="T60_19"><text:a xlink:type="simple" xlink:href="http://d-nm.ppstatic.pl/kadr/k/r/ef/c8/4e26cc7d62114_o,size,933x0,q,70,h,4a64a7.jpg"><text:span text:style-name="T60_20">/</text:span></text:a></text:span><text:span text:style-name="T60_21"><text:a xlink:type="simple" xlink:href="http://d-nm.ppstatic.pl/kadr/k/r/ef/c8/4e26cc7d62114_o,size,933x0,q,70,h,4a64a7.jpg"><text:span text:style-name="T60_22">kadr</text:span></text:a></text:span><text:span text:style-name="T60_23"><text:a xlink:type="simple" xlink:href="http://d-nm.ppstatic.pl/kadr/k/r/ef/c8/4e26cc7d62114_o,size,933x0,q,70,h,4a64a7.jpg"><text:span text:style-name="T60_24">/</text:span></text:a></text:span><text:span text:style-name="T60_25"><text:a xlink:type="simple" xlink:href="http://d-nm.ppstatic.pl/kadr/k/r/ef/c8/4e26cc7d62114_o,size,933x0,q,70,h,4a64a7.jpg"><text:span text:style-name="T60_26">k</text:span></text:a></text:span><text:span text:style-name="T60_27"><text:a xlink:type="simple" xlink:href="http://d-nm.ppstatic.pl/kadr/k/r/ef/c8/4e26cc7d62114_o,size,933x0,q,70,h,4a64a7.jpg"><text:span text:style-name="T60_28">/</text:span></text:a></text:span><text:span text:style-name="T60_29"><text:a xlink:type="simple" xlink:href="http://d-nm.ppstatic.pl/kadr/k/r/ef/c8/4e26cc7d62114_o,size,933x0,q,70,h,4a64a7.jpg"><text:span text:style-name="T60_30">r</text:span></text:a></text:span><text:span text:style-name="T60_31"><text:a xlink:type="simple" xlink:href="http://d-nm.ppstatic.pl/kadr/k/r/ef/c8/4e26cc7d62114_o,size,933x0,q,70,h,4a64a7.jpg"><text:span text:style-name="T60_32">/</text:span></text:a></text:span><text:span text:style-name="T60_33"><text:a xlink:type="simple" xlink:href="http://d-nm.ppstatic.pl/kadr/k/r/ef/c8/4e26cc7d62114_o,size,933x0,q,70,h,4a64a7.jpg"><text:span text:style-name="T60_34">ef</text:span></text:a></text:span><text:span text:style-name="T60_35"><text:a xlink:type="simple" xlink:href="http://d-nm.ppstatic.pl/kadr/k/r/ef/c8/4e26cc7d62114_o,size,933x0,q,70,h,4a64a7.jpg"><text:span text:style-name="T60_36">/</text:span></text:a></text:span><text:span text:style-name="T60_37"><text:a xlink:type="simple" xlink:href="http://d-nm.ppstatic.pl/kadr/k/r/ef/c8/4e26cc7d62114_o,size,933x0,q,70,h,4a64a7.jpg"><text:span text:style-name="T60_38">c</text:span></text:a></text:span><text:span text:style-name="T60_39"><text:a xlink:type="simple" xlink:href="http://d-nm.ppstatic.pl/kadr/k/r/ef/c8/4e26cc7d62114_o,size,933x0,q,70,h,4a64a7.jpg"><text:span text:style-name="T60_40">8/4</text:span></text:a></text:span><text:span text:style-name="T60_41"><text:a xlink:type="simple" xlink:href="http://d-nm.ppstatic.pl/kadr/k/r/ef/c8/4e26cc7d62114_o,size,933x0,q,70,h,4a64a7.jpg"><text:span text:style-name="T60_42">e</text:span></text:a></text:span><text:span text:style-name="T60_43"><text:a xlink:type="simple" xlink:href="http://d-nm.ppstatic.pl/kadr/k/r/ef/c8/4e26cc7d62114_o,size,933x0,q,70,h,4a64a7.jpg"><text:span text:style-name="T60_44">26</text:span></text:a></text:span><text:span text:style-name="T60_45"><text:a xlink:type="simple" xlink:href="http://d-nm.ppstatic.pl/kadr/k/r/ef/c8/4e26cc7d62114_o,size,933x0,q,70,h,4a64a7.jpg"><text:span text:style-name="T60_46">cc</text:span></text:a></text:span><text:span text:style-name="T60_47"><text:a xlink:type="simple" xlink:href="http://d-nm.ppstatic.pl/kadr/k/r/ef/c8/4e26cc7d62114_o,size,933x0,q,70,h,4a64a7.jpg"><text:span text:style-name="T60_48">7</text:span></text:a></text:span><text:span text:style-name="T60_49"><text:a xlink:type="simple" xlink:href="http://d-nm.ppstatic.pl/kadr/k/r/ef/c8/4e26cc7d62114_o,size,933x0,q,70,h,4a64a7.jpg"><text:span text:style-name="T60_50">d</text:span></text:a></text:span><text:span text:style-name="T60_51"><text:a xlink:type="simple" xlink:href="http://d-nm.ppstatic.pl/kadr/k/r/ef/c8/4e26cc7d62114_o,size,933x0,q,70,h,4a64a7.jpg"><text:span text:style-name="T60_52">62114_</text:span></text:a></text:span><text:span text:style-name="T60_53"><text:a xlink:type="simple" xlink:href="http://d-nm.ppstatic.pl/kadr/k/r/ef/c8/4e26cc7d62114_o,size,933x0,q,70,h,4a64a7.jpg"><text:span text:style-name="T60_54">o</text:span></text:a></text:span><text:span text:style-name="T60_55"><text:a xlink:type="simple" xlink:href="http://d-nm.ppstatic.pl/kadr/k/r/ef/c8/4e26cc7d62114_o,size,933x0,q,70,h,4a64a7.jpg"><text:span text:style-name="T60_56">,</text:span></text:a></text:span><text:span text:style-name="T60_57"><text:a xlink:type="simple" xlink:href="http://d-nm.ppstatic.pl/kadr/k/r/ef/c8/4e26cc7d62114_o,size,933x0,q,70,h,4a64a7.jpg"><text:span text:style-name="T60_58">size</text:span></text:a></text:span><text:span text:style-name="T60_59"><text:a xlink:type="simple" xlink:href="http://d-nm.ppstatic.pl/kadr/k/r/ef/c8/4e26cc7d62114_o,size,933x0,q,70,h,4a64a7.jpg"><text:span text:style-name="T60_60">,933</text:span></text:a></text:span><text:span text:style-name="T60_61"><text:a xlink:type="simple" xlink:href="http://d-nm.ppstatic.pl/kadr/k/r/ef/c8/4e26cc7d62114_o,size,933x0,q,70,h,4a64a7.jpg"><text:span text:style-name="T60_62">x</text:span></text:a></text:span><text:span text:style-name="T60_63"><text:a xlink:type="simple" xlink:href="http://d-nm.ppstatic.pl/kadr/k/r/ef/c8/4e26cc7d62114_o,size,933x0,q,70,h,4a64a7.jpg"><text:span text:style-name="T60_64">0,</text:span></text:a></text:span><text:span text:style-name="T60_65"><text:a xlink:type="simple" xlink:href="http://d-nm.ppstatic.pl/kadr/k/r/ef/c8/4e26cc7d62114_o,size,933x0,q,70,h,4a64a7.jpg"><text:span text:style-name="T60_66">q</text:span></text:a></text:span><text:span text:style-name="T60_67"><text:a xlink:type="simple" xlink:href="http://d-nm.ppstatic.pl/kadr/k/r/ef/c8/4e26cc7d62114_o,size,933x0,q,70,h,4a64a7.jpg"><text:span text:style-name="T60_68">,70,</text:span></text:a></text:span><text:span text:style-name="T60_69"><text:a xlink:type="simple" xlink:href="http://d-nm.ppstatic.pl/kadr/k/r/ef/c8/4e26cc7d62114_o,size,933x0,q,70,h,4a64a7.jpg"><text:span text:style-name="T60_70">h</text:span></text:a></text:span><text:span text:style-name="T60_71"><text:a xlink:type="simple" xlink:href="http://d-nm.ppstatic.pl/kadr/k/r/ef/c8/4e26cc7d62114_o,size,933x0,q,70,h,4a64a7.jpg"><text:span text:style-name="T60_72">,4</text:span></text:a></text:span><text:span text:style-name="T60_73"><text:a xlink:type="simple" xlink:href="http://d-nm.ppstatic.pl/kadr/k/r/ef/c8/4e26cc7d62114_o,size,933x0,q,70,h,4a64a7.jpg"><text:span text:style-name="T60_74">a</text:span></text:a></text:span><text:span text:style-name="T60_75"><text:a xlink:type="simple" xlink:href="http://d-nm.ppstatic.pl/kadr/k/r/ef/c8/4e26cc7d62114_o,size,933x0,q,70,h,4a64a7.jpg"><text:span text:style-name="T60_76">64</text:span></text:a></text:span><text:span text:style-name="T60_77"><text:a xlink:type="simple" xlink:href="http://d-nm.ppstatic.pl/kadr/k/r/ef/c8/4e26cc7d62114_o,size,933x0,q,70,h,4a64a7.jpg"><text:span text:style-name="T60_78">a</text:span></text:a></text:span><text:span text:style-name="T60_79"><text:a xlink:type="simple" xlink:href="http://d-nm.ppstatic.pl/kadr/k/r/ef/c8/4e26cc7d62114_o,size,933x0,q,70,h,4a64a7.jpg"><text:span text:style-name="T60_80">7.</text:span></text:a></text:span><text:span text:style-name="T60_81"><text:a xlink:type="simple" xlink:href="http://d-nm.ppstatic.pl/kadr/k/r/ef/c8/4e26cc7d62114_o,size,933x0,q,70,h,4a64a7.jpg"><text:span text:style-name="T60_82">jpg</text:span></text:a></text:span></text:p>
      <text:p text:style-name="P61"><text:span text:style-name="T61_1"><text:s/></text:span></text:p>
      <text:p text:style-name="P62"><text:span text:style-name="T62_1">3.<text:s/></text:span><text:span text:style-name="T62_2">Źródło</text:span><text:span text:style-name="T62_3">:</text:span><text:span text:style-name="T62_4"><text:a xlink:type="simple" xlink:href="http://www.prw.pl/articles/view/43966/Castle-Party-2015-FOTORELACJA"><text:span text:style-name="T62_5"><text:s/></text:span></text:a></text:span><text:span text:style-name="T62_6"><text:a xlink:type="simple" xlink:href="http://www.prw.pl/articles/view/43966/Castle-Party-2015-FOTORELACJA"><text:span text:style-name="T62_7">http</text:span></text:a></text:span><text:span text:style-name="T62_8"><text:a xlink:type="simple" xlink:href="http://www.prw.pl/articles/view/43966/Castle-Party-2015-FOTORELACJA"><text:span text:style-name="T62_9">://</text:span></text:a></text:span><text:span text:style-name="T62_10"><text:a xlink:type="simple" xlink:href="http://www.prw.pl/articles/view/43966/Castle-Party-2015-FOTORELACJA"><text:span text:style-name="T62_11">www</text:span></text:a></text:span><text:span text:style-name="T62_12"><text:a xlink:type="simple" xlink:href="http://www.prw.pl/articles/view/43966/Castle-Party-2015-FOTORELACJA"><text:span text:style-name="T62_13">.</text:span></text:a></text:span><text:span text:style-name="T62_14"><text:a xlink:type="simple" xlink:href="http://www.prw.pl/articles/view/43966/Castle-Party-2015-FOTORELACJA"><text:span text:style-name="T62_15">prw</text:span></text:a></text:span><text:span text:style-name="T62_16"><text:a xlink:type="simple" xlink:href="http://www.prw.pl/articles/view/43966/Castle-Party-2015-FOTORELACJA"><text:span text:style-name="T62_17">.</text:span></text:a></text:span><text:span text:style-name="T62_18"><text:a xlink:type="simple" xlink:href="http://www.prw.pl/articles/view/43966/Castle-Party-2015-FOTORELACJA"><text:span text:style-name="T62_19">pl</text:span></text:a></text:span><text:span text:style-name="T62_20"><text:a xlink:type="simple" xlink:href="http://www.prw.pl/articles/view/43966/Castle-Party-2015-FOTORELACJA"><text:span text:style-name="T62_21">/</text:span></text:a></text:span><text:span text:style-name="T62_22"><text:a xlink:type="simple" xlink:href="http://www.prw.pl/articles/view/43966/Castle-Party-2015-FOTORELACJA"><text:span text:style-name="T62_23">articles</text:span></text:a></text:span><text:span text:style-name="T62_24"><text:a xlink:type="simple" xlink:href="http://www.prw.pl/articles/view/43966/Castle-Party-2015-FOTORELACJA"><text:span text:style-name="T62_25">/</text:span></text:a></text:span><text:span text:style-name="T62_26"><text:a xlink:type="simple" xlink:href="http://www.prw.pl/articles/view/43966/Castle-Party-2015-FOTORELACJA"><text:span text:style-name="T62_27">view</text:span></text:a></text:span><text:span text:style-name="T62_28"><text:a xlink:type="simple" xlink:href="http://www.prw.pl/articles/view/43966/Castle-Party-2015-FOTORELACJA"><text:span text:style-name="T62_29">/43966/</text:span></text:a></text:span><text:span text:style-name="T62_30"><text:a xlink:type="simple" xlink:href="http://www.prw.pl/articles/view/43966/Castle-Party-2015-FOTORELACJA"><text:span text:style-name="T62_31">Castle</text:span></text:a></text:span><text:span text:style-name="T62_32"><text:a xlink:type="simple" xlink:href="http://www.prw.pl/articles/view/43966/Castle-Party-2015-FOTORELACJA"><text:span text:style-name="T62_33">-</text:span></text:a></text:span><text:span text:style-name="T62_34"><text:a xlink:type="simple" xlink:href="http://www.prw.pl/articles/view/43966/Castle-Party-2015-FOTORELACJA"><text:span text:style-name="T62_35">Party</text:span></text:a></text:span><text:span text:style-name="T62_36"><text:a xlink:type="simple" xlink:href="http://www.prw.pl/articles/view/43966/Castle-Party-2015-FOTORELACJA"><text:span text:style-name="T62_37">-2015-</text:span></text:a></text:span><text:span text:style-name="T62_38"><text:a xlink:type="simple" xlink:href="http://www.prw.pl/articles/view/43966/Castle-Party-2015-FOTORELACJA"><text:span text:style-name="T62_39">FOTORELACJA</text:span></text:a></text:span></text:p>
      <text:p text:style-name="P63"><text:span text:style-name="T63_1"><text:s/></text:span></text:p>
      <text:p text:style-name="P64"><text:span text:style-name="T64_1">Obrazek</text:span><text:span text:style-name="T64_2">:</text:span><text:span text:style-name="T64_3"><text:a xlink:type="simple" xlink:href="http://www.prw.pl/img/articles/43966/Castle-Party-2015-FOTORELACJA-86.jpg"><text:span text:style-name="T64_4"><text:s/></text:span></text:a></text:span><text:span text:style-name="T64_5"><text:a xlink:type="simple" xlink:href="http://www.prw.pl/img/articles/43966/Castle-Party-2015-FOTORELACJA-86.jpg"><text:span text:style-name="T64_6">http</text:span></text:a></text:span><text:span text:style-name="T64_7"><text:a xlink:type="simple" xlink:href="http://www.prw.pl/img/articles/43966/Castle-Party-2015-FOTORELACJA-86.jpg"><text:span text:style-name="T64_8">://</text:span></text:a></text:span><text:span text:style-name="T64_9"><text:a xlink:type="simple" xlink:href="http://www.prw.pl/img/articles/43966/Castle-Party-2015-FOTORELACJA-86.jpg"><text:span text:style-name="T64_10">www</text:span></text:a></text:span><text:span text:style-name="T64_11"><text:a xlink:type="simple" xlink:href="http://www.prw.pl/img/articles/43966/Castle-Party-2015-FOTORELACJA-86.jpg"><text:span text:style-name="T64_12">.</text:span></text:a></text:span><text:span text:style-name="T64_13"><text:a xlink:type="simple" xlink:href="http://www.prw.pl/img/articles/43966/Castle-Party-2015-FOTORELACJA-86.jpg"><text:span text:style-name="T64_14">prw</text:span></text:a></text:span><text:span text:style-name="T64_15"><text:a xlink:type="simple" xlink:href="http://www.prw.pl/img/articles/43966/Castle-Party-2015-FOTORELACJA-86.jpg"><text:span text:style-name="T64_16">.</text:span></text:a></text:span><text:span text:style-name="T64_17"><text:a xlink:type="simple" xlink:href="http://www.prw.pl/img/articles/43966/Castle-Party-2015-FOTORELACJA-86.jpg"><text:span text:style-name="T64_18">pl</text:span></text:a></text:span><text:span text:style-name="T64_19"><text:a xlink:type="simple" xlink:href="http://www.prw.pl/img/articles/43966/Castle-Party-2015-FOTORELACJA-86.jpg"><text:span text:style-name="T64_20">/</text:span></text:a></text:span><text:span text:style-name="T64_21"><text:a xlink:type="simple" xlink:href="http://www.prw.pl/img/articles/43966/Castle-Party-2015-FOTORELACJA-86.jpg"><text:span text:style-name="T64_22">img</text:span></text:a></text:span><text:span text:style-name="T64_23"><text:a xlink:type="simple" xlink:href="http://www.prw.pl/img/articles/43966/Castle-Party-2015-FOTORELACJA-86.jpg"><text:span text:style-name="T64_24">/</text:span></text:a></text:span><text:span text:style-name="T64_25"><text:a xlink:type="simple" xlink:href="http://www.prw.pl/img/articles/43966/Castle-Party-2015-FOTORELACJA-86.jpg"><text:span text:style-name="T64_26">articles</text:span></text:a></text:span><text:span text:style-name="T64_27"><text:a xlink:type="simple" xlink:href="http://www.prw.pl/img/articles/43966/Castle-Party-2015-FOTORELACJA-86.jpg"><text:span text:style-name="T64_28">/43966/</text:span></text:a></text:span><text:span text:style-name="T64_29"><text:a xlink:type="simple" xlink:href="http://www.prw.pl/img/articles/43966/Castle-Party-2015-FOTORELACJA-86.jpg"><text:span text:style-name="T64_30">Castle</text:span></text:a></text:span><text:span text:style-name="T64_31"><text:a xlink:type="simple" xlink:href="http://www.prw.pl/img/articles/43966/Castle-Party-2015-FOTORELACJA-86.jpg"><text:span text:style-name="T64_32">-</text:span></text:a></text:span><text:span text:style-name="T64_33"><text:a xlink:type="simple" xlink:href="http://www.prw.pl/img/articles/43966/Castle-Party-2015-FOTORELACJA-86.jpg"><text:span text:style-name="T64_34">Party</text:span></text:a></text:span><text:span text:style-name="T64_35"><text:a xlink:type="simple" xlink:href="http://www.prw.pl/img/articles/43966/Castle-Party-2015-FOTORELACJA-86.jpg"><text:span text:style-name="T64_36">-2015-</text:span></text:a></text:span><text:span text:style-name="T64_37"><text:a xlink:type="simple" xlink:href="http://www.prw.pl/img/articles/43966/Castle-Party-2015-FOTORELACJA-86.jpg"><text:span text:style-name="T64_38">FOTORELACJA</text:span></text:a></text:span><text:span text:style-name="T64_39"><text:a xlink:type="simple" xlink:href="http://www.prw.pl/img/articles/43966/Castle-Party-2015-FOTORELACJA-86.jpg"><text:span text:style-name="T64_40">-86.</text:span></text:a></text:span><text:span text:style-name="T64_41"><text:a xlink:type="simple" xlink:href="http://www.prw.pl/img/articles/43966/Castle-Party-2015-FOTORELACJA-86.jpg"><text:span text:style-name="T64_42">jpg</text:span></text:a></text:span></text:p>
      <text:p text:style-name="P65"><text:span text:style-name="T65_1"><text:s/></text:span></text:p>
      <text:p text:style-name="P66"/>
      <text:h text:style-name="P67" text:outline-level="10"><text:bookmark-start text:name="h.88d50bgkwdrz"/><text:bookmark-end text:name="h.88d50bgkwdrz"/><text:span text:style-name="T67_1">Notka</text:span><text:span text:style-name="T67_2"><text:s/></text:span><text:span text:style-name="T67_3">do</text:span><text:span text:style-name="T67_4"><text:s/></text:span><text:span text:style-name="T67_5">korekty</text:span></text:h>
      <text:p text:style-name="P68"><text:span text:style-name="T68_1">Dobra</text:span><text:span text:style-name="T68_2"><text:s/></text:span><text:span text:style-name="T68_3">nie</text:span><text:span text:style-name="T68_4"><text:s/></text:span><text:span text:style-name="T68_5">wiem</text:span><text:span text:style-name="T68_6"><text:s/></text:span><text:span text:style-name="T68_7">czy</text:span><text:span text:style-name="T68_8"><text:s/></text:span><text:span text:style-name="T68_9">taka</text:span><text:span text:style-name="T68_10"><text:s/></text:span><text:span text:style-name="T68_11">relacja</text:span><text:span text:style-name="T68_12"><text:s/></text:span><text:span text:style-name="T68_13">przejdzie</text:span><text:span text:style-name="T68_14">,<text:s/></text:span><text:span text:style-name="T68_15">więc</text:span><text:span text:style-name="T68_16"><text:s/></text:span><text:span text:style-name="T68_17">mówię</text:span><text:span text:style-name="T68_18"><text:s/></text:span><text:span text:style-name="T68_19">to</text:span><text:span text:style-name="T68_20"><text:s/></text:span><text:span text:style-name="T68_21">z</text:span><text:span text:style-name="T68_22"><text:s/></text:span><text:span text:style-name="T68_23">góry</text:span><text:span text:style-name="T68_24">.<text:s/></text:span><text:span text:style-name="T68_25">Mam</text:span><text:span text:style-name="T68_26"><text:s/></text:span><text:span text:style-name="T68_27">nadzieję</text:span><text:span text:style-name="T68_28">,<text:s/></text:span><text:span text:style-name="T68_29">że</text:span><text:span text:style-name="T68_30"><text:s/></text:span><text:span text:style-name="T68_31">jest</text:span><text:span text:style-name="T68_32"><text:s/></text:span><text:span text:style-name="T68_33">w</text:span><text:span text:style-name="T68_34"><text:s/></text:span><text:span text:style-name="T68_35">miarę</text:span><text:span text:style-name="T68_36"><text:s/></text:span><text:span text:style-name="T68_37">interesująca</text:span><text:span text:style-name="T68_38">.<text:s/></text:span><text:span text:style-name="T68_39">Pozbyłem</text:span><text:span text:style-name="T68_40"><text:s/></text:span><text:span text:style-name="T68_41">się</text:span><text:span text:style-name="T68_42"><text:s/></text:span><text:span text:style-name="T68_43">wszelakich</text:span><text:span text:style-name="T68_44"><text:s/></text:span><text:span text:style-name="T68_45">błędów</text:span><text:span text:style-name="T68_46"><text:s/>(</text:span><text:span text:style-name="T68_47">o</text:span><text:span text:style-name="T68_48"><text:s/></text:span><text:span text:style-name="T68_49">ortograficznych</text:span><text:span text:style-name="T68_50"><text:s/></text:span><text:span text:style-name="T68_51">nie</text:span><text:span text:style-name="T68_52"><text:s/></text:span><text:span text:style-name="T68_53">wspominając</text:span><text:span text:style-name="T68_54">,<text:s/></text:span><text:span text:style-name="T68_55">to</text:span><text:span text:style-name="T68_56"><text:s/></text:span><text:span text:style-name="T68_57">oczywiste</text:span><text:span text:style-name="T68_58">,<text:s/></text:span><text:span text:style-name="T68_59">że</text:span><text:span text:style-name="T68_60"><text:s/></text:span><text:span text:style-name="T68_61">ich</text:span><text:span text:style-name="T68_62"><text:s/></text:span><text:span text:style-name="T68_63">tm</text:span><text:span text:style-name="T68_64"><text:s/></text:span><text:span text:style-name="T68_65">nie</text:span><text:span text:style-name="T68_66"><text:s/></text:span><text:span text:style-name="T68_67">ma</text:span><text:span text:style-name="T68_68">),<text:s/></text:span><text:span text:style-name="T68_69">więc</text:span><text:span text:style-name="T68_70"><text:s/></text:span><text:span text:style-name="T68_71">mam</text:span><text:span text:style-name="T68_72"><text:s/></text:span><text:span text:style-name="T68_73">nadzieję</text:span><text:span text:style-name="T68_74">,<text:s/></text:span><text:span text:style-name="T68_75">że</text:span><text:span text:style-name="T68_76"><text:s/></text:span><text:span text:style-name="T68_77">oszczędziłem</text:span><text:span text:style-name="T68_78"><text:s/></text:span><text:span text:style-name="T68_79">wam</text:span><text:span text:style-name="T68_80"><text:s/></text:span><text:span text:style-name="T68_81">roboty</text:span><text:span text:style-name="T68_82">.</text:span></text:p>
      <text:p text:style-name="P69"/>
      <text:p text:style-name="P70"><text:span text:style-name="T70_1">Teraz</text:span><text:span text:style-name="T70_2"><text:s/></text:span><text:span text:style-name="T70_3">kwestia</text:span><text:span text:style-name="T70_4"><text:s/></text:span><text:span text:style-name="T70_5">objętości</text:span><text:span text:style-name="T70_6"><text:s/></text:span><text:span text:style-name="T70_7">tekstu</text:span><text:span text:style-name="T70_8">,<text:s/></text:span><text:span text:style-name="T70_9">a</text:span><text:span text:style-name="T70_10"><text:s/></text:span><text:span text:style-name="T70_11">zdjęć</text:span><text:span text:style-name="T70_12">.<text:s/></text:span><text:span text:style-name="T70_13">Parę</text:span><text:span text:style-name="T70_14"><text:s/></text:span><text:span text:style-name="T70_15">z</text:span><text:span text:style-name="T70_16"><text:s/></text:span><text:span text:style-name="T70_17">nich</text:span><text:span text:style-name="T70_18"><text:s/></text:span><text:span text:style-name="T70_19">zaznaczyłem</text:span><text:span text:style-name="T70_20"><text:s/></text:span><text:span text:style-name="T70_21">jako</text:span><text:span text:style-name="T70_22"><text:s/></text:span><text:span text:style-name="T70_23">opcjonalne</text:span><text:span text:style-name="T70_24">,<text:s/></text:span><text:span text:style-name="T70_25">ponieważ</text:span><text:span text:style-name="T70_26"><text:s/></text:span><text:span text:style-name="T70_27">na</text:span><text:span text:style-name="T70_28"><text:s/>2<text:s/></text:span><text:span text:style-name="T70_29">strony</text:span><text:span text:style-name="T70_30"><text:s/></text:span><text:span text:style-name="T70_31">przypada</text:span><text:span text:style-name="T70_32"><text:s/></text:span><text:span text:style-name="T70_33">około</text:span><text:span text:style-name="T70_34"><text:s/>1100<text:s/></text:span><text:span text:style-name="T70_35">słów</text:span><text:span text:style-name="T70_36">,<text:s/></text:span><text:span text:style-name="T70_37">a</text:span><text:span text:style-name="T70_38"><text:s/></text:span><text:span text:style-name="T70_39">po</text:span><text:span text:style-name="T70_40"><text:s/></text:span><text:span text:style-name="T70_41">dołączeniu</text:span><text:span text:style-name="T70_42"><text:s/></text:span><text:span text:style-name="T70_43">zdjęć</text:span><text:span text:style-name="T70_44"><text:s/></text:span><text:span text:style-name="T70_45">relacja</text:span><text:span text:style-name="T70_46"><text:s/></text:span><text:span text:style-name="T70_47">może</text:span><text:span text:style-name="T70_48"><text:s/></text:span><text:span text:style-name="T70_49">urosnąć</text:span><text:span text:style-name="T70_50"><text:s/></text:span><text:span text:style-name="T70_51">do</text:span><text:span text:style-name="T70_52"><text:s/></text:span><text:span text:style-name="T70_53">horrendalnych</text:span><text:span text:style-name="T70_54"><text:s/></text:span><text:span text:style-name="T70_55">rozmiarów</text:span><text:span text:style-name="T70_56">.<text:s/></text:span><text:span text:style-name="T70_57">Nic</text:span><text:span text:style-name="T70_58"><text:s/></text:span><text:span text:style-name="T70_59">się</text:span><text:span text:style-name="T70_60"><text:s/></text:span><text:span text:style-name="T70_61">nie</text:span><text:span text:style-name="T70_62"><text:s/></text:span><text:span text:style-name="T70_63">stanie</text:span><text:span text:style-name="T70_64">,<text:s/></text:span><text:span text:style-name="T70_65">jeżeli</text:span><text:span text:style-name="T70_66"><text:s/></text:span><text:span text:style-name="T70_67">wrzucimy</text:span><text:span text:style-name="T70_68"><text:s/>1,<text:s/></text:span><text:span text:style-name="T70_69">w</text:span><text:span text:style-name="T70_70"><text:s/></text:span><text:span text:style-name="T70_71">porywach</text:span><text:span text:style-name="T70_72"><text:s/>2<text:s/></text:span><text:span text:style-name="T70_73">zdjęcia</text:span><text:span text:style-name="T70_74">,<text:s/></text:span><text:span text:style-name="T70_75">a</text:span><text:span text:style-name="T70_76"><text:s/></text:span><text:span text:style-name="T70_77">resztę</text:span><text:span text:style-name="T70_78"><text:s/></text:span><text:span text:style-name="T70_79">zignorujemy</text:span><text:span text:style-name="T70_80"><text:s/></text:span><text:span text:style-name="T70_81">i</text:span><text:span text:style-name="T70_82"><text:s/></text:span><text:span text:style-name="T70_83">nikt</text:span><text:span text:style-name="T70_84"><text:s/></text:span><text:span text:style-name="T70_85">się</text:span><text:span text:style-name="T70_86"><text:s/></text:span><text:span text:style-name="T70_87">nie</text:span><text:span text:style-name="T70_88"><text:s/></text:span><text:span text:style-name="T70_89">powinien</text:span><text:span text:style-name="T70_90"><text:s/></text:span><text:span text:style-name="T70_91">się</text:span><text:span text:style-name="T70_92"><text:s/></text:span><text:span text:style-name="T70_93">obrazić</text:span><text:span text:style-name="T70_94">.</text:span></text:p>
      <text:p text:style-name="P71"/>
      <text:p text:style-name="P72"/>
      <text:p text:style-name="P73"><text:span text:style-name="T73_1">Notatki</text:span><text:span text:style-name="T73_2"><text:s/></text:span><text:span text:style-name="T73_3">a</text:span><text:span text:style-name="T73_4"><text:s/></text:span><text:span text:style-name="T73_5">propos</text:span><text:span text:style-name="T73_6"><text:s/></text:span><text:span text:style-name="T73_7">akapitów</text:span><text:span text:style-name="T73_8">:</text:span></text:p>
      <text:p text:style-name="P74"/>
      <text:p text:style-name="P75"><text:span text:style-name="T75_1">-<text:s/></text:span><text:span text:style-name="T75_2">Jeżeli</text:span><text:span text:style-name="T75_3"><text:s/></text:span><text:span text:style-name="T75_4">braknie</text:span><text:span text:style-name="T75_5"><text:s/></text:span><text:span text:style-name="T75_6">miejsca</text:span><text:span text:style-name="T75_7"><text:s/></text:span><text:span text:style-name="T75_8">wyrzucić</text:span><text:span text:style-name="T75_9">:</text:span></text:p>
      <text:p text:style-name="P76"><text:span text:style-name="T76_1"><text:tab/></text:span><text:span text:style-name="T76_2">Podzamcze</text:span><text:span text:style-name="T76_3"><text:s/>→<text:s/>„</text:span><text:span text:style-name="T76_4">W</text:span><text:span text:style-name="T76_5"><text:s/></text:span><text:span text:style-name="T76_6">czasie</text:span><text:span text:style-name="T76_7"><text:s/></text:span><text:span text:style-name="T76_8">świetnej</text:span><text:span text:style-name="T76_9"><text:s/></text:span><text:span text:style-name="T76_10">imprezy</text:span><text:span text:style-name="T76_11">,<text:s/></text:span><text:span text:style-name="T76_12">pomiędzy</text:span><text:span text:style-name="T76_13"><text:s/>[…]<text:s/></text:span><text:span text:style-name="T76_14">będziesz</text:span><text:span text:style-name="T76_15"><text:s/></text:span><text:span text:style-name="T76_16">mieć</text:span><text:span text:style-name="T76_17"><text:s/></text:span><text:span text:style-name="T76_18">aż</text:span><text:span text:style-name="T76_19"><text:s/></text:span><text:span text:style-name="T76_20">nadto</text:span><text:span text:style-name="T76_21">.”</text:span></text:p>
      <text:p text:style-name="P77"/>
      <text:p text:style-name="P78"><text:span text:style-name="T78_1">-<text:s/></text:span><text:span text:style-name="T78_2">Jeżeli</text:span><text:span text:style-name="T78_3"><text:s/></text:span><text:span text:style-name="T78_4">chcemy</text:span><text:span text:style-name="T78_5"><text:s/></text:span><text:span text:style-name="T78_6">wersję</text:span><text:span text:style-name="T78_7"><text:s/></text:span><text:span text:style-name="T78_8">bez</text:span><text:span text:style-name="T78_9"><text:s/></text:span><text:span text:style-name="T78_10">durnego</text:span><text:span text:style-name="T78_11"><text:s/></text:span><text:span text:style-name="T78_12">komentarza</text:span><text:span text:style-name="T78_13"><text:s/></text:span><text:span text:style-name="T78_14">na</text:span><text:span text:style-name="T78_15"><text:s/></text:span><text:span text:style-name="T78_16">koniec</text:span><text:span text:style-name="T78_17"><text:s/></text:span><text:span text:style-name="T78_18">to</text:span><text:span text:style-name="T78_19">:</text:span></text:p>
      <text:p text:style-name="P79"><text:span text:style-name="T79_1"><text:tab/></text:span><text:span text:style-name="T79_2">Pozytywnie</text:span><text:span text:style-name="T79_3"><text:s/>→</text:span><text:span text:style-name="T79_4"><text:s/>„</text:span><text:span text:style-name="T79_5">Lane</text:span><text:span text:style-name="T79_6"><text:s/>[…]<text:s/></text:span><text:span text:style-name="T79_7">za</text:span><text:span text:style-name="T79_8"><text:s/></text:span><text:span text:style-name="T79_9">drogie</text:span><text:span text:style-name="T79_10">.”<text:s/></text:span><text:span text:style-name="T79_11">zmieniamy</text:span><text:span text:style-name="T79_12"><text:s/></text:span><text:span text:style-name="T79_13">na</text:span><text:span text:style-name="T79_14"><text:s/>„</text:span><text:span text:style-name="T79_15">Jak</text:span><text:span text:style-name="T79_16"><text:s/></text:span><text:span text:style-name="T79_17">nie</text:span><text:span text:style-name="T79_18"><text:s/></text:span><text:span text:style-name="T79_19">topiło</text:span><text:span text:style-name="T79_20"><text:s/></text:span><text:span text:style-name="T79_21">się</text:span><text:span text:style-name="T79_22"><text:s/></text:span><text:span text:style-name="T79_23">na</text:span><text:span text:style-name="T79_24"><text:s/></text:span><text:span text:style-name="T79_25">piekącym</text:span><text:span text:style-name="T79_26"><text:s/></text:span><text:span text:style-name="T79_27">słońcu</text:span><text:span text:style-name="T79_28"><text:s/></text:span><text:span text:style-name="T79_29">to</text:span><text:span text:style-name="T79_30"><text:s/></text:span><text:span text:style-name="T79_31">lało</text:span><text:span text:style-name="T79_32"><text:s/></text:span><text:span text:style-name="T79_33">jak</text:span><text:span text:style-name="T79_34"><text:s/></text:span><text:span text:style-name="T79_35">z</text:span><text:span text:style-name="T79_36"><text:s/></text:span><text:span text:style-name="T79_37">cebra</text:span><text:span text:style-name="T79_38">.”</text:span></text:p>
      <text:p text:style-name="P80"/>
      <text:p text:style-name="P81"/>
      <text:p text:style-name="P82"/>
      <text:p text:style-name="P83"/>
      <text:p text:style-name="P84"/>
      <text:p text:style-name="P85"><text:span text:style-name="T85_1">No</text:span><text:span text:style-name="T85_2">,<text:s/></text:span><text:span text:style-name="T85_3">to</text:span><text:span text:style-name="T85_4"><text:s/></text:span><text:span text:style-name="T85_5">pozdrawiam</text:span><text:span text:style-name="T85_6"><text:s/></text:span><text:span text:style-name="T85_7">wszystkich</text:span><text:span text:style-name="T85_8"><text:s/></text:span><text:span text:style-name="T85_9">z</text:span><text:span text:style-name="T85_10"><text:s/></text:span><text:span text:style-name="T85_11">redakcji</text:span><text:span text:style-name="T85_12">,<text:s/></text:span><text:span text:style-name="T85_13">których</text:span><text:span text:style-name="T85_14"><text:s/></text:span><text:span text:style-name="T85_15">nie</text:span><text:span text:style-name="T85_16"><text:s/></text:span><text:span text:style-name="T85_17">zdążyłem</text:span><text:span text:style-name="T85_18"><text:s/></text:span><text:span text:style-name="T85_19">jeszcze</text:span><text:span text:style-name="T85_20"><text:s/></text:span><text:span text:style-name="T85_21">poznać</text:span><text:span text:style-name="T85_22">.<text:s/></text:span><text:span text:style-name="T85_23">Tych</text:span><text:span text:style-name="T85_24">,<text:s/></text:span><text:span text:style-name="T85_25">których</text:span><text:span text:style-name="T85_26"><text:s/></text:span><text:span text:style-name="T85_27">poznałem</text:span><text:span text:style-name="T85_28"><text:s/></text:span><text:span text:style-name="T85_29">oczywiście</text:span><text:span text:style-name="T85_30"><text:s/></text:span><text:span text:style-name="T85_31">też</text:span><text:span text:style-name="T85_32">.</text:span></text:p>
      <text:p text:style-name="P86"/>
      <text:p text:style-name="P87"><text:span text:style-name="T87_1">O</text:span><text:span text:style-name="T87_2"><text:s/></text:span><text:span text:style-name="T87_3">i</text:span><text:span text:style-name="T87_4"><text:s/></text:span><text:span text:style-name="T87_5">jeszcze</text:span><text:span text:style-name="T87_6"><text:s/></text:span><text:span text:style-name="T87_7">jedno</text:span><text:span text:style-name="T87_8">.<text:s/></text:span><text:span text:style-name="T87_9">Jeżeli</text:span><text:span text:style-name="T87_10"><text:s/></text:span><text:span text:style-name="T87_11">nie</text:span><text:span text:style-name="T87_12"><text:s/></text:span><text:span text:style-name="T87_13">ma</text:span><text:span text:style-name="T87_14"><text:s/></text:span><text:span text:style-name="T87_15">mnie</text:span><text:span text:style-name="T87_16"><text:s/></text:span><text:span text:style-name="T87_17">na</text:span><text:span text:style-name="T87_18"><text:s/></text:span><text:span text:style-name="T87_19">skype</text:span><text:span text:style-name="T87_20"><text:s/></text:span><text:span text:style-name="T87_21">to</text:span><text:span text:style-name="T87_22">:</text:span></text:p>
      <text:p text:style-name="P88"/>
      <text:p text:style-name="P89"><text:span text:style-name="T89_1">Wyrażam</text:span><text:span text:style-name="T89_2"><text:s/></text:span><text:span text:style-name="T89_3">PEŁNĄ</text:span><text:span text:style-name="T89_4"><text:s/></text:span><text:span text:style-name="T89_5">zgodę</text:span><text:span text:style-name="T89_6"><text:s/></text:span><text:span text:style-name="T89_7">na</text:span><text:span text:style-name="T89_8"><text:s/></text:span><text:span text:style-name="T89_9">edycję</text:span><text:span text:style-name="T89_10"><text:s/></text:span><text:span text:style-name="T89_11">dokumentu</text:span><text:span text:style-name="T89_12"><text:s/></text:span><text:span text:style-name="T89_13">bez</text:span><text:span text:style-name="T89_14"><text:s/></text:span><text:span text:style-name="T89_15">powiadomienia</text:span><text:span text:style-name="T89_16"><text:s/></text:span><text:span text:style-name="T89_17">mnie</text:span><text:span text:style-name="T89_18">.</text:span></text:p>
      <text:p text:style-name="P90"><text:span text:style-name="T90_1">(</text:span><text:span text:style-name="T90_2">tak</text:span><text:span text:style-name="T90_3"><text:s/></text:span><text:span text:style-name="T90_4">w</text:span><text:span text:style-name="T90_5"><text:s/></text:span><text:span text:style-name="T90_6">razie</text:span><text:span text:style-name="T90_7"><text:s/></text:span><text:span text:style-name="T90_8">czego</text:span><text:span text:style-name="T90_9"><text:s/></text:span><text:span text:style-name="T90_10">i</text:span><text:span text:style-name="T90_11"><text:s/></text:span><text:span text:style-name="T90_12">tak</text:span><text:span text:style-name="T90_13"><text:s/></text:span><text:span text:style-name="T90_14">wiem</text:span><text:span text:style-name="T90_15"><text:s/></text:span><text:span text:style-name="T90_16">gdzie</text:span><text:span text:style-name="T90_17"><text:s/></text:span><text:span text:style-name="T90_18">publikujecie</text:span><text:span text:style-name="T90_19"><text:s/></text:span><text:span text:style-name="T90_20">czasopismo</text:span><text:span text:style-name="T90_21"><text:s/>;)<text:s/>)</text:span></text:p>
      <text:p text:style-name="P91"><text:span text:style-name="T91_1">jantoniusz</text:span></text:p>
      <text:p text:style-name="P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